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lgCE.xml"/>
  <manifest:file-entry manifest:media-type="text/xml" manifest:full-path="Dialogs/Standard/dialog-lb.xml"/>
  <manifest:file-entry manifest:media-type="text/xml" manifest:full-path="Dialogs/Standard/BarreProgres.xml"/>
  <manifest:file-entry manifest:media-type="" manifest:full-path="Dialogs/Standard/"/>
  <manifest:file-entry manifest:media-type="" manifest:full-path="Dialogs/"/>
  <manifest:file-entry manifest:media-type="text/xml" manifest:full-path="content.xml"/>
  <manifest:file-entry manifest:media-type="text/xml" manifest:full-path="Basic/Standard/Calcul_teg.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86cm"/>
    </style:style>
    <style:style style:name="co2" style:family="table-column">
      <style:table-column-properties fo:break-before="auto" style:column-width="6.948cm"/>
    </style:style>
    <style:style style:name="co3" style:family="table-column">
      <style:table-column-properties fo:break-before="auto" style:column-width="4.177cm"/>
    </style:style>
    <style:style style:name="co4" style:family="table-column">
      <style:table-column-properties fo:break-before="auto" style:column-width="4.948cm"/>
    </style:style>
    <style:style style:name="co5" style:family="table-column">
      <style:table-column-properties fo:break-before="auto" style:column-width="2.267cm"/>
    </style:style>
    <style:style style:name="co6" style:family="table-column">
      <style:table-column-properties fo:break-before="auto" style:column-width="3.62cm"/>
    </style:style>
    <style:style style:name="co7" style:family="table-column">
      <style:table-column-properties fo:break-before="auto" style:column-width="2.708cm"/>
    </style:style>
    <style:style style:name="co8" style:family="table-column">
      <style:table-column-properties fo:break-before="auto" style:column-width="2.956cm"/>
    </style:style>
    <style:style style:name="co9" style:family="table-column">
      <style:table-column-properties fo:break-before="auto" style:column-width="5.694cm"/>
    </style:style>
    <style:style style:name="co10" style:family="table-column">
      <style:table-column-properties fo:break-before="auto" style:column-width="3.288cm"/>
    </style:style>
    <style:style style:name="co11" style:family="table-column">
      <style:table-column-properties fo:break-before="auto" style:column-width="0.637cm"/>
    </style:style>
    <style:style style:name="co12" style:family="table-column">
      <style:table-column-properties fo:break-before="auto" style:column-width="7.183cm"/>
    </style:style>
    <style:style style:name="co13" style:family="table-column">
      <style:table-column-properties fo:break-before="auto" style:column-width="4.101cm"/>
    </style:style>
    <style:style style:name="co14" style:family="table-column">
      <style:table-column-properties fo:break-before="auto" style:column-width="5.119cm"/>
    </style:style>
    <style:style style:name="co15" style:family="table-column">
      <style:table-column-properties fo:break-before="auto" style:column-width="7.922cm"/>
    </style:style>
    <style:style style:name="co16" style:family="table-column">
      <style:table-column-properties fo:break-before="auto" style:column-width="4.431cm"/>
    </style:style>
    <style:style style:name="co17" style:family="table-column">
      <style:table-column-properties fo:break-before="auto" style:column-width="4.89cm"/>
    </style:style>
    <style:style style:name="co18" style:family="table-column">
      <style:table-column-properties fo:break-before="auto" style:column-width="7.361cm"/>
    </style:style>
    <style:style style:name="co19" style:family="table-column">
      <style:table-column-properties fo:break-before="auto" style:column-width="3.616cm"/>
    </style:style>
    <style:style style:name="co20" style:family="table-column">
      <style:table-column-properties fo:break-before="auto" style:column-width="4.584cm"/>
    </style:style>
    <style:style style:name="co21" style:family="table-column">
      <style:table-column-properties fo:break-before="auto" style:column-width="0.866cm"/>
    </style:style>
    <style:style style:name="co22" style:family="table-column">
      <style:table-column-properties fo:break-before="auto" style:column-width="6.826cm"/>
    </style:style>
    <style:style style:name="co23" style:family="table-column">
      <style:table-column-properties fo:break-before="auto" style:column-width="4.687cm"/>
    </style:style>
    <style:style style:name="co24" style:family="table-column">
      <style:table-column-properties fo:break-before="auto" style:column-width="4.457cm"/>
    </style:style>
    <style:style style:name="co25" style:family="table-column">
      <style:table-column-properties fo:break-before="auto" style:column-width="0.737cm"/>
    </style:style>
    <style:style style:name="co26" style:family="table-column">
      <style:table-column-properties fo:break-before="auto" style:column-width="7.616cm"/>
    </style:style>
    <style:style style:name="co27" style:family="table-column">
      <style:table-column-properties fo:break-before="auto" style:column-width="4.406cm"/>
    </style:style>
    <style:style style:name="co28" style:family="table-column">
      <style:table-column-properties fo:break-before="auto" style:column-width="7.59cm"/>
    </style:style>
    <style:style style:name="co29" style:family="table-column">
      <style:table-column-properties fo:break-before="auto" style:column-width="3.923cm"/>
    </style:style>
    <style:style style:name="co30" style:family="table-column">
      <style:table-column-properties fo:break-before="auto" style:column-width="5.17cm"/>
    </style:style>
    <style:style style:name="co31" style:family="table-column">
      <style:table-column-properties fo:break-before="auto" style:column-width="0.788cm"/>
    </style:style>
    <style:style style:name="co32" style:family="table-column">
      <style:table-column-properties fo:break-before="auto" style:column-width="6.724cm"/>
    </style:style>
    <style:style style:name="co33" style:family="table-column">
      <style:table-column-properties fo:break-before="auto" style:column-width="4.482cm"/>
    </style:style>
    <style:style style:name="co34" style:family="table-column">
      <style:table-column-properties fo:break-before="auto" style:column-width="4.509cm"/>
    </style:style>
    <style:style style:name="co35" style:family="table-column">
      <style:table-column-properties fo:break-before="auto" style:column-width="6.368cm"/>
    </style:style>
    <style:style style:name="co36" style:family="table-column">
      <style:table-column-properties fo:break-before="auto" style:column-width="5.426cm"/>
    </style:style>
    <style:style style:name="co37" style:family="table-column">
      <style:table-column-properties fo:break-before="auto" style:column-width="4.763cm"/>
    </style:style>
    <style:style style:name="co38" style:family="table-column">
      <style:table-column-properties fo:break-before="auto" style:column-width="0.534cm"/>
    </style:style>
    <style:style style:name="co39" style:family="table-column">
      <style:table-column-properties fo:break-before="auto" style:column-width="6.699cm"/>
    </style:style>
    <style:style style:name="co40" style:family="table-column">
      <style:table-column-properties fo:break-before="auto" style:column-width="2.653cm"/>
    </style:style>
    <style:style style:name="co41" style:family="table-column">
      <style:table-column-properties fo:break-before="auto" style:column-width="20.488cm"/>
    </style:style>
    <style:style style:name="ro1" style:family="table-row">
      <style:table-row-properties style:row-height="0.51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number-style style:name="N5000" number:language="fr" number:country="FR">
      <number:number number:min-integer-digits="1"/>
    </number:number-style>
    <number:number-style style:name="N5001" number:language="fr" number:country="FR">
      <number:number number:decimal-places="0" number:min-integer-digits="1"/>
    </number:number-style>
    <number:date-style style:name="N5030" number:language="fr" number:country="FR" number:automatic-order="true" number:format-source="language">
      <number:day/>
      <number:text>/</number:text>
      <number:month/>
      <number:text>/</number:text>
      <number:year/>
    </number:date-style>
    <number:date-style style:name="N5036" number:language="fr" number:country="FR" number:automatic-order="true">
      <number:day number:style="long"/>
      <number:text>/</number:text>
      <number:month number:style="long"/>
      <number:text>/</number:text>
      <number:year number:style="long"/>
    </number:date-style>
    <number:date-style style:name="N5037" number:language="fr" number:country="FR" number:automatic-order="true">
      <number:day number:style="long"/>
      <number:text>/</number:text>
      <number:month number:style="long"/>
      <number:text>/</number:text>
      <number:year/>
    </number:date-style>
    <style:style style:name="ce1" style:family="table-cell" style:parent-style-name="Default">
      <style:table-cell-properties fo:background-color="#355e00"/>
      <style:text-properties style:font-name="Tahoma" fo:font-size="12pt"/>
    </style:style>
    <style:style style:name="ce2" style:family="table-cell" style:parent-style-name="Default">
      <style:table-cell-properties fo:border-bottom="0.002cm solid #000000" fo:background-color="#e6e6ff" fo:border-left="0.088cm solid #000000" fo:border-right="0.002cm solid #000000" fo:border-top="0.088cm solid #000000"/>
      <style:text-properties fo:color="#800000" style:font-name="Tahoma" fo:font-size="12pt"/>
    </style:style>
    <style:style style:name="ce3" style:family="table-cell" style:parent-style-name="Default">
      <style:table-cell-properties fo:border-bottom="0.002cm solid #000000" fo:background-color="#e6e6ff" fo:border-left="0.088cm solid #000000" fo:border-right="0.002cm solid #000000" fo:border-top="0.002cm solid #000000"/>
      <style:text-properties fo:color="#800000" style:font-name="Times New Roman" fo:font-size="12pt"/>
    </style:style>
    <style:style style:name="ce4" style:family="table-cell" style:parent-style-name="Default">
      <style:table-cell-properties fo:border-bottom="0.088cm solid #000000" fo:background-color="#e6e6ff" fo:border-left="0.088cm solid #000000" fo:border-right="0.002cm solid #000000" fo:border-top="0.002cm solid #000000"/>
      <style:text-properties fo:color="#800000" style:font-name="Times New Roman" fo:font-size="12pt"/>
    </style:style>
    <style:style style:name="ce5" style:family="table-cell" style:parent-style-name="Default">
      <style:table-cell-properties fo:border-bottom="0.002cm solid #000000" fo:background-color="#e6e6ff" fo:border-left="0.002cm solid #000000" fo:border-right="0.088cm solid #000000" fo:border-top="0.088cm solid #000000"/>
      <style:text-properties style:font-name="Tahoma" fo:font-size="12pt"/>
    </style:style>
    <style:style style:name="ce6" style:family="table-cell" style:parent-style-name="Default" style:data-style-name="N106">
      <style:table-cell-properties fo:background-color="#ffff99" style:cell-protect="none" style:print-content="true" fo:border="0.035cm solid #ff0000"/>
      <style:text-properties fo:color="#000080" style:font-name="Tahoma" fo:font-size="12pt" fo:font-weight="bold"/>
    </style:style>
    <style:style style:name="ce7" style:family="table-cell" style:parent-style-name="Default" style:data-style-name="N11">
      <style:table-cell-properties fo:border-bottom="0.002cm solid #000000" fo:background-color="#e6e6ff" fo:border-left="0.002cm solid #000000" fo:border-right="0.088cm solid #ff0000" fo:border-top="0.018cm solid #ff0000"/>
      <style:text-properties style:font-name="Times New Roman" fo:font-size="12pt"/>
    </style:style>
    <style:style style:name="ce8" style:family="table-cell" style:parent-style-name="Default" style:data-style-name="N11">
      <style:table-cell-properties fo:border-bottom="0.002cm solid #000000" fo:background-color="#e6e6ff" fo:border-left="0.002cm solid #000000" fo:border-right="0.088cm solid #ff0000" fo:border-top="0.002cm solid #000000"/>
      <style:text-properties style:font-name="Times New Roman" fo:font-size="12pt"/>
    </style:style>
    <style:style style:name="ce9" style:family="table-cell" style:parent-style-name="Default">
      <style:table-cell-properties fo:background-color="#ffff99" style:cell-protect="none" style:print-content="true" fo:border="0.018cm solid #ff0000"/>
      <style:text-properties fo:color="#000080" style:font-name="Times New Roman" fo:font-size="12pt" fo:font-weight="bold"/>
    </style:style>
    <style:style style:name="ce10" style:family="table-cell" style:parent-style-name="Default" style:data-style-name="N5030">
      <style:table-cell-properties fo:background-color="#ffff99" style:cell-protect="none" style:print-content="true" fo:border="0.018cm solid #ff0000"/>
      <style:text-properties fo:color="#000080" style:font-name="Times New Roman" fo:font-size="12pt" fo:font-weight="bold"/>
    </style:style>
    <style:style style:name="ce11" style:family="table-cell" style:parent-style-name="Default" style:data-style-name="N0">
      <style:table-cell-properties fo:border-bottom="none" fo:background-color="#e6e6ff" fo:border-left="0.002cm solid #000000" fo:border-right="0.088cm solid #ff0000" fo:border-top="0.018cm solid #ff0000"/>
      <style:text-properties style:font-name="Times New Roman" fo:font-size="12pt"/>
    </style:style>
    <style:style style:name="ce12" style:family="table-cell" style:parent-style-name="Default" style:data-style-name="N108">
      <style:table-cell-properties fo:border-bottom="0.002cm solid #000000" fo:background-color="#e6e6ff" fo:border-left="0.002cm solid #000000" fo:border-right="0.088cm solid #ff0000" fo:border-top="0.002cm solid #000000"/>
      <style:text-properties style:font-name="Times New Roman" fo:font-size="12pt"/>
    </style:style>
    <style:style style:name="ce13" style:family="table-cell" style:parent-style-name="Default" style:data-style-name="N0">
      <style:table-cell-properties fo:background-color="#ffff99" style:cell-protect="none" style:print-content="true" fo:border="0.018cm solid #ff0000"/>
      <style:text-properties fo:color="#000080" style:font-name="Times New Roman" fo:font-size="12pt" fo:font-weight="bold"/>
    </style:style>
    <style:style style:name="ce14" style:family="table-cell" style:parent-style-name="Default" style:data-style-name="N37">
      <style:table-cell-properties fo:background-color="#ffff99" style:cell-protect="none" style:print-content="true" fo:border="0.018cm solid #ff0000"/>
      <style:text-properties fo:color="#000080" style:font-name="Times New Roman" fo:font-size="12pt" fo:font-weight="bold"/>
    </style:style>
    <style:style style:name="ce15" style:family="table-cell" style:parent-style-name="Default">
      <style:table-cell-properties fo:border-bottom="0.002cm solid #000000" fo:background-color="#e6e6ff" fo:border-left="0.002cm solid #000000" fo:border-right="0.088cm solid #ff0000" fo:border-top="0.002cm solid #000000"/>
      <style:text-properties style:font-name="Times New Roman" fo:font-size="12pt"/>
    </style:style>
    <style:style style:name="ce16" style:family="table-cell" style:parent-style-name="Default" style:data-style-name="N106">
      <style:table-cell-properties fo:border-bottom="0.002cm solid #000000" fo:background-color="#e6e6ff" fo:border-left="0.002cm solid #000000" fo:border-right="0.088cm solid #ff0000" fo:border-top="0.002cm solid #000000"/>
      <style:text-properties style:font-name="Times New Roman" fo:font-size="12pt" fo:font-weight="bold"/>
    </style:style>
    <style:style style:name="ce17" style:family="table-cell" style:parent-style-name="Default" style:data-style-name="N5107">
      <style:table-cell-properties fo:border-bottom="0.002cm solid #000000" fo:background-color="#e6e6ff" fo:border-left="0.002cm solid #000000" fo:border-right="0.088cm solid #ff0000" fo:border-top="0.002cm solid #000000"/>
      <style:text-properties style:font-name="Times New Roman" fo:font-size="12pt"/>
    </style:style>
    <style:style style:name="ce18" style:family="table-cell" style:parent-style-name="Default" style:data-style-name="N0">
      <style:table-cell-properties fo:background-color="#ffff99" style:text-align-source="fix" style:repeat-content="false" fo:border="0.002cm solid #ff0000"/>
      <style:paragraph-properties fo:text-align="end" fo:margin-left="0cm"/>
      <style:text-properties style:font-name="Times New Roman" fo:font-size="12pt" style:font-size-asian="6.80000019073486pt" style:font-size-complex="6.80000019073486pt"/>
    </style:style>
    <style:style style:name="ce19" style:family="table-cell" style:parent-style-name="Default" style:data-style-name="N5109">
      <style:table-cell-properties fo:border-bottom="0.002cm solid #000000" fo:background-color="#e6e6ff" fo:border-left="0.002cm solid #000000" fo:border-right="0.088cm solid #ff0000" fo:border-top="0.002cm solid #000000"/>
      <style:text-properties style:font-name="Times New Roman" fo:font-size="12pt" style:font-size-asian="6.80000019073486pt" style:font-size-complex="6.80000019073486pt"/>
    </style:style>
    <style:style style:name="ce20" style:family="table-cell" style:parent-style-name="Default" style:data-style-name="N151">
      <style:table-cell-properties fo:border-bottom="0.002cm solid #000000" fo:background-color="#e6e6ff" style:cell-protect="none" style:print-content="true" fo:border-left="0.002cm solid #000000" fo:border-right="0.088cm solid #ff0000" fo:border-top="0.002cm solid #000000"/>
      <style:text-properties style:font-name="Times New Roman" fo:font-size="12pt"/>
    </style:style>
    <style:style style:name="ce21" style:family="table-cell" style:parent-style-name="Default" style:data-style-name="N11">
      <style:table-cell-properties fo:border-bottom="0.002cm solid #000000" fo:background-color="#e6e6ff" style:cell-protect="none" style:print-content="true" fo:border-left="0.002cm solid #000000" fo:border-right="0.088cm solid #ff0000" fo:border-top="0.002cm solid #000000"/>
      <style:text-properties style:font-name="Times New Roman" fo:font-size="12pt"/>
    </style:style>
    <style:style style:name="ce22" style:family="table-cell" style:parent-style-name="Default" style:data-style-name="N115">
      <style:table-cell-properties fo:border-bottom="0.088cm solid #000000" fo:background-color="#e6e6ff" style:cell-protect="none" style:print-content="true" fo:border-left="0.002cm solid #000000" fo:border-right="0.088cm solid #ff0000" fo:border-top="0.002cm solid #000000"/>
      <style:text-properties style:font-name="Times New Roman" fo:font-size="12pt"/>
    </style:style>
    <style:style style:name="ce23" style:family="table-cell" style:parent-style-name="Default" style:data-style-name="N5107">
      <style:table-cell-properties fo:background-color="#e6e6ff" style:text-align-source="fix" style:repeat-content="false"/>
      <style:paragraph-properties fo:text-align="center" fo:margin-left="0cm"/>
      <style:text-properties fo:color="#800000" style:font-name="Tahoma" fo:font-size="12pt" fo:font-weight="bold"/>
    </style:style>
    <style:style style:name="ce24" style:family="table-cell" style:parent-style-name="Default" style:data-style-name="N5107">
      <style:table-cell-properties fo:border-bottom="none" fo:background-color="#ffff99" style:cell-protect="none" style:print-content="true" fo:border-left="0.088cm solid #ff0000" fo:border-right="0.088cm solid #ff0000" fo:border-top="0.088cm solid #ff0000"/>
      <style:text-properties fo:color="#000080" style:font-name="Tahoma" fo:font-size="12pt" fo:font-weight="bold"/>
    </style:style>
    <style:style style:name="ce25" style:family="table-cell" style:parent-style-name="Default" style:data-style-name="N5107">
      <style:table-cell-properties fo:border-bottom="none" fo:background-color="#ffff99" style:cell-protect="none" style:print-content="true" fo:border-left="0.088cm solid #ff0000" fo:border-right="0.088cm solid #ff0000" fo:border-top="none"/>
      <style:text-properties fo:color="#000080" style:font-name="Tahoma" fo:font-size="12pt" fo:font-weight="bold"/>
    </style:style>
    <style:style style:name="ce26" style:family="table-cell" style:parent-style-name="Default" style:data-style-name="N5107">
      <style:table-cell-properties fo:border-bottom="0.088cm solid #ff0000" fo:background-color="#ffff99" style:cell-protect="none" style:print-content="true" fo:border-left="0.088cm solid #ff0000" fo:border-right="0.088cm solid #ff0000" fo:border-top="none"/>
      <style:text-properties fo:color="#000080" style:font-name="Tahoma" fo:font-size="12pt" fo:font-weight="bold"/>
    </style:style>
    <style:style style:name="ce27" style:family="table-cell" style:parent-style-name="Default" style:data-style-name="N5107">
      <style:table-cell-properties fo:background-color="#355e00"/>
      <style:text-properties fo:color="#000080" style:font-name="Tahoma" fo:font-size="12pt" fo:font-weight="bold"/>
    </style:style>
    <style:style style:name="ce28" style:family="table-cell" style:parent-style-name="Default" style:data-style-name="N5107"/>
    <style:style style:name="ce29" style:family="table-cell" style:parent-style-name="Default">
      <style:table-cell-properties fo:background-color="#355e00"/>
      <style:text-properties fo:color="#000080" style:font-name="Tahoma" fo:font-size="12pt"/>
    </style:style>
    <style:style style:name="ce30" style:family="table-cell" style:parent-style-name="Default" style:data-style-name="N5001"/>
    <style:style style:name="ce31" style:family="table-cell" style:parent-style-name="Default" style:data-style-name="N5109"/>
    <style:style style:name="ce32" style:family="table-cell" style:parent-style-name="Default" style:data-style-name="N5114"/>
    <style:style style:name="ce33" style:family="table-cell" style:parent-style-name="Default">
      <style:table-cell-properties style:text-align-source="fix" style:repeat-content="false"/>
      <style:paragraph-properties fo:text-align="center" fo:margin-left="0cm"/>
    </style:style>
    <style:style style:name="ce34" style:family="table-cell" style:parent-style-name="Default">
      <style:table-cell-properties fo:border-bottom="0.002cm solid #000000" fo:background-color="#e6e6ff" fo:border-left="0.088cm solid #000000" fo:border-right="0.002cm solid #000000" fo:border-top="0.002cm solid #000000"/>
      <style:text-properties fo:color="#800000" style:font-name="Tahoma" fo:font-size="12pt"/>
    </style:style>
    <style:style style:name="ce35" style:family="table-cell" style:parent-style-name="Default">
      <style:table-cell-properties fo:border-bottom="0.088cm solid #000000" fo:background-color="#e6e6ff" fo:border-left="0.088cm solid #000000" fo:border-right="0.002cm solid #000000" fo:border-top="0.002cm solid #000000"/>
      <style:text-properties fo:color="#800000" style:font-name="Tahoma" fo:font-size="12pt"/>
    </style:style>
    <style:style style:name="ce36" style:family="table-cell" style:parent-style-name="Default" style:data-style-name="N106">
      <style:table-cell-properties fo:background-color="#e6e6e6" fo:border="0.088cm solid #ff0000"/>
      <style:text-properties fo:color="#000080" style:font-name="Tahoma" fo:font-size="12pt" fo:font-weight="bold"/>
    </style:style>
    <style:style style:name="ce37" style:family="table-cell" style:parent-style-name="Default" style:data-style-name="N11">
      <style:table-cell-properties fo:border-bottom="0.002cm solid #000000" fo:background-color="#e6e6ff" fo:border-left="0.002cm solid #000000" fo:border-right="0.088cm solid #000000" fo:border-top="0.002cm solid #000000"/>
      <style:text-properties style:font-name="Tahoma" fo:font-size="12pt"/>
    </style:style>
    <style:style style:name="ce38" style:family="table-cell" style:parent-style-name="Default">
      <style:table-cell-properties fo:border-bottom="0.002cm solid #000000" fo:background-color="#e6e6ff" fo:border-left="0.002cm solid #000000" fo:border-right="0.088cm solid #000000" fo:border-top="0.002cm solid #000000"/>
      <style:text-properties fo:color="#000080" style:font-name="Tahoma" fo:font-size="12pt" fo:font-weight="bold"/>
    </style:style>
    <style:style style:name="ce39" style:family="table-cell" style:parent-style-name="Default" style:data-style-name="N5036">
      <style:table-cell-properties fo:background-color="#e6e6e6" fo:border="0.088cm solid #ff0000"/>
      <style:text-properties fo:color="#000080" style:font-name="Tahoma" fo:font-size="12pt" fo:font-weight="bold"/>
    </style:style>
    <style:style style:name="ce40" style:family="table-cell" style:parent-style-name="Default" style:data-style-name="N1">
      <style:table-cell-properties fo:border-bottom="0.002cm solid #000000" fo:background-color="#e6e6ff" fo:border-left="0.002cm solid #000000" fo:border-right="0.088cm solid #000000" fo:border-top="0.002cm solid #000000"/>
      <style:text-properties style:font-name="Tahoma" fo:font-size="12pt"/>
    </style:style>
    <style:style style:name="ce41" style:family="table-cell" style:parent-style-name="Default" style:data-style-name="N108">
      <style:table-cell-properties fo:border-bottom="0.002cm solid #000000" fo:background-color="#e6e6ff" fo:border-left="0.002cm solid #000000" fo:border-right="0.088cm solid #000000" fo:border-top="0.002cm solid #000000"/>
      <style:text-properties style:font-name="Tahoma" fo:font-size="12pt"/>
    </style:style>
    <style:style style:name="ce42" style:family="table-cell" style:parent-style-name="Default">
      <style:table-cell-properties fo:background-color="#e6e6e6" fo:border="0.088cm solid #ff0000"/>
      <style:text-properties fo:color="#000080" style:font-name="Tahoma" fo:font-size="12pt" fo:font-weight="bold"/>
    </style:style>
    <style:style style:name="ce43" style:family="table-cell" style:parent-style-name="Default">
      <style:table-cell-properties fo:border-bottom="0.088cm solid #ff0000" fo:background-color="#e6e6e6" fo:border-left="0.088cm solid #ff0000" fo:border-right="0.088cm solid #ff0000" fo:border-top="none"/>
      <style:text-properties fo:color="#000080" style:font-name="Tahoma" fo:font-size="12pt" fo:font-weight="bold"/>
    </style:style>
    <style:style style:name="ce44" style:family="table-cell" style:parent-style-name="Default">
      <style:table-cell-properties fo:border-bottom="0.002cm solid #000000" fo:background-color="#e6e6ff" fo:border-left="0.002cm solid #000000" fo:border-right="0.088cm solid #000000" fo:border-top="0.002cm solid #000000"/>
      <style:text-properties style:font-name="Tahoma" fo:font-size="12pt"/>
    </style:style>
    <style:style style:name="ce45" style:family="table-cell" style:parent-style-name="Default" style:data-style-name="N106">
      <style:table-cell-properties fo:border-bottom="0.002cm solid #000000" fo:background-color="#e6e6ff" fo:border-left="0.002cm solid #000000" fo:border-right="0.088cm solid #000000" fo:border-top="0.002cm solid #000000"/>
      <style:text-properties style:font-name="Tahoma" fo:font-size="12pt"/>
    </style:style>
    <style:style style:name="ce46" style:family="table-cell" style:parent-style-name="Default" style:data-style-name="N5107">
      <style:table-cell-properties fo:border-bottom="0.002cm solid #000000" fo:background-color="#e6e6ff" fo:border-left="0.002cm solid #000000" fo:border-right="0.088cm solid #000000" fo:border-top="0.002cm solid #000000"/>
      <style:text-properties style:font-name="Tahoma" fo:font-size="12pt"/>
    </style:style>
    <style:style style:name="ce47" style:family="table-cell" style:parent-style-name="Default" style:data-style-name="N112">
      <style:table-cell-properties fo:border-bottom="0.002cm solid #000000" fo:background-color="#e6e6ff" style:text-align-source="fix" style:repeat-content="false" fo:border-left="0.002cm solid #000000" fo:border-right="0.088cm solid #000000" fo:border-top="0.002cm solid #000000"/>
      <style:paragraph-properties fo:text-align="center" fo:margin-left="0cm"/>
      <style:text-properties style:font-name="Tahoma" fo:font-size="12pt" style:font-size-asian="6.80000019073486pt" style:font-size-complex="6.80000019073486pt"/>
    </style:style>
    <style:style style:name="ce48" style:family="table-cell" style:parent-style-name="Default">
      <style:table-cell-properties fo:border-bottom="0.002cm solid #000000" fo:background-color="#e6e6ff" fo:border-left="0.002cm solid #000000" fo:border-right="0.088cm solid #000000" fo:border-top="0.002cm solid #000000"/>
      <style:text-properties style:font-name="Tahoma" fo:font-size="12pt" style:font-size-asian="6.80000019073486pt" style:font-size-complex="6.80000019073486pt"/>
    </style:style>
    <style:style style:name="ce49" style:family="table-cell" style:parent-style-name="Default" style:data-style-name="N115">
      <style:table-cell-properties fo:border-bottom="0.088cm solid #000000" fo:background-color="#e6e6ff" fo:border-left="0.002cm solid #000000" fo:border-right="0.088cm solid #000000" fo:border-top="0.002cm solid #000000"/>
      <style:text-properties style:font-name="Tahoma" fo:font-size="12pt"/>
    </style:style>
    <style:style style:name="ce50" style:family="table-cell" style:parent-style-name="Default">
      <style:table-cell-properties fo:background-color="#e6e6ff" style:text-align-source="fix" style:repeat-content="false"/>
      <style:paragraph-properties fo:text-align="center" fo:margin-left="0cm"/>
      <style:text-properties fo:color="#800000" style:font-name="Tahoma" fo:font-size="12pt" fo:font-weight="bold"/>
    </style:style>
    <style:style style:name="ce51" style:family="table-cell" style:parent-style-name="Default">
      <style:table-cell-properties fo:background-color="#e6e6e6"/>
      <style:text-properties fo:color="#000080" style:font-name="Tahoma" fo:font-size="12pt" fo:font-weight="bold"/>
    </style:style>
    <style:style style:name="ce52" style:family="table-cell" style:parent-style-name="Default" style:data-style-name="N5000">
      <style:table-cell-properties fo:background-color="#e6e6e6" fo:border="0.088cm solid #ff0000"/>
      <style:text-properties fo:color="#000080" style:font-name="Tahoma" fo:font-size="12pt" fo:font-weight="bold"/>
    </style:style>
    <style:style style:name="ce53" style:family="table-cell" style:parent-style-name="Default" style:data-style-name="N116">
      <style:table-cell-properties fo:background-color="#e6e6e6" fo:border="0.088cm solid #ff0000"/>
      <style:text-properties fo:color="#000080" style:font-name="Tahoma" fo:font-size="12pt" fo:font-weight="bold"/>
    </style:style>
    <style:style style:name="ce54" style:family="table-cell" style:parent-style-name="Default" style:data-style-name="N5037">
      <style:table-cell-properties fo:background-color="#e6e6e6" fo:border="0.088cm solid #ff0000"/>
      <style:text-properties fo:color="#000080" style:font-name="Tahoma" fo:font-size="12pt" fo:font-weight="bold"/>
    </style:style>
    <style:style style:name="ce55" style:family="table-cell" style:parent-style-name="Default" style:data-style-name="N116">
      <style:table-cell-properties fo:border-bottom="0.002cm solid #000000" fo:background-color="#e6e6ff" fo:border-left="0.002cm solid #000000" fo:border-right="0.088cm solid #000000" fo:border-top="0.002cm solid #000000"/>
      <style:text-properties style:font-name="Tahoma" fo:font-size="12pt"/>
    </style:style>
    <style:style style:name="ce56" style:family="table-cell" style:parent-style-name="Default" style:data-style-name="N117">
      <style:table-cell-properties fo:border-bottom="0.088cm solid #000000" fo:background-color="#e6e6ff" fo:border-left="0.002cm solid #000000" fo:border-right="0.088cm solid #000000" fo:border-top="0.002cm solid #000000"/>
      <style:text-properties style:font-name="Tahoma" fo:font-size="12pt"/>
    </style:style>
    <style:style style:name="ce57" style:family="table-cell" style:parent-style-name="Default">
      <style:table-cell-properties fo:background-color="#355e00"/>
    </style:style>
    <style:style style:name="ce58" style:family="table-cell" style:parent-style-name="Default" style:data-style-name="N106">
      <style:table-cell-properties fo:background-color="#e6e6e6" style:cell-protect="none" style:print-content="true" fo:border="0.088cm solid #ff0000"/>
      <style:text-properties fo:color="#000080" style:font-name="Tahoma" fo:font-size="12pt" fo:font-weight="bold"/>
    </style:style>
    <style:style style:name="ce59" style:family="table-cell" style:parent-style-name="Default">
      <style:table-cell-properties fo:background-color="#e6e6e6" style:cell-protect="none" style:print-content="true" fo:border="0.088cm solid #ff0000"/>
      <style:text-properties fo:color="#000080" style:font-name="Tahoma" fo:font-size="12pt" fo:font-weight="bold"/>
    </style:style>
    <style:style style:name="ce60" style:family="table-cell" style:parent-style-name="Default" style:data-style-name="N5036">
      <style:table-cell-properties fo:background-color="#e6e6e6" style:cell-protect="none" style:print-content="true" fo:border="0.088cm solid #ff0000"/>
      <style:text-properties fo:color="#000080" style:font-name="Tahoma" fo:font-size="12pt" fo:font-weight="bold"/>
    </style:style>
    <style:style style:name="ce61" style:family="table-cell" style:parent-style-name="Default">
      <style:table-cell-properties fo:border-bottom="0.088cm solid #ff0000" fo:background-color="#e6e6e6" style:cell-protect="none" style:print-content="true" fo:border-left="0.088cm solid #ff0000" fo:border-right="0.088cm solid #ff0000" fo:border-top="none"/>
      <style:text-properties fo:color="#000080" style:font-name="Tahoma" fo:font-size="12pt" fo:font-weight="bold"/>
    </style:style>
    <style:style style:name="ce62" style:family="table-cell" style:parent-style-name="Default" style:data-style-name="N11">
      <style:table-cell-properties fo:border-bottom="0.002cm solid #000000" fo:background-color="#e6e6ff" style:cell-protect="none" style:print-content="true" fo:border-left="0.002cm solid #000000" fo:border-right="0.088cm solid #000000" fo:border-top="0.002cm solid #000000"/>
      <style:text-properties style:font-name="Tahoma" fo:font-size="12pt"/>
    </style:style>
    <style:style style:name="ce63" style:family="table-cell" style:parent-style-name="Default" style:data-style-name="N115">
      <style:table-cell-properties fo:border-bottom="0.088cm solid #000000" fo:background-color="#e6e6ff" style:cell-protect="none" style:print-content="true" fo:border-left="0.002cm solid #000000" fo:border-right="0.088cm solid #000000" fo:border-top="0.002cm solid #000000"/>
      <style:text-properties style:font-name="Tahoma" fo:font-size="12pt"/>
    </style:style>
    <style:style style:name="ce64" style:family="table-cell" style:parent-style-name="Default">
      <style:table-cell-properties fo:background-color="#355e00"/>
      <style:text-properties fo:color="#000080" style:font-name="Tahoma" fo:font-size="12pt" fo:font-weight="bold"/>
    </style:style>
    <style:style style:name="ce65" style:family="table-cell" style:parent-style-name="Default">
      <style:table-cell-properties style:vertical-align="top"/>
      <style:text-properties fo:color="#ff0000" fo:font-weight="bold"/>
    </style:style>
    <style:style style:name="ce66" style:family="table-cell" style:parent-style-name="Default">
      <style:table-cell-properties style:vertical-align="top"/>
    </style:style>
    <style:style style:name="ce67" style:family="table-cell" style:parent-style-name="Default">
      <style:table-cell-properties fo:wrap-option="wrap"/>
    </style:style>
    <style:style style:name="gr1" style:family="graphic">
      <style:graphic-properties draw:textarea-horizontal-align="justify" draw:textarea-vertical-align="middle" draw:auto-grow-height="false" fo:min-height="0cm" fo:min-width="0cm"/>
    </style:style>
    <style:style style:name="gr2" style:family="graphic">
      <style:graphic-properties fo:background-color="#0099ff"/>
    </style:style>
    <style:style style:name="gr3" style:family="graphic">
      <style:graphic-properties fo:background-color="#000080"/>
    </style:style>
    <style:style style:name="gr4" style:family="graphic">
      <style:graphic-properties fo:background-color="#ff0000"/>
    </style:style>
    <style:style style:name="gr5" style:family="graphic">
      <style:graphic-properties draw:stroke="none" svg:stroke-color="#000000" draw:fill="solid" draw:fill-color="#ccccff" fo:min-height="36.661cm"/>
    </style:style>
    <style:style style:name="gr6" style:family="graphic">
      <style:graphic-properties draw:stroke="none" svg:stroke-color="#000000" draw:fill="solid" draw:fill-color="#ccccff" fo:min-height="11.693cm"/>
    </style:style>
    <style:style style:name="gr7" style:family="graphic">
      <style:graphic-properties draw:stroke="none" svg:stroke-color="#000000" draw:fill="solid" draw:fill-color="#ccccff" fo:min-height="4.777cm"/>
    </style:style>
    <style:style style:name="gr8" style:family="graphic">
      <style:graphic-properties draw:stroke="none" svg:stroke-color="#000000" draw:fill="solid" draw:fill-color="#ccccff" fo:min-height="6.187cm"/>
    </style:style>
    <style:style style:name="gr9" style:family="graphic">
      <style:graphic-properties draw:stroke="none" svg:stroke-color="#000000" draw:fill="solid" draw:fill-color="#ccccff" fo:min-height="6.581cm"/>
    </style:style>
    <style:style style:name="gr10" style:family="graphic">
      <style:graphic-properties draw:stroke="none" svg:stroke-color="#000000" draw:fill="solid" draw:fill-color="#ccccff" fo:min-height="7.597cm"/>
    </style:style>
    <style:style style:name="gr11" style:family="graphic">
      <style:graphic-properties draw:stroke="none" svg:stroke-color="#000000" draw:fill="solid" draw:fill-color="#ccccff" fo:min-height="6.198cm"/>
    </style:style>
    <style:style style:name="gr12" style:family="graphic">
      <style:graphic-properties draw:stroke="none" svg:stroke-color="#000000" draw:fill="solid" draw:fill-color="#ccccff" fo:min-height="5.649cm"/>
    </style:style>
    <style:style style:name="gr13" style:family="graphic">
      <style:graphic-properties draw:stroke="none" svg:stroke-color="#000000" draw:fill="solid" draw:fill-color="#e6e6ff" fo:min-height="3.759cm" draw:shadow="visible" draw:shadow-offset-x="0.05cm" draw:shadow-offset-y="0.05cm" draw:shadow-opacity="90%"/>
    </style:style>
    <style:style style:name="gr14" style:family="graphic">
      <style:graphic-properties draw:stroke="none" svg:stroke-color="#000000" draw:fill="solid" draw:fill-color="#99ccff" fo:min-height="5.754cm" draw:shadow-offset-x="0.05cm" draw:shadow-offset-y="0.05cm"/>
    </style:style>
    <style:style style:name="P1" style:family="paragraph">
      <style:paragraph-properties fo:text-align="center"/>
    </style:style>
    <style:style style:name="P2" style:family="paragraph">
      <style:text-properties fo:font-family="Arial" style:font-style-name="Gras" style:font-family-generic="swiss" fo:font-size="14pt" fo:font-weight="bold"/>
    </style:style>
    <style:style style:name="P3" style:family="paragraph">
      <style:text-properties fo:font-family="Arial" style:font-style-name="Gras" style:font-family-generic="swiss" fo:font-size="10pt" fo:font-weight="bold"/>
    </style:style>
    <style:style style:name="P4" style:family="paragraph">
      <style:paragraph-properties fo:text-align="start"/>
      <style:text-properties fo:font-family="Arial" style:font-style-name="Normal" style:font-family-generic="swiss" fo:font-size="10pt" fo:font-weight="bold"/>
    </style:style>
    <style:style style:name="P5" style:family="paragraph">
      <style:text-properties fo:color="#ff0000" fo:font-family="Arial" style:font-style-name="Gras" style:font-family-generic="swiss" fo:font-size="12pt" fo:font-weight="bold"/>
    </style:style>
    <style:style style:name="P6" style:family="paragraph">
      <style:text-properties fo:font-family="Arial" style:font-style-name="Normal" style:font-family-generic="swiss" fo:font-size="16pt"/>
    </style:style>
    <style:style style:name="P7" style:family="paragraph">
      <style:paragraph-properties fo:line-height="150%"/>
    </style:style>
    <style:style style:name="P8" style:family="paragraph">
      <style:paragraph-properties fo:line-height="150%" fo:text-align="center"/>
    </style:style>
    <style:style style:name="T1" style:family="text">
      <style:text-properties fo:font-weight="bold"/>
    </style:style>
    <style:style style:name="T2" style:family="text">
      <style:text-properties fo:color="#ff0000" fo:font-weight="bold"/>
    </style:style>
    <style:style style:name="T3" style:family="text">
      <style:text-properties fo:color="#ff0000" fo:font-weight="bold" style:font-size-asian="24pt" style:font-size-complex="24pt"/>
    </style:style>
    <style:style style:name="T4" style:family="text">
      <style:text-properties fo:font-weight="normal"/>
    </style:style>
    <style:style style:name="T5" style:family="text">
      <style:text-properties fo:color="#dc2300" fo:font-weight="bold"/>
    </style:style>
    <style:style style:name="T6" style:family="text">
      <style:text-properties style:text-underline-style="solid" style:text-underline-width="auto" style:text-underline-color="font-color" fo:font-weight="bold"/>
    </style:style>
    <style:style style:name="T7" style:family="text">
      <style:text-properties fo:font-size="14pt" style:text-underline-style="solid" style:text-underline-width="auto" style:text-underline-color="font-color" fo:font-weight="bold"/>
    </style:style>
  </office:automatic-styles>
  <office:body>
    <office:spreadsheet>
      <table:calculation-settings>
        <table:iteration table:status="enable" table:steps="1000"/>
      </table:calculation-settings>
      <table:content-validations>
        <table:content-validation table:name="val1" table:condition="oooc:cell-content-is-decimal-number() and cell-content()&gt;0" table:allow-empty-cell="true" table:base-cell-address="Credit.C2">
          <table:help-message table:title="Capital" table:display="true">
            <text:p>Saisir le capital emprunté</text:p>
          </table:help-message>
          <table:error-message table:message-type="stop" table:title="Erreur" table:display="true">
            <text:p>Erreur de saisie.</text:p>
            <text:p>Veuillez recommencer.</text:p>
          </table:error-message>
        </table:content-validation>
        <table:content-validation table:name="val2" table:condition="oooc:cell-content-is-in-list(&quot;1&quot;;&quot;2&quot;;&quot;3&quot;;&quot;4&quot;;&quot;6&quot;;&quot;12&quot;)" table:allow-empty-cell="true" table:display-list="sorted-ascending" table:base-cell-address="Credit.C5">
          <table:help-message table:title="Périodicité" table:display="true">
            <text:p>Saisir le nombre d'échéances dans une année</text:p>
          </table:help-message>
          <table:error-message table:message-type="stop" table:title="Erreur" table:display="true">
            <text:p>Erreur de saisie.</text:p>
            <text:p>Veuillez recommencer.</text:p>
          </table:error-message>
        </table:content-validation>
        <table:content-validation table:name="val3" table:condition="oooc:cell-content-is-date() and cell-content()&gt;30/12/1899" table:allow-empty-cell="true" table:base-cell-address="Credit.C6">
          <table:help-message table:title="Date de mise à disposition des fonds" table:display="true">
            <text:p>Saisir la date à laquelle l'établissement bancaire vous a versé les fonds sur votre compte.</text:p>
          </table:help-message>
          <table:error-message table:message-type="stop" table:title="Erreur de date" table:display="true">
            <text:p>Vous avez saisi une date incorrecte.</text:p>
            <text:p>Veuillez recommencer.</text:p>
          </table:error-message>
        </table:content-validation>
        <table:content-validation table:name="val4" table:condition="oooc:cell-content-is-date() and cell-content()&gt;30/12/1899" table:allow-empty-cell="true" table:base-cell-address="Credit.C7">
          <table:help-message table:title="Première échéance" table:display="true">
            <text:p>Saisir la date correspondant à la première échéance.</text:p>
          </table:help-message>
          <table:error-message table:message-type="stop" table:title="Erreur de date" table:display="true">
            <text:p>Vous avez saisi une date incorrecte.</text:p>
            <text:p>Veuillez recommencer.</text:p>
          </table:error-message>
        </table:content-validation>
        <table:content-validation table:name="val5" table:condition="oooc:cell-content-is-decimal-number() and cell-content()&gt;=0" table:allow-empty-cell="true" table:base-cell-address="Credit.C10">
          <table:help-message table:title="Frais d dossier" table:display="true">
            <text:p>Saisir les frais de dossier afférents au prêt.</text:p>
          </table:help-message>
          <table:error-message table:message-type="stop" table:title="Erreur" table:display="true">
            <text:p>Erreur de saisie.</text:p>
            <text:p>Veuillez recommencer.</text:p>
          </table:error-message>
        </table:content-validation>
        <table:content-validation table:name="val6" table:condition="oooc:cell-content-is-decimal-number() and cell-content()&gt;=0" table:allow-empty-cell="true" table:base-cell-address="Credit.C11">
          <table:help-message table:title="Autres frais" table:display="true">
            <text:p>Saisir les frais liés directement à votre prêt.</text:p>
            <text:p>Par exemple, s'il s'agit d'un prêt immobilier:</text:p>
            <text:p>- frais d'hypothèque;</text:p>
            <text:p>- <text:s/>frais d'actes notariés (ou leur estimation).</text:p>
          </table:help-message>
          <table:error-message table:message-type="stop" table:title="Erreur" table:display="true">
            <text:p>Erreur de saisie.</text:p>
            <text:p>Veuillez recommencer.</text:p>
          </table:error-message>
        </table:content-validation>
        <table:content-validation table:name="val7" table:condition="oooc:cell-content-is-in-list(&quot;365&quot;;&quot;360&quot;)" table:allow-empty-cell="false" table:display-list="unsorted" table:base-cell-address="Credit.C16">
          <table:help-message table:title="Nombre de jours de l'année bancaire" table:display="true">
            <text:p>Précisez le nombre de jours contenus dans une année bancaire..</text:p>
            <text:p>Si votre contrat de prêt ne prévoit rien, par défaut <text:s/>c'est 365 jours.</text:p>
            <text:p>Certaines banques <text:s/>se basent sur une année bancaire de 360 jours.</text:p>
            <text:p>Vous devez trouver cette information dans votre contrat.</text:p>
          </table:help-message>
        </table:content-validation>
      </table:content-validations>
      <table:table table:name="Credit"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alcul TEG" office:target-frame="" xlink:href="" form:image-data="" form:delay-for-repeat="PT0.50S" form:image-position="center">
              <form:properties>
                <form:property form:property-name="DefaultControl" office:value-type="string" office:string-value="stardiv.one.form.control.CommandButton"/>
                <form:property form:property-name="HelpText" office:value-type="string" office:string-value="Calcule le TEG"/>
              </form:properties>
              <office:event-listeners>
                <script:event-listener script:language="ooo:script" script:event-name="form:performaction" xlink:href="vnd.sun.star.script:Standard.Calcul_teg.CalculTEG?language=Basic&amp;location=document"/>
              </office:event-listeners>
            </form:button>
            <form:button form:name="PushButton1" form:control-implementation="ooo:com.sun.star.form.component.CommandButton" form:id="control2" form:label="Tout Effacer " office:target-frame="" xlink:href="" form:image-data="" form:delay-for-repeat="PT0.50S" form:image-position="center">
              <form:properties>
                <form:property form:property-name="DefaultControl" office:value-type="string" office:string-value="stardiv.one.form.control.CommandButton"/>
                <form:property form:property-name="HelpText" office:value-type="string" office:string-value="Efface le formulaire"/>
              </form:properties>
              <office:event-listeners>
                <script:event-listener script:language="ooo:script" script:event-name="form:performaction" xlink:href="vnd.sun.star.script:Standard.Calcul_teg.RAZ?language=Basic&amp;location=document"/>
              </office:event-listeners>
            </form:button>
            <form:button form:name="PushButton2" form:control-implementation="ooo:com.sun.star.form.component.CommandButton" form:id="control3" form:label="Recopie Cellules" office:target-frame="" xlink:href="" form:image-data="" form:delay-for-repeat="PT0.50S" form:image-position="center">
              <form:properties>
                <form:property form:property-name="DefaultControl" office:value-type="string" office:string-value="stardiv.one.form.control.CommandButton"/>
                <form:property form:property-name="HelpText" office:value-type="string" office:string-value="Recopie une valeur dans plusieurs cellules"/>
              </form:properties>
              <office:event-listeners>
                <script:event-listener script:language="ooo:StarBasic" script:event-name="form:performaction" script:macro-name="document:Standard.Calcul_teg.Recopie"/>
              </office:event-listeners>
            </form:button>
            <form:button form:name="PushButton3" form:control-implementation="ooo:com.sun.star.form.component.CommandButton" form:id="control4" form:label="Stop!" office:target-frame="" xlink:href="" form:image-data="" form:delay-for-repeat="PT0.50S" form:image-position="center">
              <form:properties>
                <form:property form:property-name="DefaultControl" office:value-type="string" office:string-value="stardiv.one.form.control.CommandButton"/>
                <form:property form:property-name="HelpText" office:value-type="string" office:string-value="Arrête la macro"/>
              </form:properties>
              <office:event-listeners>
                <script:event-listener script:language="ooo:StarBasic" script:event-name="form:performaction" script:macro-name="document:Standard.Calcul_teg.Arrete"/>
              </office:event-listeners>
            </form:button>
            <form:button form:name="PushButton4" form:control-implementation="ooo:com.sun.star.form.component.CommandButton" form:id="control5" form:label="Effacer  &#10;Remboursements"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Efface la colonne D"/>
                <form:property form:property-name="MultiLine" office:value-type="boolean" office:boolean-value="true"/>
              </form:properties>
              <office:event-listeners>
                <script:event-listener script:language="ooo:script" script:event-name="form:performaction" xlink:href="vnd.sun.star.script:Standard.Calcul_teg.Effacer_Remb?language=Basic&amp;location=document"/>
              </office:event-listeners>
            </form:button>
            <form:button form:name="PushButton" form:control-implementation="ooo:com.sun.star.form.component.CommandButton" form:id="control6" form:label="Calcul&#10;Échéance" office:target-frame="" xlink:href="" form:image-data="" form:delay-for-repeat="PT0.50S" form:image-position="center">
              <form:properties>
                <form:property form:property-name="DefaultControl" office:value-type="string" office:string-value="stardiv.one.form.control.CommandButton"/>
                <form:property form:property-name="HelpText" office:value-type="string" office:string-value="Calcule le montant d'une échéance"/>
              </form:properties>
              <office:event-listeners>
                <script:event-listener script:language="ooo:script" script:event-name="form:performaction" xlink:href="vnd.sun.star.script:Standard.Calcul_teg.CalculEcheance?language=Basic&amp;location=document"/>
              </office:event-listeners>
            </form:button>
          </form:form>
        </office:forms>
        <table:table-column table:style-name="co1" table:default-cell-style-name="Default"/>
        <table:table-column table:style-name="co2" table:default-cell-style-name="Default"/>
        <table:table-column table:style-name="co3" table:default-cell-style-name="Default"/>
        <table:table-column table:style-name="co4" table:default-cell-style-name="ce28"/>
        <table:table-column table:style-name="co5" table:number-columns-repeated="252" table:default-cell-style-name="Default"/>
        <table:table-row table:style-name="ro1">
          <table:table-cell table:style-name="ce1"/>
          <table:table-cell table:style-name="ce2"/>
          <table:table-cell table:style-name="ce5"/>
          <table:table-cell table:style-name="ce23" office:value-type="string">
            <text:p>REMBOURSEMENTS</text:p>
          </table:table-cell>
          <table:table-cell table:style-name="ce1">
            <draw:custom-shape table:end-cell-address="Credit.G20" table:end-x="1.094cm" table:end-y="0.109cm" draw:z-index="0" draw:style-name="gr1" draw:text-style-name="P1" svg:width="4.533cm" svg:height="9.441cm" svg:x="1.076cm" svg:y="0.349cm">
              <text:p/>
              <draw:enhanced-geometry svg:viewBox="0 0 21600 21600" draw:type="rectangle" draw:enhanced-path="M 0 0 L 21600 0 21600 21600 0 21600 0 0 Z N"/>
            </draw:custom-shape>
            <draw:control table:end-cell-address="Credit.G4" table:end-x="0.789cm" table:end-y="0.094cm" draw:z-index="1" draw:style-name="gr2" draw:text-style-name="P2" svg:width="4cm" svg:height="1.121cm" svg:x="1.304cm" svg:y="0.5cm" draw:control="control1"/>
          </table:table-cell>
          <table:table-cell table:style-name="ce1" table:number-columns-repeated="2"/>
          <table:table-cell table:style-name="ce29"/>
          <table:table-cell table:style-name="ce1" table:number-columns-repeated="15"/>
          <table:table-cell table:style-name="ce1" table:formula="oooc:=COUNTA([.D2:.D361])" office:value-type="float" office:value="0">
            <text:p>0</text:p>
          </table:table-cell>
          <table:table-cell table:style-name="ce1" table:number-columns-repeated="232"/>
        </table:table-row>
        <table:table-row table:style-name="ro1">
          <table:table-cell table:style-name="ce1"/>
          <table:table-cell table:style-name="ce3" office:value-type="string">
            <text:p>Capital emprunté</text:p>
          </table:table-cell>
          <table:table-cell table:style-name="ce6" table:content-validation-name="val1"/>
          <table:table-cell table:style-name="ce24"/>
          <table:table-cell table:style-name="ce1" table:number-columns-repeated="252"/>
        </table:table-row>
        <table:table-row table:style-name="ro1">
          <table:table-cell table:style-name="ce1"/>
          <table:table-cell table:style-name="ce3" office:value-type="string">
            <text:p>Borne inférieure de recherche</text:p>
          </table:table-cell>
          <table:table-cell table:style-name="ce7" office:value-type="percentage" office:value="0.01">
            <text:p>1,00%</text:p>
          </table:table-cell>
          <table:table-cell table:style-name="ce25"/>
          <table:table-cell table:style-name="ce1" table:number-columns-repeated="252"/>
        </table:table-row>
        <table:table-row table:style-name="ro1">
          <table:table-cell table:style-name="ce1"/>
          <table:table-cell table:style-name="ce3" office:value-type="string">
            <text:p>Borne supérieure de recherche</text:p>
          </table:table-cell>
          <table:table-cell table:style-name="ce8" office:value-type="percentage" office:value="0.25">
            <text:p>25,00%</text:p>
          </table:table-cell>
          <table:table-cell table:style-name="ce25"/>
          <table:table-cell table:style-name="ce1" table:number-columns-repeated="252"/>
        </table:table-row>
        <table:table-row table:style-name="ro1">
          <table:table-cell table:style-name="ce1"/>
          <table:table-cell table:style-name="ce3" office:value-type="string">
            <text:p>PERIODICITE</text:p>
          </table:table-cell>
          <table:table-cell table:style-name="ce9" table:content-validation-name="val2" office:value-type="float" office:value="12">
            <text:p>12</text:p>
          </table:table-cell>
          <table:table-cell table:style-name="ce25"/>
          <table:table-cell table:style-name="ce1">
            <draw:control table:end-cell-address="Credit.G7" table:end-x="0.867cm" table:end-y="0.156cm" draw:z-index="7" draw:style-name="gr2" draw:text-style-name="P3" svg:width="4cm" svg:height="1.147cm" svg:x="1.382cm" svg:y="0.027cm" draw:control="control6"/>
          </table:table-cell>
          <table:table-cell table:style-name="ce1" table:number-columns-repeated="251"/>
        </table:table-row>
        <table:table-row table:style-name="ro1">
          <table:table-cell table:style-name="ce1"/>
          <table:table-cell table:style-name="ce3" office:value-type="string">
            <text:p>Date mise à disposition des fonds</text:p>
          </table:table-cell>
          <table:table-cell table:style-name="ce10" table:content-validation-name="val3"/>
          <table:table-cell table:style-name="ce25"/>
          <table:table-cell table:style-name="ce1" table:number-columns-repeated="252"/>
        </table:table-row>
        <table:table-row table:style-name="ro1">
          <table:table-cell table:style-name="ce1"/>
          <table:table-cell table:style-name="ce3" office:value-type="string">
            <text:p>Date du 1er paiement</text:p>
          </table:table-cell>
          <table:table-cell table:style-name="ce10" table:content-validation-name="val4"/>
          <table:table-cell table:style-name="ce25"/>
          <table:table-cell table:style-name="ce1" table:number-columns-repeated="252"/>
        </table:table-row>
        <table:table-row table:style-name="ro1">
          <table:table-cell table:style-name="ce1"/>
          <table:table-cell table:style-name="ce3" office:value-type="string">
            <text:p>Écart entre les deux dates</text:p>
          </table:table-cell>
          <table:table-cell table:style-name="ce11" office:value-type="float" office:value="0">
            <text:p>0</text:p>
          </table:table-cell>
          <table:table-cell table:style-name="ce25"/>
          <table:table-cell table:style-name="ce1">
            <draw:control table:end-cell-address="Credit.G10" table:end-x="0.789cm" table:end-y="0.162cm" draw:z-index="4" draw:style-name="gr2" draw:text-style-name="P3" svg:width="4cm" svg:height="1.147cm" svg:x="1.304cm" svg:y="0.033cm" draw:control="control3"/>
          </table:table-cell>
          <table:table-cell table:style-name="ce1" table:number-columns-repeated="251"/>
        </table:table-row>
        <table:table-row table:style-name="ro1">
          <table:table-cell table:style-name="ce1"/>
          <table:table-cell table:style-name="ce3"/>
          <table:table-cell table:style-name="ce12"/>
          <table:table-cell table:style-name="ce25"/>
          <table:table-cell table:style-name="ce1" table:number-columns-repeated="252"/>
        </table:table-row>
        <table:table-row table:style-name="ro1">
          <table:table-cell table:style-name="ce1"/>
          <table:table-cell table:style-name="ce3" office:value-type="string">
            <text:p>Frais de dossier</text:p>
          </table:table-cell>
          <table:table-cell table:style-name="ce13" table:content-validation-name="val5"/>
          <table:table-cell table:style-name="ce25"/>
          <table:table-cell table:style-name="ce1" table:number-columns-repeated="252"/>
        </table:table-row>
        <table:table-row table:style-name="ro1">
          <table:table-cell table:style-name="ce1"/>
          <table:table-cell table:style-name="ce3" office:value-type="string">
            <text:p>Autres Frais (hypothèque)</text:p>
          </table:table-cell>
          <table:table-cell table:style-name="ce14" table:content-validation-name="val6"/>
          <table:table-cell table:style-name="ce25"/>
          <table:table-cell table:style-name="ce1">
            <draw:control table:end-cell-address="Credit.G13" table:end-x="0.789cm" table:end-y="0.133cm" draw:z-index="6" draw:style-name="gr2" draw:text-style-name="P4" svg:width="4cm" svg:height="1.147cm" svg:x="1.304cm" svg:y="0.004cm" draw:control="control5"/>
          </table:table-cell>
          <table:table-cell table:style-name="ce1" table:number-columns-repeated="251"/>
        </table:table-row>
        <table:table-row table:style-name="ro1">
          <table:table-cell table:style-name="ce1"/>
          <table:table-cell table:style-name="ce3"/>
          <table:table-cell table:style-name="ce15"/>
          <table:table-cell table:style-name="ce25"/>
          <table:table-cell table:style-name="ce1" table:number-columns-repeated="252"/>
        </table:table-row>
        <table:table-row table:style-name="ro1">
          <table:table-cell table:style-name="ce1"/>
          <table:table-cell table:style-name="ce3" office:value-type="string">
            <text:p>Nombre d'échéances</text:p>
          </table:table-cell>
          <table:table-cell table:style-name="ce15" table:formula="oooc:=COUNTA([.D2:.D361])" office:value-type="float" office:value="0">
            <text:p>0</text:p>
          </table:table-cell>
          <table:table-cell table:style-name="ce25"/>
          <table:table-cell table:style-name="ce1" table:number-columns-repeated="252"/>
        </table:table-row>
        <table:table-row table:style-name="ro1">
          <table:table-cell table:style-name="ce1"/>
          <table:table-cell table:style-name="ce3" office:value-type="string">
            <text:p>TOTAL DES VERSEMENTS</text:p>
          </table:table-cell>
          <table:table-cell table:style-name="ce16" table:formula="oooc:=SUM(REMB)" office:value-type="currency" office:currency="EUR" office:value="0">
            <text:p>0,00 €</text:p>
          </table:table-cell>
          <table:table-cell table:style-name="ce25"/>
          <table:table-cell table:style-name="ce1">
            <draw:control table:end-cell-address="Credit.G16" table:end-x="0.789cm" table:end-y="0.304cm" draw:z-index="2" draw:style-name="gr3" draw:text-style-name="P5" svg:width="4cm" svg:height="1.147cm" svg:x="1.304cm" svg:y="0.175cm" draw:control="control2"/>
          </table:table-cell>
          <table:table-cell table:style-name="ce1" table:number-columns-repeated="251"/>
        </table:table-row>
        <table:table-row table:style-name="ro1">
          <table:table-cell table:style-name="ce1"/>
          <table:table-cell table:style-name="ce3"/>
          <table:table-cell table:style-name="ce17"/>
          <table:table-cell table:style-name="ce25"/>
          <table:table-cell table:style-name="ce1" table:number-columns-repeated="252"/>
        </table:table-row>
        <table:table-row table:style-name="ro1">
          <table:table-cell table:style-name="ce1"/>
          <table:table-cell table:style-name="ce3" office:value-type="string">
            <text:p>Nombre de jours Année bancaire</text:p>
          </table:table-cell>
          <table:table-cell table:style-name="ce18" table:content-validation-name="val7" office:value-type="float" office:value="365">
            <text:p>365</text:p>
          </table:table-cell>
          <table:table-cell table:style-name="ce25"/>
          <table:table-cell table:style-name="ce1" table:number-columns-repeated="252"/>
        </table:table-row>
        <table:table-row table:style-name="ro1">
          <table:table-cell table:style-name="ce1"/>
          <table:table-cell table:style-name="ce3" office:value-type="string">
            <text:p>(Par défaut c'est 365, sinon voir contrat)</text:p>
          </table:table-cell>
          <table:table-cell table:style-name="ce15"/>
          <table:table-cell table:style-name="ce25"/>
          <table:table-cell table:style-name="ce1">
            <draw:control table:end-cell-address="Credit.G19" table:end-x="0.844cm" table:end-y="0.434cm" draw:z-index="5" draw:style-name="gr4" draw:text-style-name="P6" svg:width="4cm" svg:height="1.148cm" svg:x="1.359cm" svg:y="0.305cm" draw:control="control4"/>
          </table:table-cell>
          <table:table-cell table:style-name="ce1" table:number-columns-repeated="251"/>
        </table:table-row>
        <table:table-row table:style-name="ro1" table:number-rows-repeated="2">
          <table:table-cell table:style-name="ce1"/>
          <table:table-cell table:style-name="ce3"/>
          <table:table-cell table:style-name="ce15"/>
          <table:table-cell table:style-name="ce25"/>
          <table:table-cell table:style-name="ce1" table:number-columns-repeated="252"/>
        </table:table-row>
        <table:table-row table:style-name="ro1">
          <table:table-cell table:style-name="ce1"/>
          <table:table-cell table:style-name="ce3"/>
          <table:table-cell table:style-name="ce12"/>
          <table:table-cell table:style-name="ce25"/>
          <table:table-cell table:style-name="ce1" table:number-columns-repeated="252"/>
        </table:table-row>
        <table:table-row table:style-name="ro1">
          <table:table-cell table:style-name="ce1"/>
          <table:table-cell table:style-name="ce3" office:value-type="string">
            <text:p>TAUX MOYEN DE PÉRIODE</text:p>
          </table:table-cell>
          <table:table-cell table:style-name="ce19"/>
          <table:table-cell table:style-name="ce25"/>
          <table:table-cell table:style-name="ce1" table:number-columns-repeated="252"/>
        </table:table-row>
        <table:table-row table:style-name="ro1">
          <table:table-cell table:style-name="ce1"/>
          <table:table-cell table:style-name="ce3" office:value-type="string">
            <text:p>TEG ACTUARIEL</text:p>
          </table:table-cell>
          <table:table-cell table:style-name="ce20"/>
          <table:table-cell table:style-name="ce25"/>
          <table:table-cell table:style-name="ce1" table:number-columns-repeated="252"/>
        </table:table-row>
        <table:table-row table:style-name="ro1">
          <table:table-cell table:style-name="ce1"/>
          <table:table-cell table:style-name="ce3" office:value-type="string">
            <text:p>TEG PROPOR.</text:p>
          </table:table-cell>
          <table:table-cell table:style-name="ce21"/>
          <table:table-cell table:style-name="ce25"/>
          <table:table-cell table:style-name="ce1" table:number-columns-repeated="252"/>
        </table:table-row>
        <table:table-row table:style-name="ro1">
          <table:table-cell table:style-name="ce1"/>
          <table:table-cell table:style-name="ce3"/>
          <table:table-cell table:style-name="ce15"/>
          <table:table-cell table:style-name="ce25"/>
          <table:table-cell table:style-name="ce1" table:number-columns-repeated="252"/>
        </table:table-row>
        <table:table-row table:style-name="ro1">
          <table:table-cell table:style-name="ce1"/>
          <table:table-cell table:style-name="ce4" office:value-type="string">
            <text:p>Erreur commise (pour information)</text:p>
          </table:table-cell>
          <table:table-cell table:style-name="ce22"/>
          <table:table-cell table:style-name="ce25"/>
          <table:table-cell table:style-name="ce1" table:number-columns-repeated="252"/>
        </table:table-row>
        <table:table-row table:style-name="ro1">
          <table:table-cell table:style-name="ce1">
            <draw:frame table:end-cell-address="Credit.C170" table:end-x="4.158cm" table:end-y="0.116cm" draw:z-index="3" draw:style-name="gr5" draw:text-style-name="P7" svg:width="11.552cm" svg:height="73.11cm" svg:x="0.21cm" svg:y="0.39cm">
              <draw:text-box>
                <text:p text:style-name="P7"><text:span text:style-name="T1">MODE D'EMPLOI – PRECAUTIONS -</text:span></text:p>
                <text:p text:style-name="P7"><text:span text:style-name="T2">Il convient de ne pas modifier la structure de ce document. Par ailleurs, la saisie des données doit être cohérente. </text:span></text:p>
                <text:p text:style-name="P7"><text:span text:style-name="T2">Ce fichier remplace </text:span><text:span text:style-name="T3">OOOCredit.sxc, devenu obsolète (mais le calcul est toujours conforme).</text:span></text:p>
                <text:p text:style-name="P7"><text:span text:style-name="T1"><text:s/></text:span><text:span text:style-name="T1">INTERPRETATION</text:span></text:p>
                <text:p>Ce formulaire vous servira à calculer le taux effectif global (TEG) actuariel d'un crédit, immobilier ou à la consommation selon la <text:span text:style-name="T1">réglementation française</text:span>.</text:p>
                <text:p>La loi française impose que tout contrat de prêt (pour particuliers) doit mentionner notamment le TEG (sinon sanctions pénale et civile pour le prêteur). <text:s/></text:p>
                <text:p/>
                <text:p>Il vous permettra de vérifier le TEG mentionné dans votre contrat de prêt. Le TEG proportionnel est aussi calculé car, jusqu'en 2002, c'était le seul taux imposé par la loi. Depuis, le TEG est calculé selon la méthode actuarielle et est conforme aux décrets n°2002-927 et 2002-928 du 10 juin 2002.</text:p>
                <text:p>Le TEG actuariel est TOUJOURS supérieur au TEG proportionnel.</text:p>
                <text:p/>
                <text:p><text:span text:style-name="T1">1./ Comment ça marche?</text:span></text:p>
                <text:p><text:span text:style-name="T4">Ce classeur est composé de plusieurs feuilles: une feuille de calcul </text:span><text:span text:style-name="T1">Credit</text:span><text:span text:style-name="T4"> (cette feuille), une feuille contenant le tableau d'amortissement </text:span><text:span text:style-name="T1">T_A</text:span><text:span text:style-name="T4"> et plusieurs feuilles exemples Le document comprend plusieurs feuilles d'exemples issus du décret 2002-628.</text:span></text:p>
                <text:p><text:span text:style-name="T4"/></text:p>
                <text:p><text:span text:style-name="T4">Vous pouvez calculer le TEG d'un prêt ou le montant d'une échéance.</text:span></text:p>
                <text:p><text:span text:style-name="T4"/></text:p>
                <text:p><text:span text:style-name="T1">1.1/ Calcul du TEG</text:span></text:p>
                <text:p>Saisir uniquement dans les cellules à bordures rouges et arrière-plan jaune les valeur demandées:</text:p>
                <text:p>- le capital emprunté;</text:p>
                <text:p>- la date de mise à disposition des fonds par l'organisme prêteur</text:p>
                <text:p>(versement sur votre compte)</text:p>
                <text:p>- la date du premier paiement</text:p>
                <text:p>- les frais de dossiers ou autres frais</text:p>
                <text:p>- dans la colonne Remboursements, tous les remboursements effectués ou en cours, mois par mois (ou trimestre, ou annuel, ...),en commençant en D2, chaque ligne représentant une échéance.</text:p>
                <text:p>- Si les remboursements ne sont pas mensualisés, mais trimestriels, il faut remplacer la périodicité 12 par 4 en cellule C5, chaque cellule de la colonne D représentant alors une échéance trimestrielle.</text:p>
                <text:p/>
                <text:p>- <text:span text:style-name="T5">IMPORTANT</text:span>: Le montant de l'échéance est la somme prélevée sur votre compte bancaire (ou mentionné dans votre contrat). Mais, si vous avez souscrit un crédit avec assurance <text:span text:style-name="T5">facultative</text:span> (j'insiste), le montant de l'échéance à reporter dans la colonne D doit être hors assurance (j'insiste encore...). C'est le cas de la plupart des crédits à la consommation.</text:p>
                <text:p>Si l'assurance est <text:span text:style-name="T2">obligatoire</text:span>, le montant indiqué dans les cellules de la colonne D sera le montant avec assurance, ce qui est généralement le cas pour tous les crédits immobiliers.</text:p>
                <text:p/>
                <text:p>Les dates seront à saisir uniquement dans le cas où le nombre de jours entre les deux dates n'est pas de 30 jours (en mois normalisé)</text:p>
                <text:p>- Le TEG est cherché entre les bornes inf (1%) et sup (25%). Vous pouvez changer ces valeurs en ôtant la protection de la feuille.</text:p>
                <text:p/>
                <text:p>Une fois le calcul terminé, une boîte de dialogue vous en informe et vous donne le TEG. Cette boîte de dialogue est là uniquement pour vous informer de la fin du calcul. En effet, lorsque la macro est en cours d'exécution, aucun système visuel ne vous en informe (genre pointeur souris en forme de sablier).</text:p>
                <text:p/>
                <text:p>Normalement le calcul dure quelques secondes, tout au plus 1 minute (sur de petites configurations). Au delà, sans affichage de la boîte de dialogue <text:span text:style-name="T1">Fin</text:span>, la macro doit être dans une boucle infini.</text:p>
                <text:p/>
                <text:p>Après validation du TEG (clic sur Ok), une autre boîte de dialogue apparaît où vous pouvez lancer la création du tableau d'amortissement.</text:p>
                <text:p>Au bout de quelques secondes, le calcul est terminé et le bouton Fin actif. Il suffit de cliquer dessus et la feuille contenant le tableau d'amortissement vous est présentée.</text:p>
                <text:p/>
                <text:p><text:span text:style-name="T1">1.2/ Calcul du montant d'une échéance </text:span></text:p>
                <text:p>Après avoir renseigné les cellules Capital, Périodicité, Dates et Frais il suffit de cliquer sur le bouton Calcul échéance. Dans la boîte dialogue, vous saisirez le nombre d'échéances et le TEG.</text:p>
                <text:p/>
                <text:p><text:span text:style-name="T1">2./ Les boutons</text:span></text:p>
                <text:p/>
                <text:p>* 6 boutons: </text:p>
                <text:p>- <text:span text:style-name="T1">Stop!</text:span>: arrête le déroulement de la <text:s/>macro</text:p>
                <text:p/>
                <text:p>- <text:span text:style-name="T1">Tout</text:span> <text:span text:style-name="T1">Effacer</text:span> permet de vider certaines cellules afin d'avoir un formulaire vierge. </text:p>
                <text:p/>
                <text:p>- <text:span text:style-name="T1">Effacer remboursements</text:span>: efface uniquement la colonne D</text:p>
                <text:p/>
                <text:p>- <text:span text:style-name="T1">Recopie Cellules</text:span>: permet de recopier les échéances à partir d'une cellule de la colonne D vers le bas. Attention! Pour recopier, il faut que la cellule à recopier soit sélectionnée. Si vous avez 60 mensualités de 250 €, il suffit de saisir en D2 <text:span text:style-name="T1">250</text:span>, de resélectionner la cellule D2 et cliquer sur le bouton Recopie et de saisir dans la boîte de dialogue <text:span text:style-name="T1">59</text:span>. </text:p>
                <text:p/>
                <text:p>- <text:span text:style-name="T1">Calcul TEG</text:span>: lance le calcul du TEG selon vos données.</text:p>
                <text:p/>
                <text:p>- <text:span text:style-name="T1">Calcul Echéance</text:span>: calcule le montant de l'échéance. Il faut remplir les cases entourées de rouge dont au moins: le capital emprunté, les frais de dossier et le nombre de jours de l'année bancaire. Après appui sur ce bouton, une boîte de dialogue vous demandera le nombre d'échéances du prêt ainsi que son TEG. </text:p>
                <text:p/>
                <text:p><text:span text:style-name="T1">3./ Erreurs ou divergences</text:span></text:p>
                <text:p/>
                <text:p>Si vous constatez des erreurs ou des divergences patentes dues au programme, vous pouvez me le signaler (voir le code source de la macro pour connaître mon email). Il est souhaitable de toujours m'envoyer votre feuille avec vos données afin que je l'étudie.</text:p>
                <text:p/>
                <text:p>Pour comprendre fonctionnent les macros, vous pouvez en étudier le code source. C'est libre ...</text:p>
                <text:p/>
                <text:p><text:span text:style-name="T3">Enfin, ce fichier vous est fourni sans aucune certitude sur la valeur des résultats obtenus, ni même son interprétation que vous en ferez. Le TEG calculé par Tegamor ne saurait engagé son auteur et vous êtes informé que ce TEG ne constitue pas une valeur qui revêt un caractère officiel.</text:span></text:p>
              </draw:text-box>
            </draw:frame>
          </table:table-cell>
          <table:table-cell table:style-name="ce1" table:number-columns-repeated="2"/>
          <table:table-cell table:style-name="ce25"/>
          <table:table-cell table:style-name="ce1" table:number-columns-repeated="252"/>
        </table:table-row>
        <table:table-row table:style-name="ro1" table:number-rows-repeated="334">
          <table:table-cell table:style-name="ce1" table:number-columns-repeated="3"/>
          <table:table-cell table:style-name="ce25"/>
          <table:table-cell table:style-name="ce1" table:number-columns-repeated="252"/>
        </table:table-row>
        <table:table-row table:style-name="ro1">
          <table:table-cell table:style-name="ce1" table:number-columns-repeated="3"/>
          <table:table-cell table:style-name="ce26"/>
          <table:table-cell table:style-name="ce1" table:number-columns-repeated="252"/>
        </table:table-row>
        <table:table-row table:style-name="ro1" table:number-rows-repeated="31639">
          <table:table-cell table:style-name="ce1" table:number-columns-repeated="3"/>
          <table:table-cell table:style-name="ce27"/>
          <table:table-cell table:style-name="ce1" table:number-columns-repeated="252"/>
        </table:table-row>
        <table:table-row table:style-name="ro2" table:number-rows-repeated="33535">
          <table:table-cell table:number-columns-repeated="256"/>
        </table:table-row>
        <table:table-row table:style-name="ro2">
          <table:table-cell table:number-columns-repeated="256"/>
        </table:table-row>
      </table:table>
      <table:table table:name="T_A" table:style-name="ta1" table:print="false">
        <table:table-column table:style-name="co6" table:default-cell-style-name="Default"/>
        <table:table-column table:style-name="co7" table:default-cell-style-name="ce32"/>
        <table:table-column table:style-name="co8" table:default-cell-style-name="ce32"/>
        <table:table-column table:style-name="co9" table:default-cell-style-name="ce32"/>
        <table:table-column table:style-name="co10" table:default-cell-style-name="ce32"/>
        <table:table-column table:style-name="co5" table:number-columns-repeated="251" table:default-cell-style-name="Default"/>
        <table:table-row table:style-name="ro2">
          <table:table-cell/>
          <table:table-cell table:style-name="Default" table:number-columns-repeated="4"/>
          <table:table-cell table:number-columns-repeated="251"/>
        </table:table-row>
        <table:table-row table:style-name="ro2">
          <table:table-cell/>
          <table:table-cell table:style-name="ce31"/>
          <table:table-cell table:style-name="Default" table:number-columns-repeated="3"/>
          <table:table-cell table:number-columns-repeated="251"/>
        </table:table-row>
        <table:table-row table:style-name="ro2">
          <table:table-cell/>
          <table:table-cell table:style-name="Default" table:number-columns-repeated="4"/>
          <table:table-cell table:number-columns-repeated="251"/>
        </table:table-row>
        <table:table-row table:style-name="ro2">
          <table:table-cell/>
          <table:table-cell table:style-name="Default" table:number-columns-repeated="4"/>
          <table:table-cell/>
          <table:table-cell table:style-name="ce33" table:number-columns-repeated="250"/>
        </table:table-row>
        <table:table-row table:style-name="ro2" table:number-rows-repeated="2">
          <table:table-cell/>
          <table:table-cell table:style-name="Default" table:number-columns-repeated="4"/>
          <table:table-cell table:number-columns-repeated="251"/>
        </table:table-row>
        <table:table-row table:style-name="ro2" table:number-rows-repeated="2">
          <table:table-cell table:style-name="ce30"/>
          <table:table-cell table:number-columns-repeated="255"/>
        </table:table-row>
        <table:table-row table:style-name="ro2" table:number-rows-repeated="359">
          <table:table-cell table:number-columns-repeated="256"/>
        </table:table-row>
        <table:table-row table:style-name="ro2">
          <table:table-cell table:number-columns-repeated="256"/>
        </table:table-row>
      </table:table>
      <table:table table:name="Exemple1" table:style-name="ta1" table:protected="true" table:print="false">
        <table:table-column table:style-name="co11" table:default-cell-style-name="ce1"/>
        <table:table-column table:style-name="co12" table:default-cell-style-name="ce1"/>
        <table:table-column table:style-name="co13" table:default-cell-style-name="ce1"/>
        <table:table-column table:style-name="co14" table:default-cell-style-name="ce51"/>
        <table:table-row table:style-name="ro1">
          <table:table-cell/>
          <table:table-cell table:style-name="ce2"/>
          <table:table-cell table:style-name="ce5"/>
          <table:table-cell table:style-name="ce50" office:value-type="string">
            <text:p>REMBOURSEMENTS</text:p>
          </table:table-cell>
        </table:table-row>
        <table:table-row table:style-name="ro1">
          <table:table-cell/>
          <table:table-cell table:style-name="ce34" office:value-type="string">
            <text:p>CAPITAL</text:p>
          </table:table-cell>
          <table:table-cell table:style-name="ce36" office:value-type="currency" office:currency="EUR" office:value="1000">
            <text:p>1 000,00 €</text:p>
          </table:table-cell>
          <table:table-cell office:value-type="float" office:value="0">
            <text:p>0</text:p>
          </table:table-cell>
        </table:table-row>
        <table:table-row table:style-name="ro1">
          <table:table-cell/>
          <table:table-cell table:style-name="ce34" office:value-type="string">
            <text:p>T1</text:p>
          </table:table-cell>
          <table:table-cell table:style-name="ce37" office:value-type="percentage" office:value="0.01">
            <text:p>1,00%</text:p>
          </table:table-cell>
          <table:table-cell office:value-type="float" office:value="0">
            <text:p>0</text:p>
          </table:table-cell>
        </table:table-row>
        <table:table-row table:style-name="ro1">
          <table:table-cell/>
          <table:table-cell table:style-name="ce34" office:value-type="string">
            <text:p>T2</text:p>
          </table:table-cell>
          <table:table-cell table:style-name="ce37" office:value-type="percentage" office:value="0.25">
            <text:p>25,00%</text:p>
          </table:table-cell>
          <table:table-cell office:value-type="float" office:value="0">
            <text:p>0</text:p>
          </table:table-cell>
        </table:table-row>
        <table:table-row table:style-name="ro1">
          <table:table-cell/>
          <table:table-cell table:style-name="ce34" office:value-type="string">
            <text:p>PERIODICITE</text:p>
          </table:table-cell>
          <table:table-cell table:style-name="ce38" office:value-type="float" office:value="12">
            <text:p>12</text:p>
          </table:table-cell>
          <table:table-cell office:value-type="float" office:value="0">
            <text:p>0</text:p>
          </table:table-cell>
        </table:table-row>
        <table:table-row table:style-name="ro1">
          <table:table-cell/>
          <table:table-cell table:style-name="ce34" office:value-type="string">
            <text:p>Date mise à disposition des fonds</text:p>
          </table:table-cell>
          <table:table-cell table:style-name="ce39"/>
          <table:table-cell office:value-type="float" office:value="0">
            <text:p>0</text:p>
          </table:table-cell>
        </table:table-row>
        <table:table-row table:style-name="ro1">
          <table:table-cell/>
          <table:table-cell table:style-name="ce34" office:value-type="string">
            <text:p>Date du 1er paiement</text:p>
          </table:table-cell>
          <table:table-cell table:style-name="ce39"/>
          <table:table-cell office:value-type="float" office:value="0">
            <text:p>0</text:p>
          </table:table-cell>
        </table:table-row>
        <table:table-row table:style-name="ro1">
          <table:table-cell/>
          <table:table-cell table:style-name="ce34" office:value-type="string">
            <text:p>Ecart</text:p>
          </table:table-cell>
          <table:table-cell table:style-name="ce40" table:formula="oooc:=[.C7]-[.C6]" office:value-type="float" office:value="0">
            <text:p>0</text:p>
          </table:table-cell>
          <table:table-cell office:value-type="float" office:value="0">
            <text:p>0</text:p>
          </table:table-cell>
        </table:table-row>
        <table:table-row table:style-name="ro1">
          <table:table-cell/>
          <table:table-cell table:style-name="ce34"/>
          <table:table-cell table:style-name="ce41"/>
          <table:table-cell office:value-type="float" office:value="0">
            <text:p>0</text:p>
          </table:table-cell>
        </table:table-row>
        <table:table-row table:style-name="ro1">
          <table:table-cell/>
          <table:table-cell table:style-name="ce34" office:value-type="string">
            <text:p>FRAIS DOSSIER</text:p>
          </table:table-cell>
          <table:table-cell table:style-name="ce42"/>
          <table:table-cell office:value-type="float" office:value="0">
            <text:p>0</text:p>
          </table:table-cell>
        </table:table-row>
        <table:table-row table:style-name="ro1">
          <table:table-cell/>
          <table:table-cell table:style-name="ce34" office:value-type="string">
            <text:p>FRAIS DIVERS</text:p>
          </table:table-cell>
          <table:table-cell table:style-name="ce43"/>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office:value-type="string">
            <text:p>TOTAL DES VERSEMENTS</text:p>
          </table:table-cell>
          <table:table-cell table:style-name="ce45" table:formula="oooc:=SUM([.D2:.D19])" office:value-type="currency" office:currency="EUR" office:value="1200">
            <text:p>1 200,00 €</text:p>
          </table:table-cell>
          <table:table-cell office:value-type="float" office:value="0">
            <text:p>0</text:p>
          </table:table-cell>
        </table:table-row>
        <table:table-row table:style-name="ro1">
          <table:table-cell/>
          <table:table-cell table:style-name="ce34"/>
          <table:table-cell table:style-name="ce46"/>
          <table:table-cell office:value-type="float" office:value="0">
            <text:p>0</text:p>
          </table:table-cell>
        </table:table-row>
        <table:table-row table:style-name="ro1">
          <table:table-cell/>
          <table:table-cell table:style-name="ce34"/>
          <table:table-cell table:style-name="ce47"/>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1200">
            <text:p>1200</text:p>
          </table:table-cell>
        </table:table-row>
        <table:table-row table:style-name="ro1">
          <table:table-cell/>
          <table:table-cell table:style-name="ce34"/>
          <table:table-cell table:style-name="ce41"/>
          <table:table-cell/>
        </table:table-row>
        <table:table-row table:style-name="ro1">
          <table:table-cell/>
          <table:table-cell table:style-name="ce34"/>
          <table:table-cell table:style-name="ce48"/>
          <table:table-cell/>
        </table:table-row>
        <table:table-row table:style-name="ro1">
          <table:table-cell/>
          <table:table-cell table:style-name="ce34" office:value-type="string">
            <text:p>TEG ACTUARIEL</text:p>
          </table:table-cell>
          <table:table-cell table:style-name="ce37" office:value-type="percentage" office:value="0.129243234656656">
            <text:p>12,92%</text:p>
          </table:table-cell>
          <table:table-cell/>
        </table:table-row>
        <table:table-row table:style-name="ro1">
          <table:table-cell/>
          <table:table-cell table:style-name="ce34" office:value-type="string">
            <text:p>TEG PROPOR.</text:p>
          </table:table-cell>
          <table:table-cell table:style-name="ce37" office:value-type="percentage" office:value="0.122165365043227">
            <text:p>12,22%</text:p>
          </table:table-cell>
          <table:table-cell/>
        </table:table-row>
        <table:table-row table:style-name="ro1">
          <table:table-cell/>
          <table:table-cell table:style-name="ce34"/>
          <table:table-cell table:style-name="ce44"/>
          <table:table-cell/>
        </table:table-row>
        <table:table-row table:style-name="ro1">
          <table:table-cell/>
          <table:table-cell table:style-name="ce35" office:value-type="string">
            <text:p>Erreur commise</text:p>
          </table:table-cell>
          <table:table-cell table:style-name="ce49" office:value-type="currency" office:currency="EUR" office:value="0.000000000768636709835839">
            <text:p>0,000000000769 €</text:p>
          </table:table-cell>
          <table:table-cell/>
        </table:table-row>
        <table:table-row table:style-name="ro1">
          <table:table-cell>
            <draw:frame table:end-cell-address="Exemple1.C54" table:end-x="4.046cm" table:end-y="0.211cm" draw:z-index="0" draw:style-name="gr6" svg:width="11.74cm" svg:height="13.817cm" svg:x="0.095cm" svg:y="0.493cm">
              <draw:text-box>
                <text:p><text:span text:style-name="T6">Exemple N°1 du décret n°2002-928 du 10 juin 2002</text:span></text:p>
                <text:p>(<text:a xlink:href="http://www.legifrance.gouv.fr/texteconsolide/ADHZR.htm">http://www.legifrance.gouv.fr/texteconsolide/ADHZR.htm</text:a>)</text:p>
                <text:p/>
                <text:p>Somme prêtée: <text:span text:style-name="T1">1000 €</text:span>, date du <text:span text:style-name="T1">01/01/2001</text:span></text:p>
                <text:p>Remboursement en un seul versement de 1200 € le 1er juillet 2002</text:p>
                <text:p>Ceci revient à avoir <text:s/>17 échéances de 0 € et la dernière (celle du 1er juillet 2002) de 1200 €. Le résultat est de 12,92%.</text:p>
                <text:p>Le décret donne aussi un TEG de 12,92%. </text:p>
                <text:p/>
                <text:p>On ne saisira dans les cellules C6 et C7 les dates que si le 1er prélèvement n'a pas lieu 30 jours après la mise à disposition des fonds. Cela suppose aussi que les mensualités suivantes soient prélevées le même jour que la 1ère échéance.</text:p>
                <text:p>Exemple :</text:p>
                <text:p>Mise à disposition des fonds: 05/01/2002</text:p>
                <text:p>1ère échéance : 01/02/2002</text:p>
                <text:p>Les autres échéances seront prélevées le 1er de chaque mois. Dans ce cas, on peut utiliser cette feuille de calcul pour résoudre le problème.</text:p>
                <text:p/>
                <text:p/>
                <text:p/>
              </draw:text-box>
            </draw:frame>
          </table:table-cell>
          <table:table-cell table:number-columns-repeated="3"/>
        </table:table-row>
        <table:table-row table:style-name="ro1" table:number-rows-repeated="24">
          <table:table-cell table:number-columns-repeated="4"/>
        </table:table-row>
        <table:table-row table:style-name="ro1">
          <table:table-cell table:number-columns-repeated="4"/>
        </table:table-row>
      </table:table>
      <table:table table:name="Exemple2" table:style-name="ta1" table:protected="true" table:print="false">
        <table:table-column table:style-name="co11" table:default-cell-style-name="ce1"/>
        <table:table-column table:style-name="co15" table:default-cell-style-name="ce1"/>
        <table:table-column table:style-name="co16" table:default-cell-style-name="ce1"/>
        <table:table-column table:style-name="co17" table:default-cell-style-name="ce51"/>
        <table:table-row table:style-name="ro1">
          <table:table-cell/>
          <table:table-cell table:style-name="ce2"/>
          <table:table-cell table:style-name="ce5"/>
          <table:table-cell table:style-name="ce50" office:value-type="string">
            <text:p>REMBOURSEMENTS</text:p>
          </table:table-cell>
        </table:table-row>
        <table:table-row table:style-name="ro1">
          <table:table-cell/>
          <table:table-cell table:style-name="ce34" office:value-type="string">
            <text:p>CAPITAL</text:p>
          </table:table-cell>
          <table:table-cell table:style-name="ce36" office:value-type="currency" office:currency="EUR" office:value="1000">
            <text:p>1 000,00 €</text:p>
          </table:table-cell>
          <table:table-cell office:value-type="float" office:value="0">
            <text:p>0</text:p>
          </table:table-cell>
        </table:table-row>
        <table:table-row table:style-name="ro1">
          <table:table-cell/>
          <table:table-cell table:style-name="ce34" office:value-type="string">
            <text:p>T1</text:p>
          </table:table-cell>
          <table:table-cell table:style-name="ce37" office:value-type="percentage" office:value="0.01">
            <text:p>1,00%</text:p>
          </table:table-cell>
          <table:table-cell office:value-type="float" office:value="0">
            <text:p>0</text:p>
          </table:table-cell>
        </table:table-row>
        <table:table-row table:style-name="ro1">
          <table:table-cell/>
          <table:table-cell table:style-name="ce34" office:value-type="string">
            <text:p>T2</text:p>
          </table:table-cell>
          <table:table-cell table:style-name="ce37" office:value-type="percentage" office:value="0.25">
            <text:p>25,00%</text:p>
          </table:table-cell>
          <table:table-cell office:value-type="float" office:value="0">
            <text:p>0</text:p>
          </table:table-cell>
        </table:table-row>
        <table:table-row table:style-name="ro1">
          <table:table-cell/>
          <table:table-cell table:style-name="ce34" office:value-type="string">
            <text:p>PERIODICITE</text:p>
          </table:table-cell>
          <table:table-cell table:style-name="ce38" office:value-type="float" office:value="12">
            <text:p>12</text:p>
          </table:table-cell>
          <table:table-cell office:value-type="float" office:value="0">
            <text:p>0</text:p>
          </table:table-cell>
        </table:table-row>
        <table:table-row table:style-name="ro1">
          <table:table-cell/>
          <table:table-cell table:style-name="ce34" office:value-type="string">
            <text:p>Date mise à disposition des fonds</text:p>
          </table:table-cell>
          <table:table-cell table:style-name="ce39"/>
          <table:table-cell office:value-type="float" office:value="0">
            <text:p>0</text:p>
          </table:table-cell>
        </table:table-row>
        <table:table-row table:style-name="ro1">
          <table:table-cell/>
          <table:table-cell table:style-name="ce34" office:value-type="string">
            <text:p>Date du 1er paiement</text:p>
          </table:table-cell>
          <table:table-cell table:style-name="ce39"/>
          <table:table-cell office:value-type="float" office:value="0">
            <text:p>0</text:p>
          </table:table-cell>
        </table:table-row>
        <table:table-row table:style-name="ro1">
          <table:table-cell/>
          <table:table-cell table:style-name="ce34" office:value-type="string">
            <text:p>Ecart</text:p>
          </table:table-cell>
          <table:table-cell table:style-name="ce40" table:formula="oooc:=[.C7]-[.C6]" office:value-type="float" office:value="0">
            <text:p>0</text:p>
          </table:table-cell>
          <table:table-cell office:value-type="float" office:value="0">
            <text:p>0</text:p>
          </table:table-cell>
        </table:table-row>
        <table:table-row table:style-name="ro1">
          <table:table-cell/>
          <table:table-cell table:style-name="ce34"/>
          <table:table-cell table:style-name="ce41"/>
          <table:table-cell office:value-type="float" office:value="0">
            <text:p>0</text:p>
          </table:table-cell>
        </table:table-row>
        <table:table-row table:style-name="ro1">
          <table:table-cell/>
          <table:table-cell table:style-name="ce34" office:value-type="string">
            <text:p>FRAIS DOSSIER</text:p>
          </table:table-cell>
          <table:table-cell table:style-name="ce42" office:value-type="float" office:value="50">
            <text:p>50</text:p>
          </table:table-cell>
          <table:table-cell office:value-type="float" office:value="0">
            <text:p>0</text:p>
          </table:table-cell>
        </table:table-row>
        <table:table-row table:style-name="ro1">
          <table:table-cell/>
          <table:table-cell table:style-name="ce34" office:value-type="string">
            <text:p>FRAIS DIVERS</text:p>
          </table:table-cell>
          <table:table-cell table:style-name="ce43"/>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office:value-type="string">
            <text:p>TOTAL DES VERSEMENTS</text:p>
          </table:table-cell>
          <table:table-cell table:style-name="ce45" table:formula="oooc:=SUM([.D2:.D19])" office:value-type="currency" office:currency="EUR" office:value="1200">
            <text:p>1 200,00 €</text:p>
          </table:table-cell>
          <table:table-cell office:value-type="float" office:value="0">
            <text:p>0</text:p>
          </table:table-cell>
        </table:table-row>
        <table:table-row table:style-name="ro1">
          <table:table-cell/>
          <table:table-cell table:style-name="ce34"/>
          <table:table-cell table:style-name="ce46"/>
          <table:table-cell office:value-type="float" office:value="0">
            <text:p>0</text:p>
          </table:table-cell>
        </table:table-row>
        <table:table-row table:style-name="ro1">
          <table:table-cell/>
          <table:table-cell table:style-name="ce34"/>
          <table:table-cell table:style-name="ce47"/>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1200">
            <text:p>1200</text:p>
          </table:table-cell>
        </table:table-row>
        <table:table-row table:style-name="ro1">
          <table:table-cell/>
          <table:table-cell table:style-name="ce34"/>
          <table:table-cell table:style-name="ce41"/>
          <table:table-cell/>
        </table:table-row>
        <table:table-row table:style-name="ro1">
          <table:table-cell/>
          <table:table-cell table:style-name="ce34"/>
          <table:table-cell table:style-name="ce48"/>
          <table:table-cell/>
        </table:table-row>
        <table:table-row table:style-name="ro1">
          <table:table-cell/>
          <table:table-cell table:style-name="ce34" office:value-type="string">
            <text:p>TEG ACTUARIEL</text:p>
          </table:table-cell>
          <table:table-cell table:style-name="ce37" office:value-type="percentage" office:value="0.16852612692751">
            <text:p>16,85%</text:p>
          </table:table-cell>
          <table:table-cell/>
        </table:table-row>
        <table:table-row table:style-name="ro1">
          <table:table-cell/>
          <table:table-cell table:style-name="ce34" office:value-type="string">
            <text:p>TEG PROPOR.</text:p>
          </table:table-cell>
          <table:table-cell table:style-name="ce37" office:value-type="percentage" office:value="0.156758285473125">
            <text:p>15,68%</text:p>
          </table:table-cell>
          <table:table-cell/>
        </table:table-row>
        <table:table-row table:style-name="ro1">
          <table:table-cell/>
          <table:table-cell table:style-name="ce34"/>
          <table:table-cell table:style-name="ce44"/>
          <table:table-cell/>
        </table:table-row>
        <table:table-row table:style-name="ro1">
          <table:table-cell/>
          <table:table-cell table:style-name="ce35" office:value-type="string">
            <text:p>Erreur commise</text:p>
          </table:table-cell>
          <table:table-cell table:style-name="ce49" office:value-type="currency" office:currency="EUR" office:value="0.00000000150885171024129">
            <text:p>0,000000001509 €</text:p>
          </table:table-cell>
          <table:table-cell/>
        </table:table-row>
        <table:table-row table:style-name="ro1">
          <table:table-cell>
            <draw:frame table:end-cell-address="Exemple2.C38" table:end-x="4.409cm" table:end-y="0.355cm" draw:z-index="0" draw:style-name="gr7" draw:text-style-name="P1" svg:width="12.345cm" svg:height="6.107cm" svg:x="0.589cm" svg:y="0.362cm">
              <draw:text-box>
                <text:p text:style-name="P1"><text:span text:style-name="T7">Exemple n°2 du décret 2002-928 du 10/06/2002</text:span></text:p>
                <text:p/>
                <text:p>Capital emprunté: <text:span text:style-name="T1">1000 €</text:span> versé le <text:span text:style-name="T1">01/01/2001</text:span></text:p>
                <text:p/>
                <text:p>Frais de dossier: <text:span text:style-name="T1">50 €</text:span></text:p>
                <text:p/>
                <text:p>Remboursement une seule mensualité de <text:span text:style-name="T1">1200 € <text:s text:c="2"/>le 01/07/2002</text:span></text:p>
                <text:p/>
                <text:p/>
                <text:p/>
              </draw:text-box>
            </draw:frame>
          </table:table-cell>
          <table:table-cell table:number-columns-repeated="3"/>
        </table:table-row>
        <table:table-row table:style-name="ro1" table:number-rows-repeated="23">
          <table:table-cell table:number-columns-repeated="4"/>
        </table:table-row>
        <table:table-row table:style-name="ro1">
          <table:table-cell table:number-columns-repeated="4"/>
        </table:table-row>
      </table:table>
      <table:table table:name="Exemple3" table:style-name="ta1" table:protected="true" table:print="false">
        <table:table-column table:style-name="co1" table:default-cell-style-name="ce1"/>
        <table:table-column table:style-name="co18" table:default-cell-style-name="ce1"/>
        <table:table-column table:style-name="co19" table:default-cell-style-name="ce1"/>
        <table:table-column table:style-name="co20" table:default-cell-style-name="ce51"/>
        <table:table-row table:style-name="ro1">
          <table:table-cell/>
          <table:table-cell table:style-name="ce2"/>
          <table:table-cell table:style-name="ce5"/>
          <table:table-cell table:style-name="ce50" office:value-type="string">
            <text:p>REMBOURSEMENTS</text:p>
          </table:table-cell>
        </table:table-row>
        <table:table-row table:style-name="ro1">
          <table:table-cell/>
          <table:table-cell table:style-name="ce34" office:value-type="string">
            <text:p>CAPITAL</text:p>
          </table:table-cell>
          <table:table-cell table:style-name="ce36" office:value-type="currency" office:currency="EUR" office:value="1000">
            <text:p>1 000,00 €</text:p>
          </table:table-cell>
          <table:table-cell office:value-type="float" office:value="0">
            <text:p>0</text:p>
          </table:table-cell>
        </table:table-row>
        <table:table-row table:style-name="ro1">
          <table:table-cell/>
          <table:table-cell table:style-name="ce34" office:value-type="string">
            <text:p>T1</text:p>
          </table:table-cell>
          <table:table-cell table:style-name="ce37" office:value-type="percentage" office:value="0.01">
            <text:p>1,00%</text:p>
          </table:table-cell>
          <table:table-cell office:value-type="float" office:value="0">
            <text:p>0</text:p>
          </table:table-cell>
        </table:table-row>
        <table:table-row table:style-name="ro1">
          <table:table-cell/>
          <table:table-cell table:style-name="ce34" office:value-type="string">
            <text:p>T2</text:p>
          </table:table-cell>
          <table:table-cell table:style-name="ce37" office:value-type="percentage" office:value="0.25">
            <text:p>25,00%</text:p>
          </table:table-cell>
          <table:table-cell office:value-type="float" office:value="0">
            <text:p>0</text:p>
          </table:table-cell>
        </table:table-row>
        <table:table-row table:style-name="ro1">
          <table:table-cell/>
          <table:table-cell table:style-name="ce34" office:value-type="string">
            <text:p>PERIODICITE</text:p>
          </table:table-cell>
          <table:table-cell table:style-name="ce38" office:value-type="float" office:value="12">
            <text:p>12</text:p>
          </table:table-cell>
          <table:table-cell office:value-type="float" office:value="0">
            <text:p>0</text:p>
          </table:table-cell>
        </table:table-row>
        <table:table-row table:style-name="ro1">
          <table:table-cell/>
          <table:table-cell table:style-name="ce34" office:value-type="string">
            <text:p>Date mise à disposition des fonds</text:p>
          </table:table-cell>
          <table:table-cell table:style-name="ce39"/>
          <table:table-cell office:value-type="float" office:value="0">
            <text:p>0</text:p>
          </table:table-cell>
        </table:table-row>
        <table:table-row table:style-name="ro1">
          <table:table-cell/>
          <table:table-cell table:style-name="ce34" office:value-type="string">
            <text:p>Date du 1er paiement</text:p>
          </table:table-cell>
          <table:table-cell table:style-name="ce39"/>
          <table:table-cell office:value-type="float" office:value="0">
            <text:p>0</text:p>
          </table:table-cell>
        </table:table-row>
        <table:table-row table:style-name="ro1">
          <table:table-cell/>
          <table:table-cell table:style-name="ce34" office:value-type="string">
            <text:p>Ecart</text:p>
          </table:table-cell>
          <table:table-cell table:style-name="ce40" table:formula="oooc:=[.C7]-[.C6]" office:value-type="float" office:value="0">
            <text:p>0</text:p>
          </table:table-cell>
          <table:table-cell office:value-type="float" office:value="0">
            <text:p>0</text:p>
          </table:table-cell>
        </table:table-row>
        <table:table-row table:style-name="ro1">
          <table:table-cell/>
          <table:table-cell table:style-name="ce34"/>
          <table:table-cell table:style-name="ce41"/>
          <table:table-cell office:value-type="float" office:value="0">
            <text:p>0</text:p>
          </table:table-cell>
        </table:table-row>
        <table:table-row table:style-name="ro1">
          <table:table-cell/>
          <table:table-cell table:style-name="ce34" office:value-type="string">
            <text:p>FRAIS DOSSIER</text:p>
          </table:table-cell>
          <table:table-cell table:style-name="ce42"/>
          <table:table-cell office:value-type="float" office:value="0">
            <text:p>0</text:p>
          </table:table-cell>
        </table:table-row>
        <table:table-row table:style-name="ro1">
          <table:table-cell/>
          <table:table-cell table:style-name="ce34" office:value-type="string">
            <text:p>FRAIS DIVERS</text:p>
          </table:table-cell>
          <table:table-cell table:style-name="ce43"/>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600">
            <text:p>600</text:p>
          </table:table-cell>
        </table:table-row>
        <table:table-row table:style-name="ro1">
          <table:table-cell/>
          <table:table-cell table:style-name="ce34" office:value-type="string">
            <text:p>TOTAL DES VERSEMENTS</text:p>
          </table:table-cell>
          <table:table-cell table:style-name="ce45" table:formula="oooc:=SUM([.D2:.D25])" office:value-type="currency" office:currency="EUR" office:value="1200">
            <text:p>1 200,00 €</text:p>
          </table:table-cell>
          <table:table-cell office:value-type="float" office:value="0">
            <text:p>0</text:p>
          </table:table-cell>
        </table:table-row>
        <table:table-row table:style-name="ro1">
          <table:table-cell/>
          <table:table-cell table:style-name="ce34"/>
          <table:table-cell table:style-name="ce46"/>
          <table:table-cell office:value-type="float" office:value="0">
            <text:p>0</text:p>
          </table:table-cell>
        </table:table-row>
        <table:table-row table:style-name="ro1">
          <table:table-cell/>
          <table:table-cell table:style-name="ce34"/>
          <table:table-cell table:style-name="ce47"/>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1"/>
          <table:table-cell office:value-type="float" office:value="0">
            <text:p>0</text:p>
          </table:table-cell>
        </table:table-row>
        <table:table-row table:style-name="ro1">
          <table:table-cell/>
          <table:table-cell table:style-name="ce34"/>
          <table:table-cell table:style-name="ce48"/>
          <table:table-cell office:value-type="float" office:value="0">
            <text:p>0</text:p>
          </table:table-cell>
        </table:table-row>
        <table:table-row table:style-name="ro1">
          <table:table-cell/>
          <table:table-cell table:style-name="ce34" office:value-type="string">
            <text:p>TEG ACTUARIEL</text:p>
          </table:table-cell>
          <table:table-cell table:style-name="ce37" office:value-type="percentage" office:value="0.130662386291633">
            <text:p>13,07%</text:p>
          </table:table-cell>
          <table:table-cell office:value-type="float" office:value="0">
            <text:p>0</text:p>
          </table:table-cell>
        </table:table-row>
        <table:table-row table:style-name="ro1">
          <table:table-cell/>
          <table:table-cell table:style-name="ce34" office:value-type="string">
            <text:p>TEG PROPOR.</text:p>
          </table:table-cell>
          <table:table-cell table:style-name="ce37" office:value-type="percentage" office:value="0.123434156476172">
            <text:p>12,34%</text:p>
          </table:table-cell>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5" office:value-type="string">
            <text:p>Erreur commise</text:p>
          </table:table-cell>
          <table:table-cell table:style-name="ce49" office:value-type="currency" office:currency="EUR" office:value="0.000000000226918928092346">
            <text:p>0,000000000227 €</text:p>
          </table:table-cell>
          <table:table-cell office:value-type="float" office:value="600">
            <text:p>600</text:p>
          </table:table-cell>
        </table:table-row>
        <table:table-row table:style-name="ro1">
          <table:table-cell>
            <draw:frame table:end-cell-address="Exemple3.C44" table:end-x="3.309cm" table:end-y="0.156cm" draw:z-index="0" draw:style-name="gr8" draw:text-style-name="P1" svg:width="11.068cm" svg:height="9.069cm" svg:x="0.256cm" svg:y="0.259cm">
              <draw:text-box>
                <text:p text:style-name="P1"><text:span text:style-name="T7">3ème exemple du décret n° 2002-928 du 10/06/2002</text:span></text:p>
                <text:p/>
                <text:p>Capital emprunté: <text:span text:style-name="T1">1000 €</text:span>, versement des fonds le <text:span text:style-name="T1">01/01/2001</text:span></text:p>
                <text:p/>
                <text:p>Remboursement: en <text:span text:style-name="T1">2</text:span> mensualités de <text:span text:style-name="T1">600 €</text:span>, effectuées respectivement à <text:span text:style-name="T1">un an</text:span> et à <text:span text:style-name="T1">deux ans</text:span>. Pour effectuer la calcul, il faut considérer que le paiement est mensuel avec 11 mensualités de 0 €, puis la 12ème de 600 € suivie encore de 11 mensualités de 0 € puis la 24ème mensualité de 600 €.</text:p>
                <text:p>Le taux de <text:span text:style-name="T1">13,07%</text:span> (13,066%) est conforme à celui du décret.</text:p>
                <text:p/>
                <text:p/>
                <text:p/>
              </draw:text-box>
            </draw:frame>
          </table:table-cell>
          <table:table-cell table:number-columns-repeated="3"/>
        </table:table-row>
        <table:table-row table:style-name="ro1" table:number-rows-repeated="24">
          <table:table-cell table:number-columns-repeated="4"/>
        </table:table-row>
        <table:table-row table:style-name="ro1">
          <table:table-cell table:number-columns-repeated="4"/>
        </table:table-row>
      </table:table>
      <table:table table:name="Exemple4" table:style-name="ta1" table:protected="true" table:print="false">
        <table:table-column table:style-name="co21" table:default-cell-style-name="ce1"/>
        <table:table-column table:style-name="co22" table:default-cell-style-name="ce1"/>
        <table:table-column table:style-name="co23" table:default-cell-style-name="ce1"/>
        <table:table-column table:style-name="co24" table:default-cell-style-name="ce51"/>
        <table:table-row table:style-name="ro1">
          <table:table-cell/>
          <table:table-cell table:style-name="ce2"/>
          <table:table-cell table:style-name="ce5"/>
          <table:table-cell table:style-name="ce50" office:value-type="string">
            <text:p>REMBOURSEMENTS</text:p>
          </table:table-cell>
        </table:table-row>
        <table:table-row table:style-name="ro1">
          <table:table-cell/>
          <table:table-cell table:style-name="ce34" office:value-type="string">
            <text:p>CAPITAL</text:p>
          </table:table-cell>
          <table:table-cell table:style-name="ce36" office:value-type="currency" office:currency="EUR" office:value="1000">
            <text:p>1 000,00 €</text:p>
          </table:table-cell>
          <table:table-cell office:value-type="float" office:value="0">
            <text:p>0</text:p>
          </table:table-cell>
        </table:table-row>
        <table:table-row table:style-name="ro1">
          <table:table-cell/>
          <table:table-cell table:style-name="ce34" office:value-type="string">
            <text:p>T1</text:p>
          </table:table-cell>
          <table:table-cell table:style-name="ce37" office:value-type="percentage" office:value="0.01">
            <text:p>1,00%</text:p>
          </table:table-cell>
          <table:table-cell office:value-type="float" office:value="0">
            <text:p>0</text:p>
          </table:table-cell>
        </table:table-row>
        <table:table-row table:style-name="ro1">
          <table:table-cell/>
          <table:table-cell table:style-name="ce34" office:value-type="string">
            <text:p>T2</text:p>
          </table:table-cell>
          <table:table-cell table:style-name="ce37" office:value-type="percentage" office:value="0.25">
            <text:p>25,00%</text:p>
          </table:table-cell>
          <table:table-cell office:value-type="float" office:value="272">
            <text:p>272</text:p>
          </table:table-cell>
        </table:table-row>
        <table:table-row table:style-name="ro1">
          <table:table-cell/>
          <table:table-cell table:style-name="ce34" office:value-type="string">
            <text:p>PERIODICITE</text:p>
          </table:table-cell>
          <table:table-cell table:style-name="ce38" office:value-type="float" office:value="12">
            <text:p>12</text:p>
          </table:table-cell>
          <table:table-cell office:value-type="float" office:value="0">
            <text:p>0</text:p>
          </table:table-cell>
        </table:table-row>
        <table:table-row table:style-name="ro1">
          <table:table-cell/>
          <table:table-cell table:style-name="ce34" office:value-type="string">
            <text:p>Date mise à disposition des fonds</text:p>
          </table:table-cell>
          <table:table-cell table:style-name="ce39"/>
          <table:table-cell office:value-type="float" office:value="0">
            <text:p>0</text:p>
          </table:table-cell>
        </table:table-row>
        <table:table-row table:style-name="ro1">
          <table:table-cell/>
          <table:table-cell table:style-name="ce34" office:value-type="string">
            <text:p>Date du 1er paiement</text:p>
          </table:table-cell>
          <table:table-cell table:style-name="ce39"/>
          <table:table-cell office:value-type="float" office:value="272">
            <text:p>272</text:p>
          </table:table-cell>
        </table:table-row>
        <table:table-row table:style-name="ro1">
          <table:table-cell/>
          <table:table-cell table:style-name="ce34" office:value-type="string">
            <text:p>Ecart</text:p>
          </table:table-cell>
          <table:table-cell table:style-name="ce40" table:formula="oooc:=[.C7]-[.C6]" office:value-type="float" office:value="0">
            <text:p>0</text:p>
          </table:table-cell>
          <table:table-cell office:value-type="float" office:value="0">
            <text:p>0</text:p>
          </table:table-cell>
        </table:table-row>
        <table:table-row table:style-name="ro1">
          <table:table-cell/>
          <table:table-cell table:style-name="ce34"/>
          <table:table-cell table:style-name="ce41"/>
          <table:table-cell office:value-type="float" office:value="0">
            <text:p>0</text:p>
          </table:table-cell>
        </table:table-row>
        <table:table-row table:style-name="ro1">
          <table:table-cell/>
          <table:table-cell table:style-name="ce34" office:value-type="string">
            <text:p>FRAIS DOSSIER</text:p>
          </table:table-cell>
          <table:table-cell table:style-name="ce42"/>
          <table:table-cell office:value-type="float" office:value="0">
            <text:p>0</text:p>
          </table:table-cell>
        </table:table-row>
        <table:table-row table:style-name="ro1">
          <table:table-cell/>
          <table:table-cell table:style-name="ce34" office:value-type="string">
            <text:p>FRAIS DIVERS</text:p>
          </table:table-cell>
          <table:table-cell table:style-name="ce43"/>
          <table:table-cell office:value-type="float" office:value="0">
            <text:p>0</text:p>
          </table:table-cell>
        </table:table-row>
        <table:table-row table:style-name="ro1">
          <table:table-cell/>
          <table:table-cell table:style-name="ce34"/>
          <table:table-cell table:style-name="ce44"/>
          <table:table-cell office:value-type="float" office:value="0">
            <text:p>0</text:p>
          </table:table-cell>
        </table:table-row>
        <table:table-row table:style-name="ro1">
          <table:table-cell/>
          <table:table-cell table:style-name="ce34"/>
          <table:table-cell table:style-name="ce44"/>
          <table:table-cell office:value-type="float" office:value="544">
            <text:p>544</text:p>
          </table:table-cell>
        </table:table-row>
        <table:table-row table:style-name="ro1">
          <table:table-cell/>
          <table:table-cell table:style-name="ce34" office:value-type="string">
            <text:p>TOTAL DES VERSEMENTS</text:p>
          </table:table-cell>
          <table:table-cell table:style-name="ce45" table:formula="oooc:=SUM([.D2:.D13])" office:value-type="currency" office:currency="EUR" office:value="1088">
            <text:p>1 088,00 €</text:p>
          </table:table-cell>
          <table:table-cell/>
        </table:table-row>
        <table:table-row table:style-name="ro1">
          <table:table-cell/>
          <table:table-cell table:style-name="ce34"/>
          <table:table-cell table:style-name="ce46"/>
          <table:table-cell/>
        </table:table-row>
        <table:table-row table:style-name="ro1">
          <table:table-cell/>
          <table:table-cell table:style-name="ce34"/>
          <table:table-cell table:style-name="ce47"/>
          <table:table-cell/>
        </table:table-row>
        <table:table-row table:style-name="ro1" table:number-rows-repeated="3">
          <table:table-cell/>
          <table:table-cell table:style-name="ce34"/>
          <table:table-cell table:style-name="ce44"/>
          <table:table-cell/>
        </table:table-row>
        <table:table-row table:style-name="ro1">
          <table:table-cell/>
          <table:table-cell table:style-name="ce34"/>
          <table:table-cell table:style-name="ce41"/>
          <table:table-cell/>
        </table:table-row>
        <table:table-row table:style-name="ro1">
          <table:table-cell/>
          <table:table-cell table:style-name="ce34"/>
          <table:table-cell table:style-name="ce48"/>
          <table:table-cell/>
        </table:table-row>
        <table:table-row table:style-name="ro1">
          <table:table-cell/>
          <table:table-cell table:style-name="ce34" office:value-type="string">
            <text:p>TEG ACTUARIEL</text:p>
          </table:table-cell>
          <table:table-cell table:style-name="ce37" office:value-type="percentage" office:value="0.1318549545269">
            <text:p>13,19%</text:p>
          </table:table-cell>
          <table:table-cell/>
        </table:table-row>
        <table:table-row table:style-name="ro1">
          <table:table-cell/>
          <table:table-cell table:style-name="ce34" office:value-type="string">
            <text:p>TEG PROPOR.</text:p>
          </table:table-cell>
          <table:table-cell table:style-name="ce37" office:value-type="percentage" office:value="0.124499242891227">
            <text:p>12,45%</text:p>
          </table:table-cell>
          <table:table-cell/>
        </table:table-row>
        <table:table-row table:style-name="ro1">
          <table:table-cell/>
          <table:table-cell table:style-name="ce34"/>
          <table:table-cell table:style-name="ce44"/>
          <table:table-cell/>
        </table:table-row>
        <table:table-row table:style-name="ro1">
          <table:table-cell/>
          <table:table-cell table:style-name="ce35" office:value-type="string">
            <text:p>Erreur commise</text:p>
          </table:table-cell>
          <table:table-cell table:style-name="ce49" office:value-type="currency" office:currency="EUR" office:value="0.00000000041279690776719">
            <text:p>0,000000000413 €</text:p>
          </table:table-cell>
          <table:table-cell/>
        </table:table-row>
        <table:table-row table:style-name="ro1">
          <table:table-cell table:number-columns-repeated="4"/>
        </table:table-row>
        <table:table-row table:style-name="ro1">
          <table:table-cell>
            <draw:frame table:end-cell-address="Exemple4.C41" table:end-x="4.251cm" table:end-y="0.26cm" draw:z-index="0" draw:style-name="gr9" draw:text-style-name="P8" svg:width="11.503cm" svg:height="7.391cm" svg:x="0.41cm" svg:y="0.002cm">
              <draw:text-box>
                <text:p text:style-name="P8"><text:span text:style-name="T7">4ème exemple du décret n° 2002-928 du 10/06/2002</text:span></text:p>
                <text:p/>
                <text:p>Capital emprunté: <text:span text:style-name="T1">1000 €</text:span>, versement des fonds le<text:span text:style-name="T1"> 01/01/2001</text:span></text:p>
                <text:p/>
                <text:p>Remboursement: en 3 mensualités selon l'échéancier suivant: </text:p>
                <text:p>1ère mensualité de <text:span text:style-name="T1">272 €</text:span> payée le <text:span text:style-name="T1">3ème mois</text:span></text:p>
                <text:p>2ème mensualité de <text:span text:style-name="T1">272 €</text:span> <text:s/>payée le <text:span text:style-name="T1">6ème mois</text:span></text:p>
                <text:p>3ème mensualité de <text:span text:style-name="T1">544 €</text:span> payée le <text:span text:style-name="T1">12ème mois</text:span>.</text:p>
                <text:p>On indique une périodicité mensuelle et on met 0 € pour les mois où il n'y a pas de versements.</text:p>
                <text:p>Le taux de <text:span text:style-name="T1">13,19%</text:span> est conforme à celui du décret.</text:p>
              </draw:text-box>
            </draw:frame>
          </table:table-cell>
          <table:table-cell table:number-columns-repeated="3"/>
        </table:table-row>
        <table:table-row table:style-name="ro1" table:number-rows-repeated="22">
          <table:table-cell table:number-columns-repeated="4"/>
        </table:table-row>
        <table:table-row table:style-name="ro1">
          <table:table-cell table:number-columns-repeated="4"/>
        </table:table-row>
      </table:table>
      <table:table table:name="Exemple 5" table:style-name="ta1" table:protected="true" table:print="false">
        <table:table-column table:style-name="co25" table:default-cell-style-name="ce1"/>
        <table:table-column table:style-name="co26" table:default-cell-style-name="ce1"/>
        <table:table-column table:style-name="co27" table:default-cell-style-name="ce1"/>
        <table:table-column table:style-name="co20" table:default-cell-style-name="ce51"/>
        <table:table-row table:style-name="ro1">
          <table:table-cell/>
          <table:table-cell table:style-name="ce2"/>
          <table:table-cell table:style-name="ce5"/>
          <table:table-cell table:style-name="ce50" office:value-type="string">
            <text:p>REMBOURSEMENTS</text:p>
          </table:table-cell>
        </table:table-row>
        <table:table-row table:style-name="ro1">
          <table:table-cell/>
          <table:table-cell table:style-name="ce34" office:value-type="string">
            <text:p>CAPITAL</text:p>
          </table:table-cell>
          <table:table-cell table:style-name="ce36" office:value-type="currency" office:currency="EUR" office:value="1000">
            <text:p>1 000,00 €</text:p>
          </table:table-cell>
          <table:table-cell office:value-type="float" office:value="30.42">
            <text:p>30,42</text:p>
          </table:table-cell>
        </table:table-row>
        <table:table-row table:style-name="ro1">
          <table:table-cell/>
          <table:table-cell table:style-name="ce34" office:value-type="string">
            <text:p>T1</text:p>
          </table:table-cell>
          <table:table-cell table:style-name="ce37" office:value-type="percentage" office:value="0.01">
            <text:p>1,00%</text:p>
          </table:table-cell>
          <table:table-cell office:value-type="float" office:value="30.42">
            <text:p>30,42</text:p>
          </table:table-cell>
        </table:table-row>
        <table:table-row table:style-name="ro1">
          <table:table-cell/>
          <table:table-cell table:style-name="ce34" office:value-type="string">
            <text:p>T2</text:p>
          </table:table-cell>
          <table:table-cell table:style-name="ce37" office:value-type="percentage" office:value="0.25">
            <text:p>25,00%</text:p>
          </table:table-cell>
          <table:table-cell office:value-type="float" office:value="30.42">
            <text:p>30,42</text:p>
          </table:table-cell>
        </table:table-row>
        <table:table-row table:style-name="ro1">
          <table:table-cell/>
          <table:table-cell table:style-name="ce34" office:value-type="string">
            <text:p>PERIODICITE</text:p>
          </table:table-cell>
          <table:table-cell table:style-name="ce38" office:value-type="float" office:value="12">
            <text:p>12</text:p>
          </table:table-cell>
          <table:table-cell office:value-type="float" office:value="30.42">
            <text:p>30,42</text:p>
          </table:table-cell>
        </table:table-row>
        <table:table-row table:style-name="ro1">
          <table:table-cell/>
          <table:table-cell table:style-name="ce34" office:value-type="string">
            <text:p>Date mise à disposition des fonds</text:p>
          </table:table-cell>
          <table:table-cell table:style-name="ce39" office:value-type="date" office:date-value="2002-01-01">
            <text:p>01/01/2002</text:p>
          </table:table-cell>
          <table:table-cell office:value-type="float" office:value="30.42">
            <text:p>30,42</text:p>
          </table:table-cell>
        </table:table-row>
        <table:table-row table:style-name="ro1">
          <table:table-cell/>
          <table:table-cell table:style-name="ce34" office:value-type="string">
            <text:p>Date du 1er paiement</text:p>
          </table:table-cell>
          <table:table-cell table:style-name="ce39" office:value-type="date" office:date-value="2002-02-01">
            <text:p>01/02/2002</text:p>
          </table:table-cell>
          <table:table-cell office:value-type="float" office:value="30.42">
            <text:p>30,42</text:p>
          </table:table-cell>
        </table:table-row>
        <table:table-row table:style-name="ro1">
          <table:table-cell/>
          <table:table-cell table:style-name="ce34" office:value-type="string">
            <text:p>Ecart</text:p>
          </table:table-cell>
          <table:table-cell table:style-name="ce40" table:formula="oooc:=[.C7]-[.C6]" office:value-type="float" office:value="31">
            <text:p>31</text:p>
          </table:table-cell>
          <table:table-cell office:value-type="float" office:value="30.42">
            <text:p>30,42</text:p>
          </table:table-cell>
        </table:table-row>
        <table:table-row table:style-name="ro1">
          <table:table-cell/>
          <table:table-cell table:style-name="ce34"/>
          <table:table-cell table:style-name="ce41"/>
          <table:table-cell office:value-type="float" office:value="30.42">
            <text:p>30,42</text:p>
          </table:table-cell>
        </table:table-row>
        <table:table-row table:style-name="ro1">
          <table:table-cell/>
          <table:table-cell table:style-name="ce34" office:value-type="string">
            <text:p>FRAIS DOSSIER</text:p>
          </table:table-cell>
          <table:table-cell table:style-name="ce42"/>
          <table:table-cell office:value-type="float" office:value="30.42">
            <text:p>30,42</text:p>
          </table:table-cell>
        </table:table-row>
        <table:table-row table:style-name="ro1">
          <table:table-cell/>
          <table:table-cell table:style-name="ce34" office:value-type="string">
            <text:p>FRAIS DIVERS</text:p>
          </table:table-cell>
          <table:table-cell table:style-name="ce43"/>
          <table:table-cell office:value-type="float" office:value="30.42">
            <text:p>30,42</text:p>
          </table:table-cell>
        </table:table-row>
        <table:table-row table:style-name="ro1">
          <table:table-cell/>
          <table:table-cell table:style-name="ce34"/>
          <table:table-cell table:style-name="ce44"/>
          <table:table-cell office:value-type="float" office:value="30.42">
            <text:p>30,42</text:p>
          </table:table-cell>
        </table:table-row>
        <table:table-row table:style-name="ro1">
          <table:table-cell/>
          <table:table-cell table:style-name="ce34"/>
          <table:table-cell table:style-name="ce44"/>
          <table:table-cell office:value-type="float" office:value="30.42">
            <text:p>30,42</text:p>
          </table:table-cell>
        </table:table-row>
        <table:table-row table:style-name="ro1">
          <table:table-cell/>
          <table:table-cell table:style-name="ce34" office:value-type="string">
            <text:p>TOTAL DES VERSEMENTS</text:p>
          </table:table-cell>
          <table:table-cell table:style-name="ce45" table:formula="oooc:=SUM([.D2:.D37])" office:value-type="currency" office:currency="EUR" office:value="1095.12">
            <text:p>1 095,12 €</text:p>
          </table:table-cell>
          <table:table-cell office:value-type="float" office:value="30.42">
            <text:p>30,42</text:p>
          </table:table-cell>
        </table:table-row>
        <table:table-row table:style-name="ro1">
          <table:table-cell/>
          <table:table-cell table:style-name="ce34"/>
          <table:table-cell table:style-name="ce46"/>
          <table:table-cell office:value-type="float" office:value="30.42">
            <text:p>30,42</text:p>
          </table:table-cell>
        </table:table-row>
        <table:table-row table:style-name="ro1">
          <table:table-cell/>
          <table:table-cell table:style-name="ce34"/>
          <table:table-cell table:style-name="ce47"/>
          <table:table-cell office:value-type="float" office:value="30.42">
            <text:p>30,42</text:p>
          </table:table-cell>
        </table:table-row>
        <table:table-row table:style-name="ro1">
          <table:table-cell/>
          <table:table-cell table:style-name="ce34"/>
          <table:table-cell table:style-name="ce44"/>
          <table:table-cell office:value-type="float" office:value="30.42">
            <text:p>30,42</text:p>
          </table:table-cell>
        </table:table-row>
        <table:table-row table:style-name="ro1">
          <table:table-cell/>
          <table:table-cell table:style-name="ce34"/>
          <table:table-cell table:style-name="ce44"/>
          <table:table-cell office:value-type="float" office:value="30.42">
            <text:p>30,42</text:p>
          </table:table-cell>
        </table:table-row>
        <table:table-row table:style-name="ro1">
          <table:table-cell/>
          <table:table-cell table:style-name="ce34"/>
          <table:table-cell table:style-name="ce44"/>
          <table:table-cell office:value-type="float" office:value="30.42">
            <text:p>30,42</text:p>
          </table:table-cell>
        </table:table-row>
        <table:table-row table:style-name="ro1">
          <table:table-cell/>
          <table:table-cell table:style-name="ce34"/>
          <table:table-cell table:style-name="ce41"/>
          <table:table-cell office:value-type="float" office:value="30.42">
            <text:p>30,42</text:p>
          </table:table-cell>
        </table:table-row>
        <table:table-row table:style-name="ro1">
          <table:table-cell/>
          <table:table-cell table:style-name="ce34"/>
          <table:table-cell table:style-name="ce48"/>
          <table:table-cell office:value-type="float" office:value="30.42">
            <text:p>30,42</text:p>
          </table:table-cell>
        </table:table-row>
        <table:table-row table:style-name="ro1">
          <table:table-cell/>
          <table:table-cell table:style-name="ce34" office:value-type="string">
            <text:p>TEG ACTUARIEL</text:p>
          </table:table-cell>
          <table:table-cell table:style-name="ce37" office:value-type="percentage" office:value="0.0615150411044012">
            <text:p>6,15%</text:p>
          </table:table-cell>
          <table:table-cell office:value-type="float" office:value="30.42">
            <text:p>30,42</text:p>
          </table:table-cell>
        </table:table-row>
        <table:table-row table:style-name="ro1">
          <table:table-cell/>
          <table:table-cell table:style-name="ce34" office:value-type="string">
            <text:p>TEG PROPOR.</text:p>
          </table:table-cell>
          <table:table-cell table:style-name="ce37" office:value-type="percentage" office:value="0.0598459079504548">
            <text:p>5,98%</text:p>
          </table:table-cell>
          <table:table-cell office:value-type="float" office:value="30.42">
            <text:p>30,42</text:p>
          </table:table-cell>
        </table:table-row>
        <table:table-row table:style-name="ro1">
          <table:table-cell/>
          <table:table-cell table:style-name="ce34"/>
          <table:table-cell table:style-name="ce44"/>
          <table:table-cell office:value-type="float" office:value="30.42">
            <text:p>30,42</text:p>
          </table:table-cell>
        </table:table-row>
        <table:table-row table:style-name="ro1">
          <table:table-cell/>
          <table:table-cell table:style-name="ce35" office:value-type="string">
            <text:p>Erreur commise</text:p>
          </table:table-cell>
          <table:table-cell table:style-name="ce49" office:value-type="currency" office:currency="EUR" office:value="0.000000000965087565418792">
            <text:p>0,000000000965 €</text:p>
          </table:table-cell>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draw:frame table:end-cell-address="'Exemple 5'.C46" table:end-x="4.282cm" table:end-y="0.121cm" draw:z-index="0" draw:style-name="gr10" draw:text-style-name="P1" svg:width="12.424cm" svg:height="9.542cm" svg:x="0.179cm" svg:y="0.26cm">
              <draw:text-box>
                <text:p text:style-name="P1"><text:span text:style-name="T7">Exemple n°5 du décret n°2002-928 du 10 juin 2002:</text:span></text:p>
                <text:p/>
                <text:p>Vous constaterez un écart de 0,01% par rapport à celui mentionné dans le décret (6,16%). Ceci est dû à l'utilisation de mois normalisés (mois de 365/12) dans le décret. L'écart calculé par la feuille Credit est de 31 jours car OOO ne connaît pas les mois normalisés (il n'y a pas de fonctions qui permettent d'avoir des mois normalisés). </text:p>
                <text:p>Ceci dit, l'erreur est minime, et compte tenu des possibilités d'arrondi (le banquier peut arrondir le taux à 6,15 ou 6,16, selon le cas), elle est négligeable.</text:p>
                <text:p>Et l'erreur, dûe essentiellement à la méthode de calcul, ne vous autorisera pas à poursuivre votre banquier devant le tribunal!</text:p>
                <text:p/>
                <text:p/>
                <text:p/>
                <text:p/>
              </draw:text-box>
            </draw:frame>
          </table:table-cell>
          <table:table-cell table:number-columns-repeated="2"/>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table-cell table:number-columns-repeated="3"/>
          <table:table-cell office:value-type="float" office:value="30.42">
            <text:p>30,42</text:p>
          </table:table-cell>
        </table:table-row>
        <table:table-row table:style-name="ro1" table:number-rows-repeated="14">
          <table:table-cell table:number-columns-repeated="4"/>
        </table:table-row>
        <table:table-row table:style-name="ro1">
          <table:table-cell table:number-columns-repeated="4"/>
        </table:table-row>
      </table:table>
      <table:table table:name="Exemple5Bis" table:style-name="ta1" table:protected="true" table:print="false">
        <table:table-column table:style-name="co21" table:default-cell-style-name="ce1"/>
        <table:table-column table:style-name="co28" table:default-cell-style-name="ce1"/>
        <table:table-column table:style-name="co29" table:default-cell-style-name="ce1"/>
        <table:table-column table:style-name="co30" table:default-cell-style-name="ce51"/>
        <table:table-row table:style-name="ro1">
          <table:table-cell/>
          <table:table-cell table:style-name="ce2"/>
          <table:table-cell table:style-name="ce5"/>
          <table:table-cell table:style-name="ce50" office:value-type="string">
            <text:p>REMBOURSEMENTS</text:p>
          </table:table-cell>
        </table:table-row>
        <table:table-row table:style-name="ro1">
          <table:table-cell/>
          <table:table-cell table:style-name="ce34" office:value-type="string">
            <text:p>CAPITAL</text:p>
          </table:table-cell>
          <table:table-cell table:style-name="ce36" office:value-type="currency" office:currency="EUR" office:value="10000">
            <text:p>10 000,00 €</text:p>
          </table:table-cell>
          <table:table-cell office:value-type="float" office:value="317.78">
            <text:p>317,78</text:p>
          </table:table-cell>
        </table:table-row>
        <table:table-row table:style-name="ro1">
          <table:table-cell/>
          <table:table-cell table:style-name="ce34" office:value-type="string">
            <text:p>T1</text:p>
          </table:table-cell>
          <table:table-cell table:style-name="ce37" office:value-type="percentage" office:value="0.01">
            <text:p>1,00%</text:p>
          </table:table-cell>
          <table:table-cell office:value-type="float" office:value="317.78">
            <text:p>317,78</text:p>
          </table:table-cell>
        </table:table-row>
        <table:table-row table:style-name="ro1">
          <table:table-cell/>
          <table:table-cell table:style-name="ce34" office:value-type="string">
            <text:p>T2</text:p>
          </table:table-cell>
          <table:table-cell table:style-name="ce37" office:value-type="percentage" office:value="0.25">
            <text:p>25,00%</text:p>
          </table:table-cell>
          <table:table-cell office:value-type="float" office:value="317.78">
            <text:p>317,78</text:p>
          </table:table-cell>
        </table:table-row>
        <table:table-row table:style-name="ro1">
          <table:table-cell/>
          <table:table-cell table:style-name="ce34" office:value-type="string">
            <text:p>PERIODICITE</text:p>
          </table:table-cell>
          <table:table-cell table:style-name="ce38" office:value-type="float" office:value="12">
            <text:p>12</text:p>
          </table:table-cell>
          <table:table-cell office:value-type="float" office:value="317.78">
            <text:p>317,78</text:p>
          </table:table-cell>
        </table:table-row>
        <table:table-row table:style-name="ro1">
          <table:table-cell/>
          <table:table-cell table:style-name="ce34" office:value-type="string">
            <text:p>Date mise à disposition des fonds</text:p>
          </table:table-cell>
          <table:table-cell table:style-name="ce39" office:value-type="date" office:date-value="2002-09-15">
            <text:p>15/09/2002</text:p>
          </table:table-cell>
          <table:table-cell office:value-type="float" office:value="317.78">
            <text:p>317,78</text:p>
          </table:table-cell>
        </table:table-row>
        <table:table-row table:style-name="ro1">
          <table:table-cell/>
          <table:table-cell table:style-name="ce34" office:value-type="string">
            <text:p>Date du 1er paiement</text:p>
          </table:table-cell>
          <table:table-cell table:style-name="ce39" office:value-type="date" office:date-value="2002-10-31">
            <text:p>31/10/2002</text:p>
          </table:table-cell>
          <table:table-cell office:value-type="float" office:value="317.78">
            <text:p>317,78</text:p>
          </table:table-cell>
        </table:table-row>
        <table:table-row table:style-name="ro1">
          <table:table-cell/>
          <table:table-cell table:style-name="ce34" office:value-type="string">
            <text:p>Ecart</text:p>
          </table:table-cell>
          <table:table-cell table:style-name="ce40" table:formula="oooc:=[.C7]-[.C6]" office:value-type="float" office:value="46">
            <text:p>46</text:p>
          </table:table-cell>
          <table:table-cell office:value-type="float" office:value="317.78">
            <text:p>317,78</text:p>
          </table:table-cell>
        </table:table-row>
        <table:table-row table:style-name="ro1">
          <table:table-cell/>
          <table:table-cell table:style-name="ce34"/>
          <table:table-cell table:style-name="ce41"/>
          <table:table-cell office:value-type="float" office:value="317.78">
            <text:p>317,78</text:p>
          </table:table-cell>
        </table:table-row>
        <table:table-row table:style-name="ro1">
          <table:table-cell/>
          <table:table-cell table:style-name="ce34" office:value-type="string">
            <text:p>FRAIS DOSSIER</text:p>
          </table:table-cell>
          <table:table-cell table:style-name="ce42"/>
          <table:table-cell office:value-type="float" office:value="317.78">
            <text:p>317,78</text:p>
          </table:table-cell>
        </table:table-row>
        <table:table-row table:style-name="ro1">
          <table:table-cell/>
          <table:table-cell table:style-name="ce34" office:value-type="string">
            <text:p>FRAIS DIVERS</text:p>
          </table:table-cell>
          <table:table-cell table:style-name="ce43"/>
          <table:table-cell office:value-type="float" office:value="317.78">
            <text:p>317,78</text:p>
          </table:table-cell>
        </table:table-row>
        <table:table-row table:style-name="ro1">
          <table:table-cell/>
          <table:table-cell table:style-name="ce34"/>
          <table:table-cell table:style-name="ce44"/>
          <table:table-cell office:value-type="float" office:value="317.78">
            <text:p>317,78</text:p>
          </table:table-cell>
        </table:table-row>
        <table:table-row table:style-name="ro1">
          <table:table-cell/>
          <table:table-cell table:style-name="ce34"/>
          <table:table-cell table:style-name="ce44"/>
          <table:table-cell office:value-type="float" office:value="317.78">
            <text:p>317,78</text:p>
          </table:table-cell>
        </table:table-row>
        <table:table-row table:style-name="ro1">
          <table:table-cell/>
          <table:table-cell table:style-name="ce34" office:value-type="string">
            <text:p>TOTAL DES VERSEMENTS</text:p>
          </table:table-cell>
          <table:table-cell table:style-name="ce45" table:formula="oooc:=SUM([.D2:.D37])" office:value-type="currency" office:currency="EUR" office:value="11440.08">
            <text:p>11 440,08 €</text:p>
          </table:table-cell>
          <table:table-cell office:value-type="float" office:value="317.78">
            <text:p>317,78</text:p>
          </table:table-cell>
        </table:table-row>
        <table:table-row table:style-name="ro1">
          <table:table-cell/>
          <table:table-cell table:style-name="ce34"/>
          <table:table-cell table:style-name="ce46"/>
          <table:table-cell office:value-type="float" office:value="317.78">
            <text:p>317,78</text:p>
          </table:table-cell>
        </table:table-row>
        <table:table-row table:style-name="ro1">
          <table:table-cell/>
          <table:table-cell table:style-name="ce34"/>
          <table:table-cell table:style-name="ce47"/>
          <table:table-cell office:value-type="float" office:value="317.78">
            <text:p>317,78</text:p>
          </table:table-cell>
        </table:table-row>
        <table:table-row table:style-name="ro1">
          <table:table-cell/>
          <table:table-cell table:style-name="ce34"/>
          <table:table-cell table:style-name="ce44"/>
          <table:table-cell office:value-type="float" office:value="317.78">
            <text:p>317,78</text:p>
          </table:table-cell>
        </table:table-row>
        <table:table-row table:style-name="ro1">
          <table:table-cell/>
          <table:table-cell table:style-name="ce34"/>
          <table:table-cell table:style-name="ce44"/>
          <table:table-cell office:value-type="float" office:value="317.78">
            <text:p>317,78</text:p>
          </table:table-cell>
        </table:table-row>
        <table:table-row table:style-name="ro1">
          <table:table-cell/>
          <table:table-cell table:style-name="ce34"/>
          <table:table-cell table:style-name="ce44"/>
          <table:table-cell office:value-type="float" office:value="317.78">
            <text:p>317,78</text:p>
          </table:table-cell>
        </table:table-row>
        <table:table-row table:style-name="ro1">
          <table:table-cell/>
          <table:table-cell table:style-name="ce34"/>
          <table:table-cell table:style-name="ce41"/>
          <table:table-cell office:value-type="float" office:value="317.78">
            <text:p>317,78</text:p>
          </table:table-cell>
        </table:table-row>
        <table:table-row table:style-name="ro1">
          <table:table-cell/>
          <table:table-cell table:style-name="ce34"/>
          <table:table-cell table:style-name="ce48"/>
          <table:table-cell office:value-type="float" office:value="317.78">
            <text:p>317,78</text:p>
          </table:table-cell>
        </table:table-row>
        <table:table-row table:style-name="ro1">
          <table:table-cell/>
          <table:table-cell table:style-name="ce34" office:value-type="string">
            <text:p>TEG ACTUARIEL</text:p>
          </table:table-cell>
          <table:table-cell table:style-name="ce37" office:value-type="percentage" office:value="0.0904527016829848">
            <text:p>9,05%</text:p>
          </table:table-cell>
          <table:table-cell office:value-type="float" office:value="317.78">
            <text:p>317,78</text:p>
          </table:table-cell>
        </table:table-row>
        <table:table-row table:style-name="ro1">
          <table:table-cell/>
          <table:table-cell table:style-name="ce34" office:value-type="string">
            <text:p>TEG PROPOR.</text:p>
          </table:table-cell>
          <table:table-cell table:style-name="ce37" office:value-type="percentage" office:value="0.0869061161952349">
            <text:p>8,69%</text:p>
          </table:table-cell>
          <table:table-cell office:value-type="float" office:value="317.78">
            <text:p>317,78</text:p>
          </table:table-cell>
        </table:table-row>
        <table:table-row table:style-name="ro1">
          <table:table-cell/>
          <table:table-cell table:style-name="ce34"/>
          <table:table-cell table:style-name="ce44"/>
          <table:table-cell office:value-type="float" office:value="317.78">
            <text:p>317,78</text:p>
          </table:table-cell>
        </table:table-row>
        <table:table-row table:style-name="ro1">
          <table:table-cell/>
          <table:table-cell table:style-name="ce35" office:value-type="string">
            <text:p>Erreur commise</text:p>
          </table:table-cell>
          <table:table-cell table:style-name="ce49" office:value-type="currency" office:currency="EUR" office:value="0.00000000208819983527064">
            <text:p>0,000000002088 €</text:p>
          </table:table-cell>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draw:frame table:end-cell-address="Exemple5Bis.C42" table:end-x="3.668cm" table:end-y="0.441cm" draw:z-index="0" draw:style-name="gr11" draw:text-style-name="P1" svg:width="11.835cm" svg:height="8.083cm" svg:x="0.256cm" svg:y="0.001cm">
              <draw:text-box>
                <text:p text:style-name="P1"><text:span text:style-name="T7">Exemple 5 bis du décret n° 2002-928 du 10/06/2002</text:span></text:p>
                <text:p/>
                <text:p>Capital emprunté: <text:span text:style-name="T1">10000 €</text:span>, versement des fonds le <text:span text:style-name="T1">15/09/2002</text:span></text:p>
                <text:p/>
                <text:p><text:s/>Remboursement: <text:span text:style-name="T1">36 mensualités de 317,78 €</text:span> à compter du <text:span text:style-name="T1">31/10/2002</text:span>.</text:p>
                <text:p><text:s/></text:p>
                <text:p>Le taux trouvé est de <text:span text:style-name="T1">9,05%</text:span> (9,045%). Dans le décret, selon la méthode de calcul, on peut arriver à un écart de 0,01%: 9,06% et 9,05%. Là encore, l'erreur est négligeable.</text:p>
                <text:p/>
                <text:p/>
                <text:p/>
              </draw:text-box>
            </draw:frame>
          </table:table-cell>
          <table:table-cell table:number-columns-repeated="2"/>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table-cell table:number-columns-repeated="3"/>
          <table:table-cell office:value-type="float" office:value="317.78">
            <text:p>317,78</text:p>
          </table:table-cell>
        </table:table-row>
        <table:table-row table:style-name="ro1" table:number-rows-repeated="12">
          <table:table-cell table:number-columns-repeated="4"/>
        </table:table-row>
        <table:table-row table:style-name="ro1">
          <table:table-cell table:number-columns-repeated="4"/>
        </table:table-row>
      </table:table>
      <table:table table:name="Exemple6" table:style-name="ta1" table:protected="true" table:print="false">
        <table:table-column table:style-name="co31" table:default-cell-style-name="ce1"/>
        <table:table-column table:style-name="co32" table:default-cell-style-name="ce34"/>
        <table:table-column table:style-name="co33" table:default-cell-style-name="ce1"/>
        <table:table-column table:style-name="co34" table:default-cell-style-name="ce51"/>
        <table:table-row table:style-name="ro1">
          <table:table-cell/>
          <table:table-cell table:style-name="ce2"/>
          <table:table-cell table:style-name="ce5"/>
          <table:table-cell table:style-name="ce50" office:value-type="string">
            <text:p>REMBOURSEMENTS</text:p>
          </table:table-cell>
        </table:table-row>
        <table:table-row table:style-name="ro1">
          <table:table-cell/>
          <table:table-cell office:value-type="string">
            <text:p>CAPITAL</text:p>
          </table:table-cell>
          <table:table-cell table:style-name="ce36" office:value-type="currency" office:currency="EUR" office:value="1000">
            <text:p>1 000,00 €</text:p>
          </table:table-cell>
          <table:table-cell office:value-type="float" office:value="30.42">
            <text:p>30,42</text:p>
          </table:table-cell>
        </table:table-row>
        <table:table-row table:style-name="ro1">
          <table:table-cell/>
          <table:table-cell office:value-type="string">
            <text:p>T1</text:p>
          </table:table-cell>
          <table:table-cell table:style-name="ce37" office:value-type="percentage" office:value="0.01">
            <text:p>1,00%</text:p>
          </table:table-cell>
          <table:table-cell office:value-type="float" office:value="30.4200000762939">
            <text:p>30,42</text:p>
          </table:table-cell>
        </table:table-row>
        <table:table-row table:style-name="ro1">
          <table:table-cell/>
          <table:table-cell office:value-type="string">
            <text:p>T2</text:p>
          </table:table-cell>
          <table:table-cell table:style-name="ce37" office:value-type="percentage" office:value="0.25">
            <text:p>25,00%</text:p>
          </table:table-cell>
          <table:table-cell office:value-type="float" office:value="30.4200000762939">
            <text:p>30,42</text:p>
          </table:table-cell>
        </table:table-row>
        <table:table-row table:style-name="ro1">
          <table:table-cell/>
          <table:table-cell office:value-type="string">
            <text:p>PERIODICITE</text:p>
          </table:table-cell>
          <table:table-cell table:style-name="ce38" office:value-type="float" office:value="12">
            <text:p>12</text:p>
          </table:table-cell>
          <table:table-cell office:value-type="float" office:value="30.4200000762939">
            <text:p>30,42</text:p>
          </table:table-cell>
        </table:table-row>
        <table:table-row table:style-name="ro1">
          <table:table-cell/>
          <table:table-cell office:value-type="string">
            <text:p>Date mise à disposition des fonds</text:p>
          </table:table-cell>
          <table:table-cell table:style-name="ce52"/>
          <table:table-cell office:value-type="float" office:value="30.4200000762939">
            <text:p>30,42</text:p>
          </table:table-cell>
        </table:table-row>
        <table:table-row table:style-name="ro1">
          <table:table-cell/>
          <table:table-cell office:value-type="string">
            <text:p>Date du 1er paiement</text:p>
          </table:table-cell>
          <table:table-cell table:style-name="ce39"/>
          <table:table-cell office:value-type="float" office:value="30.4200000762939">
            <text:p>30,42</text:p>
          </table:table-cell>
        </table:table-row>
        <table:table-row table:style-name="ro1">
          <table:table-cell/>
          <table:table-cell office:value-type="string">
            <text:p>Ecart</text:p>
          </table:table-cell>
          <table:table-cell table:style-name="ce40" table:formula="oooc:=[.C7]-[.C6]" office:value-type="float" office:value="0">
            <text:p>0</text:p>
          </table:table-cell>
          <table:table-cell office:value-type="float" office:value="30.4200000762939">
            <text:p>30,42</text:p>
          </table:table-cell>
        </table:table-row>
        <table:table-row table:style-name="ro1">
          <table:table-cell table:number-columns-repeated="2"/>
          <table:table-cell table:style-name="ce41"/>
          <table:table-cell office:value-type="float" office:value="30.4200000762939">
            <text:p>30,42</text:p>
          </table:table-cell>
        </table:table-row>
        <table:table-row table:style-name="ro1">
          <table:table-cell/>
          <table:table-cell office:value-type="string">
            <text:p>FRAIS DOSSIER</text:p>
          </table:table-cell>
          <table:table-cell table:style-name="ce42" office:value-type="float" office:value="10">
            <text:p>10</text:p>
          </table:table-cell>
          <table:table-cell office:value-type="float" office:value="30.4200000762939">
            <text:p>30,42</text:p>
          </table:table-cell>
        </table:table-row>
        <table:table-row table:style-name="ro1">
          <table:table-cell/>
          <table:table-cell office:value-type="string">
            <text:p>FRAIS DIVERS</text:p>
          </table:table-cell>
          <table:table-cell table:style-name="ce43"/>
          <table:table-cell office:value-type="float" office:value="30.4200000762939">
            <text:p>30,42</text:p>
          </table:table-cell>
        </table:table-row>
        <table:table-row table:style-name="ro1">
          <table:table-cell table:number-columns-repeated="2"/>
          <table:table-cell table:style-name="ce44"/>
          <table:table-cell office:value-type="float" office:value="30.4200000762939">
            <text:p>30,42</text:p>
          </table:table-cell>
        </table:table-row>
        <table:table-row table:style-name="ro1">
          <table:table-cell table:number-columns-repeated="2"/>
          <table:table-cell table:style-name="ce44"/>
          <table:table-cell office:value-type="float" office:value="30.4200000762939">
            <text:p>30,42</text:p>
          </table:table-cell>
        </table:table-row>
        <table:table-row table:style-name="ro1">
          <table:table-cell/>
          <table:table-cell office:value-type="string">
            <text:p>TOTAL DES VERSEMENTS</text:p>
          </table:table-cell>
          <table:table-cell table:style-name="ce45" table:formula="oooc:=SUM([.D2:.D37])" office:value-type="currency" office:currency="EUR" office:value="1095.12000267029">
            <text:p>1 095,12 €</text:p>
          </table:table-cell>
          <table:table-cell office:value-type="float" office:value="30.4200000762939">
            <text:p>30,42</text:p>
          </table:table-cell>
        </table:table-row>
        <table:table-row table:style-name="ro1">
          <table:table-cell table:number-columns-repeated="2"/>
          <table:table-cell table:style-name="ce46"/>
          <table:table-cell office:value-type="float" office:value="30.4200000762939">
            <text:p>30,42</text:p>
          </table:table-cell>
        </table:table-row>
        <table:table-row table:style-name="ro1">
          <table:table-cell table:number-columns-repeated="2"/>
          <table:table-cell table:style-name="ce47"/>
          <table:table-cell office:value-type="float" office:value="30.4200000762939">
            <text:p>30,42</text:p>
          </table:table-cell>
        </table:table-row>
        <table:table-row table:style-name="ro1">
          <table:table-cell table:number-columns-repeated="2"/>
          <table:table-cell table:style-name="ce44"/>
          <table:table-cell office:value-type="float" office:value="30.4200000762939">
            <text:p>30,42</text:p>
          </table:table-cell>
        </table:table-row>
        <table:table-row table:style-name="ro1">
          <table:table-cell table:number-columns-repeated="2"/>
          <table:table-cell table:style-name="ce44"/>
          <table:table-cell office:value-type="float" office:value="30.4200000762939">
            <text:p>30,42</text:p>
          </table:table-cell>
        </table:table-row>
        <table:table-row table:style-name="ro1">
          <table:table-cell table:number-columns-repeated="2"/>
          <table:table-cell table:style-name="ce44"/>
          <table:table-cell office:value-type="float" office:value="30.4200000762939">
            <text:p>30,42</text:p>
          </table:table-cell>
        </table:table-row>
        <table:table-row table:style-name="ro1">
          <table:table-cell table:number-columns-repeated="2"/>
          <table:table-cell table:style-name="ce41"/>
          <table:table-cell office:value-type="float" office:value="30.4200000762939">
            <text:p>30,42</text:p>
          </table:table-cell>
        </table:table-row>
        <table:table-row table:style-name="ro1">
          <table:table-cell table:number-columns-repeated="2"/>
          <table:table-cell table:style-name="ce48"/>
          <table:table-cell office:value-type="float" office:value="30.4200000762939">
            <text:p>30,42</text:p>
          </table:table-cell>
        </table:table-row>
        <table:table-row table:style-name="ro1">
          <table:table-cell/>
          <table:table-cell office:value-type="string">
            <text:p>TEG ACTUARIEL</text:p>
          </table:table-cell>
          <table:table-cell table:style-name="ce37" office:value-type="percentage" office:value="0.0687967601069084">
            <text:p>6,88%</text:p>
          </table:table-cell>
          <table:table-cell office:value-type="float" office:value="30.4200000762939">
            <text:p>30,42</text:p>
          </table:table-cell>
        </table:table-row>
        <table:table-row table:style-name="ro1">
          <table:table-cell/>
          <table:table-cell office:value-type="string">
            <text:p>TEG PROPOR.</text:p>
          </table:table-cell>
          <table:table-cell table:style-name="ce37" office:value-type="percentage" office:value="0.0667182798834999">
            <text:p>6,67%</text:p>
          </table:table-cell>
          <table:table-cell office:value-type="float" office:value="30.4200000762939">
            <text:p>30,42</text:p>
          </table:table-cell>
        </table:table-row>
        <table:table-row table:style-name="ro1">
          <table:table-cell table:number-columns-repeated="2"/>
          <table:table-cell table:style-name="ce44"/>
          <table:table-cell office:value-type="float" office:value="30.4200000762939">
            <text:p>30,42</text:p>
          </table:table-cell>
        </table:table-row>
        <table:table-row table:style-name="ro1">
          <table:table-cell/>
          <table:table-cell table:style-name="ce35" office:value-type="string">
            <text:p>Erreur commise</text:p>
          </table:table-cell>
          <table:table-cell table:style-name="ce49" office:value-type="currency" office:currency="EUR" office:value="0.000000000186901161214337">
            <text:p>0,000000000187 €</text:p>
          </table:table-cell>
          <table:table-cell office:value-type="float" office:value="30.4200000762939">
            <text:p>30,42</text:p>
          </table:table-cell>
        </table:table-row>
        <table:table-row table:style-name="ro1">
          <table:table-cell>
            <draw:frame table:end-cell-address="Exemple6.C39" table:end-x="4.361cm" table:end-y="0.27cm" draw:z-index="0" draw:style-name="gr12" draw:text-style-name="P1" svg:width="11.639cm" svg:height="6.6cm" svg:x="0.205cm" svg:y="0.21cm">
              <draw:text-box>
                <text:p text:style-name="P1"><text:span text:style-name="T7">Exemple 6 du décret n° 2002-928 du 10/06/2002</text:span></text:p>
                <text:p/>
                <text:p>Capital emprunté: <text:span text:style-name="T1">1000 €</text:span>, versement des fonds le <text:span text:style-name="T1">01/01/2002</text:span></text:p>
                <text:p/>
                <text:p><text:s/>Remboursement: <text:span text:style-name="T1">36 mensualités de 30,42 €</text:span> à compter du <text:span text:style-name="T1">01/02/2002</text:span>.</text:p>
                <text:p><text:s/></text:p>
                <text:p>Le taux trouvé est de 6,88%, valeur identique à celui donné dans le décret.</text:p>
                <text:p/>
                <text:p/>
              </draw:text-box>
            </draw:frame>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row table:style-name="ro1">
          <table:table-cell/>
          <table:table-cell table:style-name="ce1"/>
          <table:table-cell/>
          <table:table-cell office:value-type="float" office:value="30.4200000762939">
            <text:p>30,42</text:p>
          </table:table-cell>
        </table:table-row>
      </table:table>
      <table:table table:name="Exemple7" table:style-name="ta1" table:protected="true" table:print="false">
        <table:table-column table:style-name="co31" table:default-cell-style-name="ce1"/>
        <table:table-column table:style-name="co35" table:default-cell-style-name="ce34"/>
        <table:table-column table:style-name="co36" table:default-cell-style-name="ce44"/>
        <table:table-column table:style-name="co37" table:default-cell-style-name="ce51"/>
        <table:table-row table:style-name="ro1">
          <table:table-cell/>
          <table:table-cell table:style-name="ce2"/>
          <table:table-cell table:style-name="ce5"/>
          <table:table-cell table:style-name="ce50" office:value-type="string">
            <text:p>REMBOURSEMENTS</text:p>
          </table:table-cell>
        </table:table-row>
        <table:table-row table:style-name="ro1">
          <table:table-cell/>
          <table:table-cell office:value-type="string">
            <text:p>CAPITAL</text:p>
          </table:table-cell>
          <table:table-cell table:style-name="ce53" office:value-type="float" office:value="250000">
            <text:p>250000,00 F</text:p>
          </table:table-cell>
          <table:table-cell office:value-type="float" office:value="6500">
            <text:p>6500</text:p>
          </table:table-cell>
        </table:table-row>
        <table:table-row table:style-name="ro1">
          <table:table-cell/>
          <table:table-cell office:value-type="string">
            <text:p>T1</text:p>
          </table:table-cell>
          <table:table-cell table:style-name="ce37" office:value-type="percentage" office:value="0.01">
            <text:p>1,00%</text:p>
          </table:table-cell>
          <table:table-cell office:value-type="float" office:value="6500">
            <text:p>6500</text:p>
          </table:table-cell>
        </table:table-row>
        <table:table-row table:style-name="ro1">
          <table:table-cell/>
          <table:table-cell office:value-type="string">
            <text:p>T2</text:p>
          </table:table-cell>
          <table:table-cell table:style-name="ce37" office:value-type="percentage" office:value="0.25">
            <text:p>25,00%</text:p>
          </table:table-cell>
          <table:table-cell office:value-type="float" office:value="6500">
            <text:p>6500</text:p>
          </table:table-cell>
        </table:table-row>
        <table:table-row table:style-name="ro1">
          <table:table-cell/>
          <table:table-cell office:value-type="string">
            <text:p>PERIODICITE</text:p>
          </table:table-cell>
          <table:table-cell table:style-name="ce38" office:value-type="float" office:value="4">
            <text:p>4</text:p>
          </table:table-cell>
          <table:table-cell office:value-type="float" office:value="6500">
            <text:p>6500</text:p>
          </table:table-cell>
        </table:table-row>
        <table:table-row table:style-name="ro1">
          <table:table-cell/>
          <table:table-cell office:value-type="string">
            <text:p>Date mise à disposition des fonds</text:p>
          </table:table-cell>
          <table:table-cell table:style-name="ce54" office:value-type="date" office:date-value="1985-05-01">
            <text:p>01/05/85</text:p>
          </table:table-cell>
          <table:table-cell office:value-type="float" office:value="6500">
            <text:p>6500</text:p>
          </table:table-cell>
        </table:table-row>
        <table:table-row table:style-name="ro1">
          <table:table-cell/>
          <table:table-cell office:value-type="string">
            <text:p>Date du 1er paiement</text:p>
          </table:table-cell>
          <table:table-cell table:style-name="ce39" office:value-type="date" office:date-value="1985-07-01">
            <text:p>01/07/1985</text:p>
          </table:table-cell>
          <table:table-cell office:value-type="float" office:value="6500">
            <text:p>6500</text:p>
          </table:table-cell>
        </table:table-row>
        <table:table-row table:style-name="ro1">
          <table:table-cell/>
          <table:table-cell office:value-type="string">
            <text:p>Ecart</text:p>
          </table:table-cell>
          <table:table-cell table:style-name="ce40" table:formula="oooc:=[.C7]-[.C6]" office:value-type="float" office:value="61">
            <text:p>61</text:p>
          </table:table-cell>
          <table:table-cell office:value-type="float" office:value="6500">
            <text:p>6500</text:p>
          </table:table-cell>
        </table:table-row>
        <table:table-row table:style-name="ro1">
          <table:table-cell table:number-columns-repeated="2"/>
          <table:table-cell table:style-name="ce41"/>
          <table:table-cell office:value-type="float" office:value="6500">
            <text:p>6500</text:p>
          </table:table-cell>
        </table:table-row>
        <table:table-row table:style-name="ro1">
          <table:table-cell/>
          <table:table-cell office:value-type="string">
            <text:p>FRAIS DOSSIER</text:p>
          </table:table-cell>
          <table:table-cell table:style-name="ce42"/>
          <table:table-cell office:value-type="float" office:value="6500">
            <text:p>6500</text:p>
          </table:table-cell>
        </table:table-row>
        <table:table-row table:style-name="ro1">
          <table:table-cell/>
          <table:table-cell office:value-type="string">
            <text:p>FRAIS DIVERS</text:p>
          </table:table-cell>
          <table:table-cell table:style-name="ce43"/>
          <table:table-cell office:value-type="float" office:value="6500">
            <text:p>6500</text:p>
          </table:table-cell>
        </table:table-row>
        <table:table-row table:style-name="ro1">
          <table:table-cell table:number-columns-repeated="3"/>
          <table:table-cell office:value-type="float" office:value="6500">
            <text:p>6500</text:p>
          </table:table-cell>
        </table:table-row>
        <table:table-row table:style-name="ro1">
          <table:table-cell table:number-columns-repeated="3"/>
          <table:table-cell office:value-type="float" office:value="245600">
            <text:p>245600</text:p>
          </table:table-cell>
        </table:table-row>
        <table:table-row table:style-name="ro1">
          <table:table-cell/>
          <table:table-cell office:value-type="string">
            <text:p>TOTAL DES VERSEMENTS</text:p>
          </table:table-cell>
          <table:table-cell table:style-name="ce55" table:formula="oooc:=SUM([.D2:.D25])" office:value-type="float" office:value="317100">
            <text:p>317100,00 F</text:p>
          </table:table-cell>
          <table:table-cell/>
        </table:table-row>
        <table:table-row table:style-name="ro1">
          <table:table-cell table:number-columns-repeated="2"/>
          <table:table-cell table:style-name="ce46"/>
          <table:table-cell/>
        </table:table-row>
        <table:table-row table:style-name="ro1">
          <table:table-cell table:number-columns-repeated="2"/>
          <table:table-cell table:style-name="ce47"/>
          <table:table-cell/>
        </table:table-row>
        <table:table-row table:style-name="ro1" table:number-rows-repeated="3">
          <table:table-cell table:number-columns-repeated="4"/>
        </table:table-row>
        <table:table-row table:style-name="ro1">
          <table:table-cell table:number-columns-repeated="2"/>
          <table:table-cell table:style-name="ce41"/>
          <table:table-cell/>
        </table:table-row>
        <table:table-row table:style-name="ro1">
          <table:table-cell table:number-columns-repeated="2"/>
          <table:table-cell table:style-name="ce48"/>
          <table:table-cell/>
        </table:table-row>
        <table:table-row table:style-name="ro1">
          <table:table-cell/>
          <table:table-cell office:value-type="string">
            <text:p>TEG ACTUARIEL</text:p>
          </table:table-cell>
          <table:table-cell table:style-name="ce37" office:value-type="percentage" office:value="0.0912208677588922">
            <text:p>9,12%</text:p>
          </table:table-cell>
          <table:table-cell/>
        </table:table-row>
        <table:table-row table:style-name="ro1">
          <table:table-cell/>
          <table:table-cell office:value-type="string">
            <text:p>TEG PROPOR.</text:p>
          </table:table-cell>
          <table:table-cell table:style-name="ce37" office:value-type="percentage" office:value="0.0882566981550938">
            <text:p>8,83%</text:p>
          </table:table-cell>
          <table:table-cell/>
        </table:table-row>
        <table:table-row table:style-name="ro1">
          <table:table-cell table:number-columns-repeated="4"/>
        </table:table-row>
        <table:table-row table:style-name="ro1">
          <table:table-cell/>
          <table:table-cell table:style-name="ce35" office:value-type="string">
            <text:p>Erreur commise</text:p>
          </table:table-cell>
          <table:table-cell table:style-name="ce56" office:value-type="float" office:value="0.000000103143975138664">
            <text:p>0,00000010314 F</text:p>
          </table:table-cell>
          <table:table-cell/>
        </table:table-row>
        <table:table-row table:style-name="ro2" table:number-rows-repeated="2">
          <table:table-cell table:style-name="Default" table:number-columns-repeated="4"/>
        </table:table-row>
        <table:table-row table:style-name="ro2">
          <table:table-cell table:style-name="Default">
            <draw:frame table:end-cell-address="Exemple7.D37" table:end-x="4.604cm" table:end-y="0.369cm" draw:z-index="0" draw:style-name="gr13" svg:width="16.932cm" svg:height="3.949cm" svg:x="0.205cm" svg:y="0.247cm">
              <draw:text-box>
                <text:p><text:span text:style-name="T6">Exemple n°7</text:span></text:p>
                <text:p>Un crédit a été conclu en avril 1985. La banque verse les fonds le 1er mai 1985 et le premier paiement s'effectue le 1er juillet de la même année et ensuite tous les trimestres (soit 01/10, 01/01, 01/04, 01/07, ...). Le paiement est trimestriel donc la périodicité est 4 (pour 4 paiements annuels). Il y a 11 paiements de 6500 F (ou euros, ça ne change rien) puis un paiement de 245600 F qui solde le compte, comme prévu au contrat. Le TEG proportionnel est 8,83% et actuariel 9,12%.</text:p>
              </draw:text-box>
            </draw:frame>
          </table:table-cell>
          <table:table-cell table:style-name="Default" table:number-columns-repeated="3"/>
        </table:table-row>
      </table:table>
      <table:table table:name="Exemple8" table:style-name="ta1" table:protected="true" table:print="false">
        <table:table-column table:style-name="co38" table:default-cell-style-name="ce57"/>
        <table:table-column table:style-name="co39" table:default-cell-style-name="ce1"/>
        <table:table-column table:style-name="co3" table:default-cell-style-name="ce1"/>
        <table:table-column table:style-name="co4" table:default-cell-style-name="ce64"/>
        <table:table-row table:style-name="ro1">
          <table:table-cell/>
          <table:table-cell table:style-name="ce2"/>
          <table:table-cell table:style-name="ce5"/>
          <table:table-cell table:style-name="ce50" office:value-type="string">
            <text:p>REMBOURSEMENTS</text:p>
          </table:table-cell>
        </table:table-row>
        <table:table-row table:style-name="ro1">
          <table:table-cell/>
          <table:table-cell table:style-name="ce34" office:value-type="string">
            <text:p>CAPITAL</text:p>
          </table:table-cell>
          <table:table-cell table:style-name="ce58" office:value-type="currency" office:currency="EUR" office:value="150000">
            <text:p>150 000,00 €</text:p>
          </table:table-cell>
          <table:table-cell table:style-name="ce51" office:value-type="float" office:value="1250">
            <text:p>1250</text:p>
          </table:table-cell>
        </table:table-row>
        <table:table-row table:style-name="ro1">
          <table:table-cell/>
          <table:table-cell table:style-name="ce34" office:value-type="string">
            <text:p>Borne inférieure de recherche</text:p>
          </table:table-cell>
          <table:table-cell table:style-name="ce37" office:value-type="percentage" office:value="0.01">
            <text:p>1,00%</text:p>
          </table:table-cell>
          <table:table-cell table:style-name="ce51" office:value-type="float" office:value="1250">
            <text:p>1250</text:p>
          </table:table-cell>
        </table:table-row>
        <table:table-row table:style-name="ro1">
          <table:table-cell/>
          <table:table-cell table:style-name="ce34" office:value-type="string">
            <text:p>Borne supérieure de recherche</text:p>
          </table:table-cell>
          <table:table-cell table:style-name="ce37" office:value-type="percentage" office:value="0.25">
            <text:p>25,00%</text:p>
          </table:table-cell>
          <table:table-cell table:style-name="ce51" office:value-type="float" office:value="1250">
            <text:p>1250</text:p>
          </table:table-cell>
        </table:table-row>
        <table:table-row table:style-name="ro1">
          <table:table-cell/>
          <table:table-cell table:style-name="ce34" office:value-type="string">
            <text:p>PERIODICITE</text:p>
          </table:table-cell>
          <table:table-cell table:style-name="ce59" office:value-type="float" office:value="12">
            <text:p>12</text:p>
          </table:table-cell>
          <table:table-cell table:style-name="ce51" office:value-type="float" office:value="1250">
            <text:p>1250</text:p>
          </table:table-cell>
        </table:table-row>
        <table:table-row table:style-name="ro1">
          <table:table-cell/>
          <table:table-cell table:style-name="ce34" office:value-type="string">
            <text:p>Date mise à disposition des fonds</text:p>
          </table:table-cell>
          <table:table-cell table:style-name="ce60" office:value-type="date" office:date-value="2002-12-21">
            <text:p>21/12/2002</text:p>
          </table:table-cell>
          <table:table-cell table:style-name="ce51" office:value-type="float" office:value="1250">
            <text:p>1250</text:p>
          </table:table-cell>
        </table:table-row>
        <table:table-row table:style-name="ro1">
          <table:table-cell/>
          <table:table-cell table:style-name="ce34" office:value-type="string">
            <text:p>Date du 1er paiement</text:p>
          </table:table-cell>
          <table:table-cell table:style-name="ce60" office:value-type="date" office:date-value="2003-02-01">
            <text:p>01/02/2003</text:p>
          </table:table-cell>
          <table:table-cell table:style-name="ce51" office:value-type="float" office:value="1250">
            <text:p>1250</text:p>
          </table:table-cell>
        </table:table-row>
        <table:table-row table:style-name="ro1">
          <table:table-cell/>
          <table:table-cell table:style-name="ce34" office:value-type="string">
            <text:p>Ecart</text:p>
          </table:table-cell>
          <table:table-cell table:style-name="ce40" table:formula="oooc:=DAYS([.C7];[.C6])" office:value-type="float" office:value="42">
            <text:p>42</text:p>
          </table:table-cell>
          <table:table-cell table:style-name="ce51" office:value-type="float" office:value="1250">
            <text:p>1250</text:p>
          </table:table-cell>
        </table:table-row>
        <table:table-row table:style-name="ro1">
          <table:table-cell/>
          <table:table-cell table:style-name="ce34"/>
          <table:table-cell table:style-name="ce41"/>
          <table:table-cell table:style-name="ce51" office:value-type="float" office:value="1250">
            <text:p>1250</text:p>
          </table:table-cell>
        </table:table-row>
        <table:table-row table:style-name="ro1">
          <table:table-cell/>
          <table:table-cell table:style-name="ce34" office:value-type="string">
            <text:p>FRAIS DOSSIER</text:p>
          </table:table-cell>
          <table:table-cell table:style-name="ce59" office:value-type="float" office:value="450">
            <text:p>450</text:p>
          </table:table-cell>
          <table:table-cell table:style-name="ce51" office:value-type="float" office:value="1250">
            <text:p>1250</text:p>
          </table:table-cell>
        </table:table-row>
        <table:table-row table:style-name="ro1">
          <table:table-cell/>
          <table:table-cell table:style-name="ce34" office:value-type="string">
            <text:p>FRAIS DIVERS</text:p>
          </table:table-cell>
          <table:table-cell table:style-name="ce61" office:value-type="float" office:value="2000">
            <text:p>2000</text:p>
          </table:table-cell>
          <table:table-cell table:style-name="ce51" office:value-type="float" office:value="1250">
            <text:p>1250</text:p>
          </table:table-cell>
        </table:table-row>
        <table:table-row table:style-name="ro1">
          <table:table-cell/>
          <table:table-cell table:style-name="ce34"/>
          <table:table-cell table:style-name="ce44"/>
          <table:table-cell table:style-name="ce51" office:value-type="float" office:value="1250">
            <text:p>1250</text:p>
          </table:table-cell>
        </table:table-row>
        <table:table-row table:style-name="ro1">
          <table:table-cell/>
          <table:table-cell table:style-name="ce34"/>
          <table:table-cell table:style-name="ce44"/>
          <table:table-cell table:style-name="ce51" office:value-type="float" office:value="1250">
            <text:p>1250</text:p>
          </table:table-cell>
        </table:table-row>
        <table:table-row table:style-name="ro1">
          <table:table-cell/>
          <table:table-cell table:style-name="ce34" office:value-type="string">
            <text:p>TOTAL DES VERSEMENTS</text:p>
          </table:table-cell>
          <table:table-cell table:style-name="ce45" table:formula="oooc:=SUM(REMB)" office:value-type="currency" office:currency="EUR" office:value="0">
            <text:p>0,00 €</text:p>
          </table:table-cell>
          <table:table-cell table:style-name="ce51" office:value-type="float" office:value="1250">
            <text:p>1250</text:p>
          </table:table-cell>
        </table:table-row>
        <table:table-row table:style-name="ro1">
          <table:table-cell/>
          <table:table-cell table:style-name="ce34"/>
          <table:table-cell table:style-name="ce46"/>
          <table:table-cell table:style-name="ce51" office:value-type="float" office:value="1250">
            <text:p>1250</text:p>
          </table:table-cell>
        </table:table-row>
        <table:table-row table:style-name="ro1">
          <table:table-cell/>
          <table:table-cell table:style-name="ce34"/>
          <table:table-cell table:style-name="ce47"/>
          <table:table-cell table:style-name="ce51" office:value-type="float" office:value="1250">
            <text:p>1250</text:p>
          </table:table-cell>
        </table:table-row>
        <table:table-row table:style-name="ro1">
          <table:table-cell/>
          <table:table-cell table:style-name="ce34"/>
          <table:table-cell table:style-name="ce44"/>
          <table:table-cell table:style-name="ce51" office:value-type="float" office:value="1250">
            <text:p>1250</text:p>
          </table:table-cell>
        </table:table-row>
        <table:table-row table:style-name="ro1">
          <table:table-cell/>
          <table:table-cell table:style-name="ce34"/>
          <table:table-cell table:style-name="ce44"/>
          <table:table-cell table:style-name="ce51" office:value-type="float" office:value="1250">
            <text:p>1250</text:p>
          </table:table-cell>
        </table:table-row>
        <table:table-row table:style-name="ro1">
          <table:table-cell/>
          <table:table-cell table:style-name="ce34"/>
          <table:table-cell table:style-name="ce44"/>
          <table:table-cell table:style-name="ce51" office:value-type="float" office:value="1250">
            <text:p>1250</text:p>
          </table:table-cell>
        </table:table-row>
        <table:table-row table:style-name="ro1">
          <table:table-cell/>
          <table:table-cell table:style-name="ce34"/>
          <table:table-cell table:style-name="ce41"/>
          <table:table-cell table:style-name="ce51" office:value-type="float" office:value="1250">
            <text:p>1250</text:p>
          </table:table-cell>
        </table:table-row>
        <table:table-row table:style-name="ro1">
          <table:table-cell/>
          <table:table-cell table:style-name="ce34"/>
          <table:table-cell table:style-name="ce48"/>
          <table:table-cell table:style-name="ce51" office:value-type="float" office:value="1250">
            <text:p>1250</text:p>
          </table:table-cell>
        </table:table-row>
        <table:table-row table:style-name="ro1">
          <table:table-cell/>
          <table:table-cell table:style-name="ce34" office:value-type="string">
            <text:p>TEG ACTUARIEL</text:p>
          </table:table-cell>
          <table:table-cell table:style-name="ce62" office:value-type="percentage" office:value="0.0844566580386839">
            <text:p>8,45%</text:p>
          </table:table-cell>
          <table:table-cell table:style-name="ce51" office:value-type="float" office:value="1250">
            <text:p>1250</text:p>
          </table:table-cell>
        </table:table-row>
        <table:table-row table:style-name="ro1">
          <table:table-cell/>
          <table:table-cell table:style-name="ce34" office:value-type="string">
            <text:p>TEG PROPOR.</text:p>
          </table:table-cell>
          <table:table-cell table:style-name="ce62" office:value-type="percentage" office:value="0.0813536125897904">
            <text:p>8,14%</text:p>
          </table:table-cell>
          <table:table-cell table:style-name="ce51" office:value-type="float" office:value="1250">
            <text:p>1250</text:p>
          </table:table-cell>
        </table:table-row>
        <table:table-row table:style-name="ro1">
          <table:table-cell/>
          <table:table-cell table:style-name="ce34"/>
          <table:table-cell table:style-name="ce44"/>
          <table:table-cell table:style-name="ce51" office:value-type="float" office:value="1250">
            <text:p>1250</text:p>
          </table:table-cell>
        </table:table-row>
        <table:table-row table:style-name="ro1">
          <table:table-cell/>
          <table:table-cell table:style-name="ce35" office:value-type="string">
            <text:p>Erreur commise</text:p>
          </table:table-cell>
          <table:table-cell table:style-name="ce63" office:value-type="currency" office:currency="EUR" office:value="-0.000465781951788815">
            <text:p>-0,000465781952 €</text:p>
          </table:table-cell>
          <table:table-cell table:style-name="ce51" office:value-type="float" office:value="1250">
            <text:p>1250</text:p>
          </table:table-cell>
        </table:table-row>
        <table:table-row table:style-name="ro1">
          <table:table-cell>
            <draw:frame table:end-cell-address="Exemple8.C40" table:end-x="4.061cm" table:end-y="0.174cm" draw:z-index="0" draw:style-name="gr14" svg:width="11.164cm" svg:height="6.943cm" svg:x="0.102cm" svg:y="0.365cm">
              <draw:text-box>
                <text:p><text:span text:style-name="T6">Exemple n°8 – Prêt immobilier</text:span></text:p>
                <text:p/>
                <text:p>M. et Mme DUPONT ont conclu un contrat de prêt immobilier en décembre 2002 d'un montant de <text:span text:style-name="T1">150 000 €</text:span>. La banque met les fonds à leur disposition, via leur notaire, <text:span text:style-name="T1">le 21 décembre 2002</text:span>. La première mensualité sera prélevée le <text:span text:style-name="T1">1er février 2003</text:span>. Chaque mensualité sera ensuite prélevée le 1er de chaque mois. Le capital emprunté est de <text:span text:style-name="T1">150000 € sur 20 ans </text:span>, les frais de dossier de <text:span text:style-name="T1">450 €</text:span>. Les autres frais annexes connus au moment de la conclusion du prêt (liés aux prêts immobiliers...) sont de <text:span text:style-name="T1">2000 €</text:span>. La périodicité est de <text:span text:style-name="T1">12, </text:span><text:span text:style-name="T4">et</text:span><text:span text:style-name="T1"> </text:span><text:span text:style-name="T4">chaque échéance est de</text:span><text:span text:style-name="T1"> 1250 €</text:span></text:p>
              </draw:text-box>
            </draw:frame>
          </table:table-cell>
          <table:table-cell table:number-columns-repeated="2"/>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table-cell table:number-columns-repeated="3"/>
          <table:table-cell table:style-name="ce51" office:value-type="float" office:value="1250">
            <text:p>1250</text:p>
          </table:table-cell>
        </table:table-row>
        <table:table-row table:style-name="ro1" table:number-rows-repeated="120">
          <table:table-cell table:number-columns-repeated="3"/>
          <table:table-cell table:style-name="ce51"/>
        </table:table-row>
        <table:table-row table:style-name="ro1" table:number-rows-repeated="31638">
          <table:table-cell table:number-columns-repeated="4"/>
        </table:table-row>
        <table:table-row table:style-name="ro1">
          <table:table-cell table:number-columns-repeated="4"/>
        </table:table-row>
      </table:table>
      <table:table table:name="Remarques" table:style-name="ta1" table:print="false">
        <table:table-column table:style-name="co5" table:default-cell-style-name="Default"/>
        <table:table-column table:style-name="co40" table:default-cell-style-name="Default"/>
        <table:table-column table:style-name="co41" table:default-cell-style-name="Default"/>
        <table:table-row table:style-name="ro2">
          <table:table-cell table:number-columns-repeated="3"/>
        </table:table-row>
        <table:table-row table:style-name="ro3">
          <table:table-cell/>
          <table:table-cell office:value-type="string">
            <text:p><text:span text:style-name="T2">RAPPEL :</text:span> mon poste équipé Win XP et OOo version 2.01 (téléchargée du site officiel)</text:p>
          </table:table-cell>
          <table:table-cell/>
        </table:table-row>
        <table:table-row table:style-name="ro2" table:number-rows-repeated="2">
          <table:table-cell table:number-columns-repeated="3"/>
        </table:table-row>
        <table:table-row table:style-name="ro4">
          <table:table-cell/>
          <table:table-cell table:style-name="ce65" office:value-type="string">
            <text:p>remarque 1 -</text:p>
          </table:table-cell>
          <table:table-cell table:style-name="ce67" office:value-type="string">
            <text:p>Je pense (rappel) qu'il faudrait mettre au minimum un avertissement, concernant l'impossibilité, soit d'ajouter/retrancher des feuilles au document, soit d'en modifier l'ordre... (encore eu une mésaventure à ce niveau...)</text:p>
          </table:table-cell>
        </table:table-row>
        <table:table-row table:style-name="ro2">
          <table:table-cell/>
          <table:table-cell table:style-name="ce66"/>
          <table:table-cell/>
        </table:table-row>
        <table:table-row table:style-name="ro2">
          <table:table-cell/>
          <table:table-cell table:style-name="ce65" office:value-type="string">
            <text:p>remarque 2 -</text:p>
          </table:table-cell>
          <table:table-cell office:value-type="string">
            <text:p>j'ai modifié les BOUTONS MACRO : police 12 GRAS + hauteur 1,20 cm (mais cela fonctionne-t-il sur toutes les versions ?)</text:p>
          </table:table-cell>
        </table:table-row>
        <table:table-row table:style-name="ro2">
          <table:table-cell/>
          <table:table-cell table:style-name="ce66"/>
          <table:table-cell/>
        </table:table-row>
        <table:table-row table:style-name="ro4">
          <table:table-cell/>
          <table:table-cell table:style-name="ce65" office:value-type="string">
            <text:p>remarque 3 -</text:p>
          </table:table-cell>
          <table:table-cell table:style-name="ce67" office:value-type="string">
            <text:p>Ergonomiquement : il me semble que, quand le tableau d'amort. est créé, il serait bien qu'OOo se positionne directement sur la feuille T_A</text:p>
          </table:table-cell>
        </table:table-row>
        <table:table-row table:style-name="ro2">
          <table:table-cell/>
          <table:table-cell table:style-name="ce66"/>
          <table:table-cell/>
        </table:table-row>
        <table:table-row table:style-name="ro2">
          <table:table-cell/>
          <table:table-cell table:style-name="ce65" office:value-type="string">
            <text:p>remarque 4 -</text:p>
          </table:table-cell>
          <table:table-cell office:value-type="string">
            <text:p>Là je ne comprends pas : j'ai fait les opérations suivantes :</text:p>
          </table:table-cell>
        </table:table-row>
        <table:table-row table:style-name="ro2">
          <table:table-cell table:number-columns-repeated="2"/>
          <table:table-cell office:value-type="string">
            <text:p>a – valeur 154 dans la 1ère cellule « remboursement » puis recopie 107 fois, puis TEG : OK, puis création tableau : OK</text:p>
          </table:table-cell>
        </table:table-row>
        <table:table-row table:style-name="ro4">
          <table:table-cell table:number-columns-repeated="2"/>
          <table:table-cell table:style-name="ce67" office:value-type="string">
            <text:p>b – les valeurs 1000, 1500 telles que dans la feuille actuelle, puis TEG : OK, puis création tableau : et là ??? il n'a pas effacé les anciennes valeurs + pas d'intérêts remboursés semble-t-il : ça ne fonctionne pas dans ce cas.</text:p>
          </table:table-cell>
        </table:table-row>
      </table:table>
      <table:named-expressions>
        <table:named-range table:name="REMB" table:base-cell-address="$Credit.$D$27" table:cell-range-address="$Credit.$D$2:.$D$360"/>
        <table:named-range table:name="F" table:base-cell-address="$Credit.$C$22" table:cell-range-address="$Credit.$C$5"/>
      </table:named-expressions>
      <table:database-ranges>
        <table:database-range table:target-range-address="T_A.A7:T_A.E44"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fr" style:country-asian="FR" style:font-name-complex="Tahoma" style:language-complex="fr" style:country-complex="F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DejaVu Serif'" style:font-family-generic="roman" style:font-pitch="variable" fo:font-size="12pt" fo:language="fr" fo:country="FR" style:font-size-asian="24pt" style:language-asian="fr" style:country-asian="FR" style:font-size-complex="24pt" style:language-complex="fr" style:country-complex="F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8">
      <number:number number:decimal-places="10"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7" number:min-integer-digits="1"/>
    </number:number-style>
    <number:number-style style:name="N112">
      <number:number number:decimal-places="8" number:min-integer-digits="1"/>
    </number:number-style>
    <number:number-style style:name="N113">
      <number:number number:decimal-places="11" number:min-integer-digits="1"/>
    </number:number-style>
    <number:currency-style style:name="N115P0" style:volatile="true">
      <number:number number:decimal-places="1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12" number:min-integer-digits="1" number:grouping="true"/>
      <number:text> </number:text>
      <number:currency-symbol number:language="fr" number:country="FR">€</number:currency-symbol>
      <style:map style:condition="value()&gt;=0" style:apply-style-name="N115P0"/>
    </number:currency-style>
    <number:number-style style:name="N116">
      <number:number number:decimal-places="2" number:min-integer-digits="1"/>
      <number:text> F</number:text>
    </number:number-style>
    <number:number-style style:name="N117">
      <number:number number:decimal-places="11" number:min-integer-digits="1"/>
      <number:text> F</number:text>
    </number:number-style>
    <number:number-style style:name="N121P0" style:volatile="true">
      <number:number number:decimal-places="2" number:min-integer-digits="1" number:grouping="true"/>
      <number:text> F </number:text>
    </number:number-style>
    <number:number-style style:name="N121P1" style:volatile="true">
      <number:text>-</number:text>
      <number:number number:decimal-places="2" number:min-integer-digits="1" number:grouping="true"/>
      <number:text> F </number:text>
    </number:number-style>
    <number:number-style style:name="N121P2" style:volatile="true">
      <number:text> -</number:text>
      <number:number number:decimal-places="0" number:min-integer-digits="0"/>
      <number:text> F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
      <number:number number:decimal-places="0" number:min-integer-digits="1" number:grouping="true"/>
      <number:text>   </number:text>
    </number:number-style>
    <number:number-style style:name="N123P0" style:volatile="true">
      <number:number number:decimal-places="0" number:min-integer-digits="1" number:grouping="true"/>
      <number:text>   </number:text>
    </number:number-style>
    <number:number-style style:name="N123">
      <number:text>-</number:text>
      <number:number number:decimal-places="0" number:min-integer-digits="1" number:grouping="true"/>
      <number:text>   </number:text>
      <style:map style:condition="value()&gt;=0" style:apply-style-name="N123P0"/>
    </number:number-style>
    <number:number-style style:name="N124P0" style:volatile="true">
      <number:number number:decimal-places="0" number:min-integer-digits="1" number:grouping="true"/>
      <number:text>   </number:text>
    </number:number-style>
    <number:number-style style:name="N124">
      <style:text-properties fo:color="#000000"/>
      <number:text>-</number:text>
      <number:number number:decimal-places="0" number:min-integer-digits="1" number:grouping="true"/>
      <number:text>   </number:text>
      <style:map style:condition="value()&gt;=0" style:apply-style-name="N124P0"/>
    </number:number-style>
    <number:number-style style:name="N126P0" style:volatile="true">
      <number:number number:decimal-places="2" number:min-integer-digits="1" number:grouping="true"/>
      <number:text>   </number:text>
    </number:number-style>
    <number:number-style style:name="N126">
      <number:text>-</number:text>
      <number:number number:decimal-places="2" number:min-integer-digits="1" number:grouping="true"/>
      <number:text>   </number:text>
      <style:map style:condition="value()&gt;=0" style:apply-style-name="N126P0"/>
    </number:number-style>
    <number:number-style style:name="N127P0" style:volatile="true">
      <number:number number:decimal-places="2" number:min-integer-digits="1" number:grouping="true"/>
      <number:text>   </number:text>
    </number:number-style>
    <number:number-style style:name="N127">
      <style:text-properties fo:color="#000000"/>
      <number:text>-</number:text>
      <number:number number:decimal-places="2" number:min-integer-digits="1" number:grouping="true"/>
      <number:text>   </number:text>
      <style:map style:condition="value()&gt;=0" style:apply-style-name="N127P0"/>
    </number:number-style>
    <number:time-style style:name="N128">
      <number:minutes number:style="long"/>
      <number:text>:</number:text>
      <number:seconds number:style="long"/>
    </number:time-style>
    <number:number-style style:name="N129">
      <number:scientific-number number:decimal-places="1" number:min-integer-digits="1" number:min-exponent-digits="1"/>
    </number:number-style>
    <number:number-style style:name="N131P0" style:volatile="true">
      <number:number number:decimal-places="0" number:min-integer-digits="1" number:grouping="true"/>
      <number:text> F</number:text>
    </number:number-style>
    <number:number-style style:name="N131">
      <number:text>-</number:text>
      <number:number number:decimal-places="0" number:min-integer-digits="1" number:grouping="true"/>
      <number:text> F</number:text>
      <style:map style:condition="value()&gt;=0" style:apply-style-name="N131P0"/>
    </number:number-style>
    <number:number-style style:name="N132P0" style:volatile="true">
      <number:number number:decimal-places="0" number:min-integer-digits="1" number:grouping="true"/>
      <number:text> F</number:text>
    </number:number-style>
    <number:number-style style:name="N132">
      <style:text-properties fo:color="#000000"/>
      <number:text>-</number:text>
      <number:number number:decimal-places="0" number:min-integer-digits="1" number:grouping="true"/>
      <number:text> F</number:text>
      <style:map style:condition="value()&gt;=0" style:apply-style-name="N132P0"/>
    </number:number-style>
    <number:number-style style:name="N134P0" style:volatile="true">
      <number:number number:decimal-places="2" number:min-integer-digits="1" number:grouping="true"/>
      <number:text> F</number:text>
    </number:number-style>
    <number:number-style style:name="N134">
      <number:text>-</number:text>
      <number:number number:decimal-places="2" number:min-integer-digits="1" number:grouping="true"/>
      <number:text> F</number:text>
      <style:map style:condition="value()&gt;=0" style:apply-style-name="N134P0"/>
    </number:number-style>
    <number:number-style style:name="N135P0" style:volatile="true">
      <number:number number:decimal-places="2" number:min-integer-digits="1" number:grouping="true"/>
      <number:text> F</number:text>
    </number:number-style>
    <number:number-style style:name="N135">
      <style:text-properties fo:color="#000000"/>
      <number:text>-</number:text>
      <number:number number:decimal-places="2" number:min-integer-digits="1" number:grouping="true"/>
      <number:text> F</number:text>
      <style:map style:condition="value()&gt;=0" style:apply-style-name="N135P0"/>
    </number:number-style>
    <number:number-style style:name="N139P0" style:volatile="true">
      <number:number number:decimal-places="0" number:min-integer-digits="1" number:grouping="true"/>
      <number:text> F </number:text>
    </number:number-style>
    <number:number-style style:name="N139P1" style:volatile="true">
      <number:text>-</number:text>
      <number:number number:decimal-places="0" number:min-integer-digits="1" number:grouping="true"/>
      <number:text> F </number:text>
    </number:number-style>
    <number:number-style style:name="N139P2" style:volatile="true">
      <number:text> - F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number number:decimal-places="2" number:min-integer-digits="1" number:grouping="true" number:display-factor="1000"/>
    </number:number-style>
    <number:number-style style:name="N149">
      <style:text-properties fo:color="#000000"/>
      <number:text>-</number:text>
      <number:number number:decimal-places="2" number:min-integer-digits="1" number:grouping="true" number:display-factor="1000"/>
      <style:map style:condition="value()&gt;=0" style:apply-style-name="N149P0"/>
    </number:number-style>
    <number:percentage-style style:name="N150">
      <number:number number:decimal-places="4" number:min-integer-digits="1"/>
      <number:text>%</number:text>
    </number:percentage-style>
    <number:percentage-style style:name="N151">
      <number:number number:decimal-places="3" number:min-integer-digits="1"/>
      <number:text>%</number:text>
    </number:percentage-style>
    <number:number-style style:name="N152">
      <number:number number:decimal-places="1" number:min-integer-digits="1"/>
    </number:number-style>
    <number:number-style style:name="N156P0" style:volatile="true">
      <number:number number:decimal-places="2" number:min-integer-digits="1" number:grouping="true"/>
      <number:text> € </number:text>
    </number:number-style>
    <number:number-style style:name="N156P1" style:volatile="true">
      <number:text>-</number:text>
      <number:number number:decimal-places="2" number:min-integer-digits="1" number:grouping="true"/>
      <number:text> € </number:text>
    </number:number-style>
    <number:number-style style:name="N156P2" style:volatile="true">
      <number:text> -</number:text>
      <number:number number: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number:min-integer-digits="1" number:grouping="true"/>
      <number:text> €</number:text>
    </number:number-style>
    <number:number-style style:name="N158P0" style:volatile="true">
      <number:number number:decimal-places="0" number:min-integer-digits="1" number:grouping="true"/>
      <number:text> €</number:text>
    </number:number-style>
    <number:number-style style:name="N158">
      <number:text>-</number:text>
      <number:number number:decimal-places="0" number:min-integer-digits="1" number:grouping="true"/>
      <number:text> €</number:text>
      <style:map style:condition="value()&gt;=0" style:apply-style-name="N158P0"/>
    </number:number-style>
    <number:number-style style:name="N159">
      <number:number number:decimal-places="2" number:min-integer-digits="1" number:grouping="true"/>
      <number:text> €</number:text>
    </number:number-style>
    <number:number-style style:name="N160P0" style:volatile="true">
      <number:number number:decimal-places="2" number:min-integer-digits="1" number:grouping="true"/>
      <number:text> €</number:text>
    </number:number-style>
    <number:number-style style:name="N160">
      <number:text>-</number:text>
      <number:number number:decimal-places="2" number:min-integer-digits="1" number:grouping="true"/>
      <number:text> €</number:text>
      <style:map style:condition="value()&gt;=0" style:apply-style-name="N160P0"/>
    </number:number-style>
    <number:number-style style:name="N164P0" style:volatile="true">
      <number:number number:decimal-places="0" number:min-integer-digits="1" number:grouping="true"/>
      <number:text> € </number:text>
    </number:number-style>
    <number:number-style style:name="N164P1" style:volatile="true">
      <number:text>-</number:text>
      <number:number number:decimal-places="0" number:min-integer-digits="1" number:grouping="true"/>
      <number:text> €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number:number number:decimal-places="0" number:min-integer-digits="1" number:grouping="true"/>
      <number:text>    </number:text>
    </number:number-style>
    <number:number-style style:name="N165P1" style:volatile="true">
      <number:text>-</number:text>
      <number:number number:decimal-places="0"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12" number:min-integer-digits="1" number:grouping="true"/>
      <number:text>    </number:text>
    </number:number-style>
    <number:number-style style:name="N168P1" style:volatile="true">
      <number:text>-</number:text>
      <number:number number:decimal-places="12" number:min-integer-digits="1" number:grouping="true"/>
      <number:text>    </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month number:textual="true"/>
      <number:text>-</number:text>
      <number:year/>
    </number:date-style>
    <number:number-style style:name="N170">
      <number:number number:decimal-places="5" number:min-integer-digits="1"/>
    </number:number-style>
    <number:number-style style:name="N171">
      <number:number number:decimal-places="6" number:min-integer-digits="1"/>
    </number:number-style>
    <number:number-style style:name="N172">
      <number:number number:decimal-places="3" number:min-integer-digits="1"/>
    </number:number-style>
    <number:date-style style:name="N173">
      <number:month number:style="long" number:textual="true"/>
      <number:text>-</number:text>
      <number:year/>
    </number:date-style>
    <number:percentage-style style:name="N174">
      <number:number number:decimal-places="1" number:min-integer-digits="1"/>
      <number:text>%</number:text>
    </number:percentage-style>
    <number:number-style style:name="N175">
      <number:number number:decimal-places="1" number:min-integer-digits="1" number:grouping="true"/>
    </number:number-style>
    <number:number-style style:name="N176">
      <number:number number:decimal-places="3" number:min-integer-digits="1" number:grouping="true"/>
    </number:number-style>
    <number:currency-style style:name="N178P0" style:volatile="true">
      <number:number number:decimal-places="0" number:min-integer-digits="1" number:grouping="true"/>
      <number:text> </number:text>
      <number:currency-symbol number:language="fr" number:country="FR">€</number:currency-symbol>
    </number:currency-style>
    <number:currency-style style:name="N178">
      <number:text>-</number:text>
      <number:number number:decimal-places="0" number:min-integer-digits="1" number:grouping="true"/>
      <number:text> </number:text>
      <number:currency-symbol number:language="fr" number:country="FR">€</number:currency-symbol>
      <style:map style:condition="value()&gt;=0" style:apply-style-name="N178P0"/>
    </number:currency-style>
    <number:currency-style style:name="N180P0" style:volatile="true">
      <number:number number:decimal-places="1" number:min-integer-digits="1" number:grouping="true"/>
      <number:text> </number:text>
      <number:currency-symbol number:language="fr" number:country="FR">€</number:currency-symbol>
    </number:currency-style>
    <number:currency-style style:name="N180">
      <number:text>-</number:text>
      <number:number number:decimal-places="1" number:min-integer-digits="1" number:grouping="true"/>
      <number:text> </number:text>
      <number:currency-symbol number:language="fr" number:country="FR">€</number:currency-symbol>
      <style:map style:condition="value()&gt;=0" style:apply-style-name="N180P0"/>
    </number:currency-style>
    <number:number-style style:name="N181">
      <number:number number:decimal-places="0" number:min-integer-digits="0" number:grouping="true"/>
    </number:number-style>
    <number:number-style style:name="N182">
      <number:number number: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number-style style:name="N184P0" style:volatile="true">
      <number:number number:decimal-places="0" number:min-integer-digits="0">
        <number:embedded-text number:position="14"> </number:embedded-text>
        <number:embedded-text number:position="12"> </number:embedded-text>
        <number:embedded-text number:position="10"> </number:embedded-text>
        <number:embedded-text number:position="8"> </number:embedded-text>
        <number:embedded-text number:position="5"> </number:embedded-text>
        <number:embedded-text number:position="2"> | </number:embedded-text>
      </number:number>
    </number:number-style>
    <number:number-style style:name="N184">
      <number:number number:decimal-places="0" number:min-integer-digits="0">
        <number:embedded-text number:position="12"> </number:embedded-text>
        <number:embedded-text number:position="10"> </number:embedded-text>
        <number:embedded-text number:position="8"> </number:embedded-text>
        <number:embedded-text number:position="6"> </number:embedded-text>
        <number:embedded-text number:position="3"> </number:embedded-text>
      </number:number>
      <style:map style:condition="value()&gt;=3000000000000" style:apply-style-name="N184P0"/>
    </number:number-style>
    <number:number-style style:name="N185">
      <number:number number:decimal-places="0" number:min-integer-digits="0">
        <number:embedded-text number:position="6"> </number:embedded-text>
      </number:number>
    </number:number-style>
    <number:number-style style:name="N186">
      <number:number number:decimal-places="0" number:min-integer-digits="0">
        <number:embedded-text number:position="6"> </number:embedded-text>
        <number:embedded-text number:position="4"> </number:embedded-text>
      </number:number>
    </number:number-style>
    <number:number-style style:name="N187">
      <number:text>P0</number:text>
      <number:number number:decimal-places="0" number:min-integer-digits="0">
        <number:embedded-text number:position="6"> </number:embedded-text>
        <number:embedded-text number:position="4"> </number:embedded-text>
      </number:number>
    </number:number-style>
    <number:percentage-style style:name="N188">
      <number:number number:decimal-places="5" number:min-integer-digits="1"/>
      <number:text>%</number:text>
    </number:percentage-style>
    <number:number-style style:name="N189">
      <number:number number:decimal-places="4" number:min-integer-digits="1" number:grouping="true"/>
    </number:number-style>
    <number:number-style style:name="N190">
      <number:number number:decimal-places="5" number:min-integer-digits="1" number:grouping="true"/>
    </number:number-style>
    <number:number-style style:name="N191">
      <number:number number:decimal-places="6" number:min-integer-digits="1" number:grouping="true"/>
    </number:number-style>
    <number:number-style style:name="N192">
      <number:number number:decimal-places="7" number:min-integer-digits="1" number:grouping="true"/>
    </number:number-style>
    <number:number-style style:name="N193">
      <number:number number:decimal-places="8" number:min-integer-digits="1" number:grouping="true"/>
    </number:number-style>
    <number:number-style style:name="N194">
      <number:number number:decimal-places="9" number:min-integer-digits="1" number:grouping="true"/>
    </number:number-style>
    <number:percentage-style style:name="N195">
      <number:number number:decimal-places="6" number:min-integer-digits="1"/>
      <number:text>%</number:text>
    </number:percentage-style>
    <number:percentage-style style:name="N196">
      <number:number number:decimal-places="8" number:min-integer-digits="1"/>
      <number:text>%</number:text>
    </number:percentage-style>
    <number:currency-style style:name="N5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5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07P0"/>
    </number:currency-style>
    <number:percentage-style style:name="N5108" number:language="fr" number:country="FR">
      <number:number number:decimal-places="6" number:min-integer-digits="1"/>
      <number:text>%</number:text>
    </number:percentage-style>
    <number:percentage-style style:name="N5109" number:language="fr" number:country="FR">
      <number:number number:decimal-places="7" number:min-integer-digits="1"/>
      <number:text>%</number:text>
    </number:percentage-style>
    <number:currency-style style:name="N5111P0" style:volatile="true" number:language="fr" number:country="FR">
      <number:number number:decimal-places="2" number:min-integer-digits="0" number:grouping="true"/>
      <number:text> </number:text>
      <number:currency-symbol number:language="fr" number:country="FR">€</number:currency-symbol>
    </number:currency-style>
    <number:currency-style style:name="N5111"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11P0"/>
    </number:currency-style>
    <number:currency-style style:name="N5113P0" style:volatile="true" number:language="fr" number:country="FR">
      <number:number number:decimal-places="2" number:min-integer-digits="1"/>
      <number:text> </number:text>
      <number:currency-symbol number:language="fr" number:country="FR">€</number:currency-symbol>
    </number:currency-style>
    <number:currency-style style:name="N5113" number:language="fr" number:country="FR">
      <style:text-properties fo:color="#ff0000"/>
      <number:text>-</number:text>
      <number:number number:decimal-places="2" number:min-integer-digits="1"/>
      <number:text> </number:text>
      <number:currency-symbol number:language="fr" number:country="FR">€</number:currency-symbol>
      <style:map style:condition="value()&gt;=0" style:apply-style-name="N5113P0"/>
    </number:currency-style>
    <number:currency-style style:name="N5114P0" style:volatile="true" number:language="fr" number:country="FR">
      <number:number number:decimal-places="2" number:min-integer-digits="1"/>
      <number:text> </number:text>
      <number:currency-symbol number:language="fr" number:country="FR">€</number:currency-symbol>
    </number:currency-style>
    <number:currency-style style:name="N5114" number:language="fr" number:country="FR">
      <style:text-properties fo:color="#ff0000"/>
      <number:text>-</number:text>
      <number:number number:decimal-places="2" number:min-integer-digits="1"/>
      <number:text> </number:text>
      <number:currency-symbol number:language="fr" number:country="FR">€</number:currency-symbol>
      <style:map style:condition="value()&gt;=0" style:apply-style-name="N5114P0"/>
    </number:currency-style>
    <number:date-style style:name="N10108" number:language="ja" number:country="JP">
      <number:day/>
      <number:text>/</number:text>
      <number:month/>
      <number:text>/</number:text>
      <number:year/>
    </number:date-style>
    <number:date-style style:name="N10109" number:language="ja" number:country="JP">
      <number:year number:style="long"/>
      <number:text>年</number:text>
      <number:month/>
      <number:text>月</number:text>
      <number:day/>
      <number:text>日</number:text>
    </number:date-style>
    <number:time-style style:name="N10110" number:language="ja" number:country="JP">
      <number:hours number:style="long"/>
      <number:text>時</number:text>
      <number:minutes number:style="long"/>
      <number:text>分</number:text>
      <number:seconds number:style="long"/>
      <number:text>秒</number:text>
    </number:time-style>
    <number:date-style style:name="N10111" number:language="ja" number:country="JP">
      <number:month/>
      <number:text>月</number:text>
      <number:day/>
      <number:text>日</number:text>
    </number:date-style>
    <number:date-style style:name="N10112" number:language="ja" number:country="JP">
      <number:era number:calendar="gengou"/>
      <number:year number:calendar="gengou"/>
      <number:text>.</number:text>
      <number:month number:calendar="gengou"/>
      <number:text>.</number:text>
      <number:day number:calendar="gengou"/>
    </number:date-style>
    <number:date-style style:name="N10113"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shadow="none" fo:background-color="transparent" style:scale-to="92%" style:table-centering="horizontal" style:writing-mode="lr-tb" style:print="charts drawings objects">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8-13">13/08/2006</text:date>, <text:time>18:12: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CSCE</meta:initial-creator>
    <meta:creation-date>2003-10-17T14:08:55</meta:creation-date>
    <dc:creator>Laurent FONTAINE</dc:creator>
    <dc:date>2006-08-13T18:12:08</dc:date>
    <meta:printed-by>Jacques LE MOULEC</meta:printed-by>
    <meta:print-date>2006-04-22T17:57:16</meta:print-date>
    <dc:language>fr-FR</dc:language>
    <meta:editing-cycles>1009</meta:editing-cycles>
    <meta:editing-duration>P8DT11H42M12S</meta:editing-duration>
    <meta:user-defined meta:name="Info 1"/>
    <meta:user-defined meta:name="Info 2"/>
    <meta:user-defined meta:name="Info 3"/>
    <meta:user-defined meta:name="Info 4"/>
    <meta:document-statistic meta:table-count="12" meta:cell-count="698" meta:object-count="17"/>
  </office:meta>
</office:document-meta>
</file>

<file path=Basic/Standard/Calcul_teg.xml><?xml version="1.0" encoding="utf-8"?>
<!DOCTYPE module  PUBLIC '-//OpenOffice.org//DTD OfficeDocument 1.0//EN'  'module.dtd'>
<script:module xmlns:script="http://openoffice.org/2000/script" script:name="Calcul_teg" script:language="StarBasic">REM ***********************************************
REM  
REM AUTEUR:  LAURUX LAURUX@FREESURF.FR - Octobre 2003
REM MODIFICATION : FÉVRIER-AVRIL 2006 : Intégration du tableau d'amortissement
REM Merci à Jacques Le Moulec pour la mise au point de ces macros (version 0.2c)
'^=================================================^
' ___ 
'|   |                                __       __
'|   |      __     _    _ _ _ _ _    _\  \    / /
'|   |    / __ \  | |  | |  _ _| |  | | \  \/  /
'|   |__ | |__| | | |__| | |   | |__| | /  /\   \
'|______| \ __ /|__\ __ /|_|    \ __ / /__/   \ _\
'    ____o____
'   /    |    \
'    .~. |
'    /v\ J  ****Laurent****
'   // \\| laurux@freesurf.fr
'  /(___)
'   ^   ^
'&lt;=============================Debian=GNU/Linux====&gt;
REM Cette Macro est distribuée selon les termes de la licence GPL www.fsf.org
REM *************************************************************************
REM Permission vous est donnée de modifier, triturer, d'améliorer
REM cette macro. Je l'ai suffisamment documentée afin que vous puissiez
REM en comprendre le mécanisme et utiliser certaines fonctions ou procédures 
REM dans vos propres macros
REM TESTE SOUS LINUX/DEBIAN/OPENOFFICE.ORG 2.0.x
REM ******************************************** 


REM  *****  BASIC  *****
Option Explicit

'MESSAGES D'ERREURS
CONST TEXT1 				= "Une erreur inattendue s'est produite."
CONST TEXT2					= "Erreur!"
CONST TEXT3					= "Erreur de saisie!"
CONST TEXT4					= "Erreur de date."
CONST TEXT5					= "Erreur document"
CONST TEXT6					= "Erreur de sélection!"
CONST TEXT7					= "Saisir un nombre entier."

'MESSAGES INFORMATIFS
CONST TEXT10				= "Structure du document changée! "
CONST TEXT11				= "Calcul terminé. "
CONST TEXT12				= "Vous n'avez pas saisi de remboursements dans la colonne D. "
CONST TEXT13				= "Convergence impossible. "
CONST TEXT14				= "Vérifiez les données saisies. "
CONST TEXT15				= "Revoir la fourchette de recherche. "
CONST TEXT16				= "Période = 0 "
CONST TEXT17				= "Poursuite du calcul impossible. "
CONST TEXT18				= "Le TEG est de "
CONST TEXT19				= "Fin"
CONST TEXT20				= "Annulation demandée ..."
CONST TEXT21				= "Donnez le nombre de remboursements à recopier: "
CONST TEXT22				= "Copie de cellules "
CONST TEXT23				= "Total : "
CONST TEXT24				= "Élaboration du tableau d'amortissement "
CONST TEXT25				= "Calcul en cours, patience ... "
CONST TEXT26				= "Veuillez saisir une cellule à recopier de la colonne D! "
CONST TEXT27				= "La cellule sélectionnée est vide. " 
CONST TEXT28				= "Donnez le nombre d'échéances:"
CONST TEXT29				= "Nombre d'échéances du prêt"
CONST TEXT30				= "Le montant de l'échéance est de  "


'CONSTANTES LIÉES AUX FEUILLES CREDIT ET T_A
CONST MAXLIGNES				= 400
CONST Epsilon				= 0.0000000000001 'ERREUR
CONST MAXRB					= 360 'Nombre maxi de remboursements, soit 30 ans, Faudrait être fou pour prendre plus!
CONST LigDebTA	 			= 6 '1ère ligne de remplissage du tableau T_A
CONST ColDebTA				= 0 '1ère Colonne de remplissage du tableau T_A
CONST F_CREDIT 				= "Credit"
CONST F_T_A					= "T_A"
CONST NUM_F_CREDIT			= 0
CONST NUM_F_TA				= 1

'CONSTANTES 
CONST P_MENSUEL				= "mensuel"
CONST P_BIMESTRIEL			= "bimestriel"
CONST P_TRIMESTRIEL			= "trimestriel"
CONST P_QUADRIMESTRIEL		= "quadrimestriel"
CONST P_SEMESTRIEL			= "semestriel"
CONST P_ANNUEL				= "annuel"

'CONSTANTES DE FORMATAGE
CONST ChaineFormatMonnaie	= "####0,00 [$€-40C];[RED]-###0,00 [$€-40C]" 'les nombres négatifs en rouge
CONST ChaineFormatNombre	= "0"
CONST ChaineFormatPour		= "0,0000000%"
CONST ChaineFormatDate		= "JJ/MM/AAAA"
CONST FORMATMONETAIRE		= "# ###.00 [$€]" 'Utilisé avec la fonction Format
CONST FORMATPOURCENTAGE		=  "##,##0.00%"  'Utilisé avec la fonction Format

'VARIABLES GLOBALES
PUBLIC Document				As Object 'Le document OOOcredit.sxc
PUBLIC PERIODE				As Integer 'Periodicité du crédit
PUBLIC CAP					As Double 'Capital emprunté
PUBLIC FDossier				AS Double 'Frais de Dossier
PUBLIC FDivers				AS Double 'Frais divers (frais hypothèque)
PUBLIC FTotal				AS Double 'Total des frais
PUBLIC NbEcheances			As Integer 'Nb échéances du prêt
PUBLIC NBJDec				As Integer 'Ecart entre date de mise à disposition et 1er paiement
PUBLIC Credit				As Object 'La feuille Credit
PUBLIC TabAmor				As Object 'La feuille du tableau d'amortissement
PUBLIC T_A 					As Object 'La feuille du second tableau d'amortissement
PUBLIC NBRemb 				As Long 'Nb échéances
PUBLIC REMB 				As Object 'Les remboursements
PUBLIC FVAN 'La fonction qui permet d'appeler la fonction VAN(X,Y) d'OOCalc.org
PUBLIC ARG(1) 'Arguments transmis à FVAN
PUBLIC FNBVAL
PUBLIC ZONEREMB				As Object 'Colonne Remboursement
PUBLIC NBJAN				As Integer 'Nombre de jours dans une année bancaire 360 ou 365


'Variables cellules feuille CREDIT
PUBLIC CellCapital 			As Object 'Cellule Capital emprunté 
PUBLIC CellPeriode 			As Object 'Cellule Periode
PUBLIC CellDateDispo		As Object 'Cellule Date mise à disposition des fonds
PUBLIC CellDatePaie			As Object 'Cellule Date premier paiement
PUBLIC CellEcart			As Object 'Cellule Écart
PUBLIC CellFraisDossier		As Object 'Cellule frais de dossier
PUBLIC CellFraisDivers		As Object 'Cellule autres frais
PUBLIC CellNbEcheances		As Object 'Cellule Nb échéances du prêt
PUBLIC CellNBJAN			As Object 'Cellule Nb jours année bancaire
PUBLIC CellDebRemb			As Object '1ère Cellule remboursement 
PUBLIC ZCellRemb			As Object 'Cellules de remboursement D2:D361
PUBLIC CellBI				AS Object 'Cellule borne inférieure
PUBLIC CellBS				As Object 'Cellule borne supérieure
PUBLIC CellSomRemb			As Object 'Cellule somme des remboursements
PUBLIC CellTxPer			As Object 'Cellule Taux moyen de période
PUBLIC CellTAEG				As Object 'Cellule Taux actuariel effectif global
PUBLIC CellTP				As Object 'Cellule Taux proportionnel
PUBLIC CellErreur			As Object 'Cellule erreur commise
PUBLIC ZONEREMB				As Object 'Colonne Remboursement

'Variables cellules feuille T_A
PUBLIC CellTitreCap			As Object 'Cellule contenant la chaîne "Capital"
PUBLIC CellTitreTEG			As Object 'Cellule contenat la chaîne "TEG de Période"
PUBLIC CellCap				As Object 'Cellule contenant le montant du capital emprunté amputé des frais
PUBLIC CellTx				As Object 'Cellule contenat le tax moyen de période
PUBLIC CellTitreNoMens		As Object 'Titre Colonne Numéro de la Mensualité
PUBLIC CellTitreMens		As Object 'Titre colonne montant de la mensualité
PUBLIC CellTitreInteret		As Object 'Titre Colonne Intérêts
PUBLIC CellTitrePartCap		As Object 'Titre Colonne Part du capital remboursé
PUBLIC CellTitreCapRest		As Object 'Titre Colonne Capital restant à rembourser
PUBLIC CellNoMens			As Object 'Cellule n° de la mensualité
PUBLIC CellMens				As Object 'Cellule Montant de la mensualité
PUBLIC CellInteret			As Object 'Cellule montant des intérêts
PUBLIC CellPartCap			As Object 'Cellule part du capital remboursé
PUBLIC CellCapRest			As Object 'Cellule capital restant
PUBLIC ZCellAmort			As Object 'Zone cellules amortissement
PUBLIC ZCellTA				As Object 'l'ensemble des cellules du T_A
PUBLIC CellDebCopie			As Object 'Cellule 1ère mensualité
PUBLIC ColNoMens			As Object 'Colonne mensualité

'Barre de progression
PRIVATE Dlg As Object 'Dialogue barre de progression
PRIVATE DlgModel As Object
PUBLIC BoutonFin As Object



'Autres variables communes

Dim Bold 					As Integer
Dim AligneGauche 			As Integer
Dim AligneDroite 			As Integer
Dim AligneCentre			As Integer
Dim Italic 					As Integer
Dim None 					As Integer
Dim Normal 					As Integer
Dim Ok						As Integer
Dim Annuler					As Integer
Dim CouleurTitre			As Long
Dim CouleurValeur			As Long
Dim CouleurLigneImpaire		As Long
Dim CouleurLignePaire		As Long
Dim CRAZ1					As Long 
Dim CRAZ2					As Long
Dim TX 						As Double 'TX, taux de période, est le résultat que doit trouver cette macro
Dim TACT 					As Double 'TEG actuariel annuel
Dim TP						AS Double 'TEG Proportionnel annuel
Dim D1						As Date 'Date de versement des fonds
Dim D2						As Date 'Date du 1er paiement

'*************************************
'MACRO associé au bouton Calcul TEG
'*************************************
Sub CalculTEG()

Dim BS As Double 'Borne supérieure de recherche
Dim BI As Double 'Borne inférieure de recherche
Dim TP As Double 'Taux Proportionnel
Dim N, I As Integer
Dim DlgBP As Object

Init() 'Initialisation des variables

'Teste le nb de remboursement
If NbRemb = 0 Then 
			MsgBox (TEXT2 + Chr(13) + TEXT12,16, TEXT3)
			Exit Sub
End If

'Teste le nombre de jours de l'année bancaire
NBJAN = CellNBJAN.Value
If NBJAN &lt;&gt; 365 AND NBJAN &lt;&gt; 360 Then 
	NBJAN = 365
	CellNBJAN.Value = NBJAN
End If

FVAN = CreateUnoService("com.sun.star.sheet.FunctionAccess")

CAP = CellCapital.Value

FDossier = CellFraisDossier.value
FDivers = CellFraisDivers.value
FTotal = FDossier + FDivers
'On déduit du capital les différents frais
CAP = CAP - FTotal

'PERIODE : 12 = MENSUELLE - 4 = TRIMESTRIELLE - 2 = SEMESTRIELLE...
PERIODE = CellPeriode.Value

D1 = CellDateDispo.Value
D2 = CellDatePaie.Value

'Lecture des bornes de recherche
BI = CellBI.value/PERIODE
BS = CellBS.value/PERIODE

'Vérifie si la période existe
If PERIODE = 0 Then
	MsgBox (TEXT3 + TEXT16 + Chr(13) + TEXT14,16, TEXT3)
	CellTAEG.String = TEXT2
	CellTP.String = TEXT2
	Exit Sub
End If


'Teste s'il manque l'une des deux dates
If (D1 &lt;&gt; 0 And D2 = 0) OR (D1 = 0 And D2 &lt;&gt;0) Or (D1 &gt; D2) Then
	MsgBox (TEXT4 + Chr(13) + TEXT14,16, TEXT3)
	Exit Sub
End if

'Vérifie si des dates ont été saisies pour calculer leur différence en nb de jours
If D1 &lt;&gt;0 And D2&lt;&gt;0 Then
	CellEcart.setFormula("=Days(C7;C6)") 'calcul le nombre de jours entre deux dates
	NBJDec = CellEcart.Value 
	'écart en jours entre la date du 1er remboursement théorique et 1er remboursement
	NBJDec = NBJDec - NBJAN/PERIODE 'peut engendrer un écart selon si NBJAN = 360 OU 365
	
	'CellEcart.Value = 45 'test
Else
	NBJDec = 0
	CellEcart.Value = NBJDec
End If

ARG(1) = ZCellRemb
'TX = TAUX DE PÉRIODE
TX = SECANTE(BS,BI)
TACT = (((TX+1)^PERIODE)-1) 'Taux actuariel annuel
TP = (TX*PERIODE) 'taux proportionnel annuel

'Quelques vérifications
'Il faut que TEG soit compris entre les bornes inf et sup...
If (TACT &lt; BI*PERIODE) Or (TACT &gt; BS*PERIODE) Then
	CellTAEG.String = TEXT2
	CellTP.String = TEXT2
	CEllErreur.String = TEXT2
	MsgBox (TEXT13 + TEXT14 + Chr(13) + TEXT17,16, TEXT3)
	Exit Sub
End if

'Affichage Taux de période
CellTxPer.Value = TX
'Affichage du taux actuariel
'taux en vigueur aujourd'hui
CellTAEG.Value = TACT

'Affichage du taux proportionnel
CellTP.Value = TP

'Affichage de l'erreur commise
CellErreur.Value = FC(TX)

'Affichage du TEG actuariel dans une boîte d'info
MsgBox (TEXT11 + Chr(13) + TEXT18 &amp; Format(TACT, FORMATPOURCENTAGE),64, TEXT19)

'Tableau T_A
N = 1
For i = 1 to NBRemb 
T_A.GetCellByPosition(0,i+5).Value = i
Next i

'Création Tableau d'amortissement T_A
CopieZone(Credit, T_A, CellDebRemb, CellDebCopie, NbRemb)

DialogLibraries.LoadLibrary("Standard")
Dlg = LoadDialog("Standard", "BarreProgres")
BoutonFin = Dlg.getControl("BtFin")
BoutonFin.ENABLE = False 'Désactive le Bouton Fin pendant le temps du calcul, à réactiver après
If Dlg.Execute &lt;&gt; Ok Then
	MsgBox TEXT20
	ZCellTA.ClearContents(CRAZ2)
End If

Dlg.Dispose
Document.currentController.activeSheet = T_A
End Sub

'**** FIN DE CALCULTEG ************

'**********************************
' Calcul d'une échéance
'**********************************

Sub CalculEcheance()

Dim DlgCE As Object
Dim Echeance As Double
Dim i As Double
Dim Taux As Variant


Init()

CAP = CellCapital.Value
'On déduit du capital les différents frais
FDossier = CellFraisDossier.value
FDivers = CellFraisDivers.value
FTotal = FDossier + FDivers
CAP = CAP - FTotal

'PERIODE : 12 = MENSUELLE - 4 = TRIMESTRIELLE - 2 = SEMESTRIELLE...
PERIODE = CellPeriode.Value

D1 = CellDateDispo.Value
D2 = CellDatePaie.Value

If D1 &lt;&gt;0 And D2&lt;&gt;0 Then
	CellEcart.setFormula("=Days(C7;C6)") 'calcul le nombre de jours entre deux dates
	NBJDec = CellEcart.Value 
	'écart en jours entre la date du 1er remboursement théorique et 1er remboursement
	NBJDec = NBJDec - NBJAN/PERIODE 'peut engendrer un écart selon si NBJAN = 360 OU 365
Else
	NBJDec = 0
	CellEcart.Value = NBJDec
End If

DialogLibraries.LoadLibrary("Standard")
DlgCE = LoadDialog("Standard", "DlgCE")

If DlgCE.Execute &lt;&gt; Ok Then
	DlgCE.Dispose
	Exit Sub
End If

NbEcheances = DlgCE.getControl("NbEcheances").Value
TACT = DlgCE.getControl("TEG").Value
TACT = TACT / 100
DlgCE.Dispose

i = ((1 + TACT)^(1/PERIODE)) - 1

Echeance = CAP * (i /(1 - (1 + i)^-NbEcheances))

MsgBox (TEXT11 + Chr(13) + TEXT30 &amp; Format(Echeance, FORMATMONETAIRE),64, TEXT19)

			
end Sub



'-----------------------------------------------------
'************************************
'Initialisation Variables globales  *
'************************************

Sub Init()

Dim FormatsDispo 			As Object
Dim IdFormatNombre 			As Long
Dim ParametreLocal 			As New com.sun.star.lang.Locale

'Document = ThisDocument
Set Document = StarDesktop.CurrentComponent
Set Credit = Document.sheets.getByIndex(NUM_F_CREDIT)
Set T_A = Document.sheets.getbyindex(NUM_F_TA)

'Vérifier si le nom des feuilles à changer
If T_A.Name &lt;&gt; F_T_A Or Credit.Name &lt;&gt; F_Credit Then
	MsgBox (TEXT2 + Chr(13) + TEXT10,16, TEXT5)
	Stop
End If

Bold 				= com.sun.star.awt.FontWeight.BOLD
Normal 				= com.sun.star.awt.FontWeight.NORMAL
Italic 				= com.sun.star.awt.FontSlant.ITALIC
None 				= com.sun.star.awt.FontSlant.NONE
AligneGauche 		= com.sun.star.table.CellHoriJustify.LEFT
AligneDroite 		= com.sun.star.table.CellHoriJustify.RIGHT
AligneCentre		= com.sun.star.table.CellHoriJustify.CENTER
Ok					= com.sun.star.ui.dialogs.ExecutableDialogResults.OK
Annuler				= com.sun.star.ui.dialogs.ExecutableDialogResults.CANCEL

'Initialisation variables cellules Feuille CREDIT
CellCapital 		= Credit.GetCellRangeByName("C2")
CellBI 				= Credit.GetCellRangeByName("C3")
CellBS				= Credit.GetCellRangeByName("C4")
CellPeriode 		= Credit.GetCellRangeByName("C5")
CellDateDispo 		= Credit.GetCellRangeByName("C6")
CellDatePaie 		= Credit.GetCellRangeByName("C7")
CellEcart			= Credit.GetCellRangeByName("C8")
CellFraisDossier	= Credit.GetCellRangeByName("C10")
CellFraisDivers 	= Credit.GetCellRangeByName("C11")
CellNBJAN			= Credit.GetCellRangeByName("C16")
CellDebRemb 		= Credit.GetCellRangeByName("D2")
ZCellRemb 			= Credit.GetCellRangeByPosition(3,1,3, MAXRB + 1)
NbRemb 				= ZCellRemb.computeFunction(com.sun.star.sheet.GeneralFunction.COUNTNUMS)
ZCellRemb 			= Credit.GetCellRangeByPosition(3,1,3,NBRemb+1) 'D2:DXXX
CellSomRemb			= Credit.GetCellRangeByName("C14")
CellTxPer			= Credit.GetCellRangeByName("C21")
CellTAEG			= Credit.GetCellRangeByName("C22")
CellTP				= Credit.GetCellRangeByName("C23")
CellErreur			= Credit.GetCellRangeByName("C25")

CellSomRemb.setFormula("=SUM(Remb)")

'Initialisation des variables cellules feuille T_A
CellTitreCap 		= T_A.GetCellRangeByName("A1")
CellTitreTEG		= T_A.GetCellRangeByName("A2")
CellCap 			= T_A.GetCellRangeByName("B1")
CellTx				= T_A.GetCellRangeByName("B2")
CellTitreNoMens 	= T_A.GetCellRangeByName("A4")
CellTitreMens 		= T_A.GetCellRangeByName("B4")
CellTitreInteret	= T_A.GetCellRangeByName("C4")
CellTitrePartCap 	= T_A.GetCellRangeByName("D4")
CellTitreCapRest	= T_A.GetCellRangeByName("E4")
CellNoMens 			= T_A.GetCellRangeByName("A7")
CellMens			= T_A.GetCellRangeByName("B7")
CellDebCopie		= T_A.GetCellRangeByName("B7")
CellInteret 		= T_A.GetCellRangeByName("C7")
CellPartCap 		= T_A.GetCellRangeByName("D7")
CellCapRest			= T_A.GetCellRangeByName("E7")
ZCellAmort 			= T_A.getCellRangeByPosition(ColDebTA + 1, LigDebTA, ColDebTA + 4, MAXRB+7)
ZCellTA				= T_A.getCellRangeByPosition(0,0,5,MAXLIGNES) 'Tout la feuille
ColNoMens			= T_A.getCellRangeByPosition(ColDebTA,LigDebTA, ColDebTA,NBRemb+7)

ZCellTA.ClearContents(CRAZ2)
Effacer_TA() 'efface la feuille T_A
'Préparation format  pour certaines cellules
ParametreLocal.Language	= "fr"
ParametreLocal.Country 	= "FR"
FormatsDispo 			= Document.NumberFormats


'Monnaie
IdFormatNombre			= FormatsDispo.queryKey(ChaineFormatMonnaie, ParametreLocal, False)
If IdFormatNombre 	= -1 Then
	IdFormatNombre	= FormatsDispo.addNew(ChaineFormatMonnaie, ParametreLocal)
End If

ZCellAmort.NumberFormat = IdFormatNombre

'Pourcentage %	
IdFormatNombre			= FormatsDispo.queryKey(ChaineFormatPour, ParametreLocal, False)
If IdFormatNombre 	= -1 Then
	IdFormatNombre	= FormatsDispo.addNew(ChaineFormatPour, ParametreLocal)
End If

CellTxPer.NumBerFormat = IdFormatNombre
CellTx.NumberFormat = IdFormatNombre

'Date
IdFormatNombre			= FormatsDispo.queryKey(ChaineFormatDate, ParametreLocal, False)
If IdFormatNombre 	= -1 Then
	IdFormatNombre	= FormatsDispo.addNew(ChaineFormatDate, ParametreLocal)
End If

CellDateDispo.NumberFormat = IdFormatNombre
CellDatePaie.NumberFormat = IdFormatNombre

'Nombre
IdFormatNombre			= FormatsDispo.queryKey(ChaineFormatNombre, ParametreLocal, False)
If IdFormatNombre 	= -1 Then
	IdFormatNombre	= FormatsDispo.addNew(ChaineFormatNombre, ParametreLocal)
End If
ColNoMens.NumberFormat = IdFormatNombre

CouleurTitre 		= RGB(166, 168, 194)
CouleurValeur 		= RGB(240, 250, 125)
CouleurLigneImpaire	= RGB(180, 200, 210)
CouleurLignePaire	= RGB(240, 250, 125)

CRAZ1 = com.sun.star.sheet.CellFlags.STRING + _
		 com.sun.star.sheet.CellFlags.VALUE + _
		  com.sun.star.sheet.CellFlags.DATETIME+ _
		  	com.sun.star.sheet.CellFlags.FORMULA
		 	'com.sun.star.sheet.CellFlags.HARDATTR

CRAZ2 =  com.sun.star.sheet.CellFlags.STRING + _
		com.sun.star.sheet.CellFlags.Value + _
		 com.sun.star.sheet.CellFlags.DATETIME + _
		 	com.sun.star.sheet.CellFlags.HARDATTR + _
		 	 	com.sun.star.sheet.CellFlags.FORMULA

End Sub
'Fin Initialisation

'---------------------------------------------------

'******** MACRO RECOPIE ******************
' Permet de recopier en colonne D des remboursements
' Il faut être positionné sur la cellule à recopier

Sub Recopie()
Dim NbCellRecopie As String 
Dim j As Integer 'Nombre de cellules à recopier
Dim i As Integer 'pour la boucle
Dim COL As Integer 'Numéro de la colonne (à partir de 0)
Dim LIG As Integer 'Numéro de ligne (à partir de 0)
Dim Rb As Single 'Valeur du Remboursement à recopier

'Document = ThisComponent
'Credit = Document.sheets.getbyindex(NUM_F_CREDIT)

Init()
'Boîte de dialogue pour récupérer le nombre de cellules
'remboursements à recopier
'La valeur récupérée est de type String
NbCellRecopie = Inputbox(TEXT21, TEXT22,"")

'Transforme String en nombre si sTexte contient effectivement un nombre
j = VAL(NbCellRecopie)

'Récupére le numéro de la colonne 
'Attention à partir de 0
COL = Document.CurrentSelection.CellAddress.Column

'Récupère le numéro de la ligne
'Attention à partir de 0
LIG = Document.CurrentSelection.CellAddress.Row

'Effectue quelques contrôles, faut bien justifier la macro
'Colonne D bien sélectionnée?
' et Ligne &gt;= 1 et &lt; 360,
If (COL &lt;&gt; 3) OR (LIG = 0) OR (LIG &gt;MAXRB + 1)  Then
	MsgBox (TEXT26,16, TEXT2)
			Exit Sub
End If

If Credit.GetCellByPosition(COL, LIG).Value = 0 Then
		MsgBox (TEXT27,16, TEXT5)
			Exit Sub
End If
	
Document.LockControllers 'Fige l'affichage
'Début de la recopie
' à partir de la cellule Dn +1 si Dn sélectionnée
For i = LIG+1  To LIG+j
	Credit.GetCellByPosition(3,i).Value = Credit.GetCellByPosition(COL, LIG).Value
Next i
Document.UnLockControllers 'débloque l'affichage

End Sub

'****** Fin de Recopie()*********
'------------------------------------------------------------------------------

'***********************************
' Copie d'une zone vers une autre  *
'***********************************


Sub CopieZone(FeuilleD As Object, FeuilleA As Object, CellDepart As Object, CellArrivee As Object, NbCell As Integer)
Dim i As Integer
Dim ColD As Integer 'N° Colonne Cellule départ
Dim LigD As Integer 'N° Ligne Cellule départ

Dim ColA As Integer 'N° Colonne Cellule arrivée
Dim LigA As Integer 'N° Ligne Cellule arrivée


ColD = CellDepart.CellAddress.Column 'N° colonne
LigD = CellDepart.CellAddress.ROW 'N° Ligne

ColA = CellArrivee.CellAddress.Column 'N° colonne
LigA = CellArrivee.CellAddress.ROW 'N° Ligne

For i = 0 TO NbCell - 1 
	FeuilleA.getCellByPosition(ColA, LigA + i).Value = FeuilleD.getCellByPosition(ColD, LigD + i).Value
Next i


End Sub
'--------------------------------------------------------------------------------
'**************************************** 
'ARRET MACRO 							*
'ARRETE LE DEROULEMENT D'UNE MACRO		*
'EN CAS D'ERREUR OU DE BOUCLE INFINIE	*
'****************************************
 
Sub Arrete()
Dim REP As Integer
REP = MsgBox ("Arrêter le déroulement de la macro?",1 + 128, "Arrêt macro")
If REP = 1 Then
        Stop
End If

End Sub

'******** FIN ARRET MACRO ********

'---------------------------------------------------------------------------------

'******************************************************** 
'FONCTION SECANTE										*
' TROUVE LE ZERO D'UNE FONCTION F(X)					*
' PASSAGE DES PARAMETRES PAR VALEURS					*
' SI PAR IDNAVERTANCE BI ET BS SE TROUVENT INVERSER		*
' DANS LA FEUILLE CREDIT								*
'********************************************************


Function SECANTE(ByVal BS, ByVal BI) As Double
DIM A As Double, B As Double
DIM FA As Double, FB As Double
DIM X0 As Double, X As Double
A = BS
B = BI
FA = FC(A)
FB = FC(B)
X = (B*FA-A*FB)/(FA-FB)

IF FC(X)&lt; 0 Then
	A = B
	FA = FB
End If

DO
	X0 = X
	X = (A*FC(X0)-X0*FA)/(FC(X0)-FA)
Loop While (Abs(X-X0)&gt; Epsilon)

SECANTE = X
End Function

'******FIN FONCTION SECANTE *********
'--------------------------------------------------------------------

'************************************************
'FONCTION FC									*
' LE COEUR DE LA MACRO							*
' CALCUL LA DIFFERENCE ENTRE LA FONCTION VAN	*
' ET LA FORMULE QUI PERMET DE CALCULER LE CREDIT*
' VOIR DECRET 2002-627							*
' RECOIT UN PARAMETRE CENSÉ						*
' REPRÉSENTÉ UN TAUX							*
'PASSAGE DU PARAMETRE PAR REFERENCE				*
'LA FONCTION NE MODIFIE PAS LE PARAMETRE 		*
'************************************************
Function FC(Y As Double) As Double

DIM VAN As Double
 
ARG(0) = Y
'NPV est la fonction anglaise équivalente à VAN(TAUX%,PAIEMENTS)
'VAN calcule la valeur actuelle nette (VAN) d'un ensemble de paiements
'à un taux déterminé

VAN = FVAN.CallFunction("NPV",ARG())
FC = VAN - CAP*(1+Y)^((NBJDec*PERIODE)/NBJAN)

End Function

'**** FIN DU Calcul ****
'--------------------------------------------------------------------
'******************************** 
'RAZ DES CELLULES				*
'Efface le contenu des cellules *
'du formulaire					*
'********************************

Sub RAZ()

Init()

Document.LockControllers 'Fige l'affichage

CellCapital.ClearContents(CRAZ1)
CellPeriode.Value = 12
CellDateDispo.ClearContents(CRAZ1)
CellDatePaie.ClearContents(CRAZ1)
CellFraisDossier.ClearContents(CRAZ1)
CellFraisDivers.ClearContents(CRAZ1)
CellSomRemb.ClearContents(CRAZ1)
CellTxPer.ClearContents(CRAZ1)
CellTAEG.ClearContents(CRAZ1) 
CellTxPer.ClearContents(CRAZ1)
CellTP.ClearContents(CRAZ1)
CellTP.ClearContents(CRAZ1)
CellErreur.ClearContents(CRAZ1)
CellErreur.ClearContents(CRAZ1)

' Efface les cellules D2 à D361
ZCellREMB.ClearContents(CRAZ1)
'Efface la feuille T_A
ZCellTA.ClearContents(CRAZ2)

Document.UnLockControllers

End Sub

'**** FIN DE RAZ *******


'**************************************
'Effacer_Remb
'Efface la colonne des remboursements
'**************************************
Sub Effacer_Remb()

Init()

Document.LockControllers 'Fige l'affichage
' Efface les cellules D2 à D361
ZCellREMB.ClearContents(CRAZ1)
Document.UnLockControllers

End Sub

'**** FIN DE Effacer_Remb *******

'*****************************
'Effacer_TA
'efface la feuille T_A
'*****************************

Sub Effacer_TA()
'Efface la feuille T_A
ZCellTA.ClearContents(CRAZ2)

End Sub

'**** Fin Effacer_TA *****


'************************************
' CREATION TABLEAU AMORTISSEMENT	*
'************************************
Sub RemplitTabAmor()

Dim i As Integer, Lig As Integer, Col As Integer
Dim Formule As String
Dim CellCourante As Object
Dim B As String, C As String, D As String, E As String, E_1 As String
Dim LigneCourante As Object
Dim BoutonCreer As Object
Dim BoutonFin As Object
Dim ChampBP As Object
Dim Inc As Double
Dim VC As Double 'Valeur courante de la barre
Dim Interet As Double 'Intérêt première échéance
Dim TJ As Double 'Taux journalier
Dim Cap_Net As Double 'Capital amputé des frais de dossier
Dim Cap_Reel As Double 'Capital net actualisé en cas de décalage de la 1ère échéance


'Création du bouton Terminé
Dim DlgModel As Object
Dim BoutonModel As Object

'Le capital net est le capital amputé des frais bancaires
Cap_Net = Cellcapital.Value - CellFraisDossier.Value

Inc = 100 / (NbRemb - 1) 'Valeur de l'incrément de la barre 
Dlg.Model.Title = TEXT24
Dlg.getControl("Label1").Model.Label = TEXT25

BoutonCreer = Dlg.getControl("BtCreer")
'BoutonFin = Dlg.getControl("BtFin")
BoutonCreer.ENABLE = False 'Désactive le Bouton Creer après lancement de la création du tableau
'BoutonFin.ENABLE = False 'Désactive le Bouton Fin pendant le temps du calcul, à réactiver après
ChampBP = Dlg.getControl("Barre")
VC = ChampBP.Value 'Récupère la valeur courante de la barre

'Cellule C8 (2, 7)
Lig = LigDebTA
Col = ColDebTA

FormatageTableau()

CellTitreCap.String = "Capital :"
CellCap.Value = Cap_Net 

CellTitreTEG.String = "Taux de Période :"

CellTx.Value = CellTxPer.Value

'Titre des colonnes
CellTitreNoMens.String = "N° mensualité"
CellTitreMens.String = "Mensualités"
CellTitreInteret.String = "Intérêts"
CellTitrePartCap.String = "Part capital Remb."
CellTitreCapRest.String = "Capital restant"

'Calcul du capital réel 
Cap_Reel = Cap_Net * (1 + TX)^(NBJDec/(NBJAN/12*(12/PERIODE)))

'Traitement de la 1ère ligne du tableau d'amortissement échéance n°1
LigneCourante = T_A.getCellRangeByPosition(Col, Lig, Col + 4, Lig) '1ère ligne du tableau
FormatageCellule(LigneCourante, 10, None, None, AligneCentre, CouleurLigneImpaire)
CellCourante = T_A.getCellByPosition(Col + 2, Lig)

'CellCourante.setFormula("=IF(B7&gt;0;ROUND(B1*" &amp;Str(Dec) &amp; ";2);""""""")
CellCourante.setFormula("=IF(B7&lt;&gt;"""";B2*" &amp;Str(Cap_Reel) &amp; ");""""""")
CellCourante = T_A.getCellByPosition(Col + 3, Lig)
'CellCourante.setFormula("=IF(B7&gt;0;ROUND(B7-C7;2);""""""")
CellCourante.setFormula("=IF(B7&lt;&gt;"""";B7-C7;""""""")
CellCourante = T_A.getCellByPosition(Col + 4, Lig)
'CellCourante.setFormula("=IF(B7&gt;0;ROUND(B1-D7;2);""""""")
CellCourante.setFormula("=IF(B7&lt;&gt;"""";" &amp;Str(Cap_Reel) &amp; "-D7;""""""")
FormatageCellule(CellCourante, 10, Bold, None, AligneDroite)

Lig = Lig + 1 '2ème ligne du tableau
Col = Col + 2 'Passe à la 3ème colonne (C)
 
FOR i = 8 TO NbRemb + Lig - 1
	B = "B" &amp; Trim(Str(i)) 'Trim supprime les espaces
	C = "C" &amp; Trim(Str(i))
	D = "D" &amp; Trim(Str(i))
	E = "E" &amp; Trim(Str(i))
	E_1 = "E" &amp; Trim(Str(I-1))
	LigneCourante = T_A.getCellRangeByPosition(0, Lig, 4, Lig)
	If i mod 2 = 0 Then
		FormatageCellule(LigneCourante, 10, None, None, AligneCentre, CouleurLignePaire)
	Else
		FormatageCellule(LigneCourante, 10, None, None, AligneCentre, CouleurLigneImpaire)
	End If
	'Formule = "=IF(" &amp; B &amp; "&gt;0;ROUND(" &amp; E_1 &amp; "*$B$2;2);"""""""
	Formule = "=IF(" &amp; B &amp; "&lt;&gt;"""";" &amp; E_1 &amp; "*$B$2;"""""""
	CellCourante = T_A.getCellByPosition(Col, Lig) 'Cellule colonne C
	CellCourante.setFormula(Formule)
	FormatageCellule(CellCourante, 10, None, None, AligneCentre)
	
	'Formule = "=IF(" &amp; B &amp; "&gt;0;ROUND(" &amp; B &amp; "-" &amp; C &amp;  ";2);"""""""
	Formule = "=IF(" &amp; B &amp; "&lt;&gt;"""";" &amp; B &amp; "-" &amp; C &amp;  ";"""""""
	CellCourante = T_A.getCellByPosition(Col+1, Lig) 'Cellule colonne D
	CellCourante.setFormula(Formule)
	FormatageCellule(CellCourante, 10, None, None, AligneCentre)
	
	'Formule = "=IF(" &amp; B &amp; "&gt;0;ROUND(" &amp; E_1 &amp; "-" &amp; D &amp; ";2);"""""""
	Formule = "=IF(" &amp; B &amp; "&lt;&gt;"""";" &amp; E_1 &amp; "-" &amp; D &amp; ";"""""""
	CellCourante = T_A.getCellByPosition(Col+2, Lig) 'Cellule Colonne E
	CellCourante.setFormula(Formule)
	FormatageCellule(CellCourante, 10, Bold, None, AligneDroite)
	Lig = Lig + 1
	
	'Incrémente la barre de progression
	VC = VC + Inc
	ChampBP.Value = VC
Next i

'Réinitialisation des n° de ligne et colonne
Lig = LigDebTA '6
Col = ColDebTA '0

'Insertion formules en fin de tableau
'Colonne A : Total
CellCourante =  T_A.getCellByPosition(Col, Lig  + NbRemb + 1)
CellCourante.STRING = TEXT23

'Colonne B : Somme de la colonne Mensualités
Formule = "=SUM(B" &amp; Trim(Str(Lig + 1)) &amp; ":B" &amp; Trim(Str(Lig + NbRemb))
CellCourante = T_A.getCellByPosition(Col+1, Lig  + NbRemb + 1)
CellCourante.setFormula(Formule)

'Colonne C : Somme de la colonne des intérêts versés
Formule = "=SUM(C" &amp; Trim(Str(Lig + 1)) &amp; ":C" &amp; Trim(Str(Lig + NbRemb))
CellCourante = T_A.getCellByPosition(Col+2, Lig  + NbRemb + 1)
CellCourante.setFormula(Formule)

'Colonne D : Somme de la colonne de la part du capital remboursé
Formule = "=SUM(D" &amp; Trim(Str(Lig)) &amp; ":D" &amp; Trim(Str(Lig + NbRemb))
CellCourante = T_A.getCellByPosition(Col+3, Lig  + NbRemb + 1)
CellCourante.setFormula(Formule)

'Formatage de la dernière ligne du tableau
LigneCourante = T_A.getCellRangeByPosition(Col, Lig + NbRemb + 1, Col + 5, Lig + NbRemb + 1)
FormatageCellule(LigneCourante, 10, Bold, None, AligneCentre)


Dlg.getControl("Label1").Model.Label = "Tableau terminé !"
'Dlg.getControl("BoutonOk").Model.Label = "Terminé"
'Dlg.endExecute
BoutonFin = Dlg.getControl("BtFin")

BoutonFin.Enable = True 'Réactive le bouton Fin

'Document.UnLockControllers

End Sub

'****** FIN TABLEAU AMORTISSEMENT ****************
'-----------------------------------------------------------

'************************
'Formatage des cellules *
'************************

Sub FormatageCellule(Cellule As Object,_
					Taille As Integer,_
					Gras As Integer,_
					Italic As Integer,_
					Aligne As Integer,_
					Optional Couleur As Long )
					
If IsMissing(Couleur) Then 
	Couleur = Cellule.CellBackColor
End If

With Cellule
	.CharHeight = Taille
	.CharWeight = Gras
	.CharPosture = Italic
	.HoriJustify = Aligne
	.CellBackColor = Couleur
	
End With

End Sub

'***** FIN FormatageCellule*****

'--------------------------------------------------------------------

'****************************
'Formatage des tableaux		*
'****************************

Sub FormatageTableau()

FormatageCellule (CellTitreCap, 10, Bold, None, AligneDroite, CouleurTitre)
FormatageCellule (CellTitreTEG, 10, Bold, None, AligneDroite, CouleurTitre)
FormatageCellule (CellCap, 10, None, None, AligneDroite, CouleurValeur)
FormatageCellule (CellTX, 10, None, None, AligneDroite, CouleurValeur)
FormatageCellule (CellTitreNoMens, 10, Bold, None, AligneCentre, CouleurTitre)
FormatageCellule (CellTitreMens, 10, Bold, None, AligneCentre, CouleurTitre)
FormatageCellule (CellTitreInteret, 10, Bold, None, AligneCentre, CouleurTitre)
FormatageCellule (CellTitrePartCap, 10, Bold, None, AligneCentre, CouleurTitre)
FormatageCellule (CellTitreCapRest, 10, Bold, None, AligneCentre, CouleurTitre)

End Sub
'****** Fin Formatage ***********************

'--------------------------------------------------------------------

Function LoadDialog (Libname as String, DialogName as String, Optional LibContainer)
	Dim Lb As Object
	Dim LibDialog As Object
	Dim RuntimeDialog as Object
If IsMissing(LibContainer ) then
LibContainer = DialogLibraries
End If
LibContainer.LoadLibrary(LibName)
Lb = LibContainer.GetByName(Libname)
LibDialog = Lb.GetByName(DialogName)
RuntimeDialog = CreateUnoDialog(LibDialog)
LoadDialog() = RuntimeDialog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ul_teg"/>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BarreProgres.xml><?xml version="1.0" encoding="utf-8"?>
<!DOCTYPE window  PUBLIC '-//OpenOffice.org//DTD OfficeDocument 1.0//EN'  'dialog.dtd'>
<dlg:window xmlns:dlg="http://openoffice.org/2000/dialog" xmlns:script="http://openoffice.org/2000/script" dlg:id="BarreProgres" dlg:left="173" dlg:top="112" dlg:width="182" dlg:height="68" dlg:closeable="true" dlg:moveable="true" dlg:title="Calcul en cours ...">
  <dlg:bulletinboard>
    <dlg:text dlg:id="Label1" dlg:tab-index="4" dlg:left="13" dlg:top="4" dlg:width="124" dlg:height="20" dlg:value="Cliquer sur Créer pour lancer la création &#10;du tableau d'amortissement"/>
    <dlg:progressmeter dlg:id="Barre" dlg:tab-index="3" dlg:left="13" dlg:top="31" dlg:width="163" dlg:height="12"/>
    <dlg:button dlg:id="BtCreer" dlg:tab-index="0" dlg:left="19" dlg:top="50" dlg:width="45" dlg:height="15" dlg:default="true" dlg:value="Créer">
      <script:event script:event-name="on-performaction" script:macro-name="vnd.sun.star.script:Standard.Calcul_teg.RemplitTabAmor?language=Basic&amp;location=document" script:language="Script"/>
    </dlg:button>
    <dlg:button dlg:id="BtFin" dlg:tab-index="1" dlg:left="70" dlg:top="50" dlg:width="45" dlg:height="15" dlg:value="Fin" dlg:button-type="ok"/>
    <dlg:button dlg:id="BtAnnuler" dlg:tab-index="2" dlg:left="128" dlg:top="50" dlg:width="45" dlg:height="15" dlg:value="Annuler" dlg:button-type="cancel"/>
  </dlg:bulletinboard>
</dlg:window>
</file>

<file path=Dialogs/Standard/DlgCE.xml><?xml version="1.0" encoding="utf-8"?>
<!DOCTYPE window  PUBLIC '-//OpenOffice.org//DTD OfficeDocument 1.0//EN'  'dialog.dtd'>
<dlg:window xmlns:dlg="http://openoffice.org/2000/dialog" xmlns:script="http://openoffice.org/2000/script" dlg:id="DlgCE" dlg:left="178" dlg:top="137" dlg:width="182" dlg:height="139" dlg:closeable="true" dlg:moveable="true" dlg:title="Calcul d'une échéance">
  <dlg:styles>
    <dlg:style dlg:style-id="0" dlg:background-color="0xffffcc" dlg:font-name="Arial" dlg:font-height="10" dlg:font-stylename="Italique" dlg:font-family="swiss"/>
    <dlg:style dlg:style-id="1" dlg:background-color="0xffffcc" dlg:font-name="Arial" dlg:font-height="10" dlg:font-stylename="Normal" dlg:font-family="swiss"/>
    <dlg:style dlg:style-id="2" dlg:font-name="Arial" dlg:font-height="10" dlg:font-stylename="Gras" dlg:font-family="swiss" dlg:font-weight="150"/>
    <dlg:style dlg:style-id="3" dlg:font-name="Arial" dlg:font-stylename="Normal" dlg:font-family="swiss"/>
  </dlg:styles>
  <dlg:bulletinboard>
    <dlg:text dlg:style-id="0" dlg:id="Label1" dlg:tab-index="3" dlg:left="5" dlg:top="20" dlg:width="91" dlg:height="14" dlg:value="Nombre d'échéances du prêt"/>
    <dlg:text dlg:style-id="1" dlg:id="Label2" dlg:tab-index="5" dlg:left="5" dlg:top="70" dlg:width="93" dlg:height="14" dlg:value="Taux Effectif Global du prêt&#10;"/>
    <dlg:button dlg:id="BoutonOK" dlg:tab-index="2" dlg:left="40" dlg:top="115" dlg:width="40" dlg:height="20" dlg:value="Valider" dlg:button-type="ok"/>
    <dlg:button dlg:id="BoutonAnnuler" dlg:tab-index="4" dlg:left="100" dlg:top="115" dlg:width="40" dlg:height="20" dlg:value="Annuler" dlg:button-type="cancel"/>
    <dlg:text dlg:style-id="2" dlg:id="Label3" dlg:tab-index="6" dlg:left="8" dlg:top="5" dlg:width="150" dlg:height="10" dlg:value="Merci de saisir les informations suivantes"/>
    <dlg:fixedline dlg:id="FixedLine1" dlg:tab-index="7" dlg:left="2" dlg:top="61" dlg:width="175" dlg:height="4"/>
    <dlg:text dlg:style-id="3" dlg:id="Label4" dlg:tab-index="8" dlg:left="3" dlg:top="41" dlg:width="154" dlg:height="14" dlg:value="Le nombre d'échéances est un entier compris entre 1 et 360"/>
    <dlg:text dlg:id="Label5" dlg:tab-index="9" dlg:left="3" dlg:top="90" dlg:width="158" dlg:height="16" dlg:value="Le Taux Effectif Global est un nombre décimal &#10;au format pourcentage (ex.: 7,785) compris entre 0 et 25%"/>
    <dlg:numericfield dlg:id="NbEcheances" dlg:tab-index="0" dlg:left="120" dlg:top="20" dlg:width="30" dlg:height="15" dlg:strict-format="true" dlg:decimal-accuracy="0" dlg:value-min="1" dlg:value-max="360"/>
    <dlg:numericfield dlg:id="TEG" dlg:tab-index="1" dlg:left="120" dlg:top="70" dlg:width="30" dlg:height="15" dlg:strict-format="true" dlg:decimal-accuracy="3" dlg:value-min="0" dlg:value-max="25"/>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BarreProgres"/>
  <library:element library:name="DlgC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